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1">
      <style:paragraph-properties fo:text-align="justify" style:justify-single-word="false"/>
    </style:style>
    <style:style style:name="P60" style:family="paragraph" style:parent-style-name="Heading_20_1">
      <style:paragraph-properties fo:break-before="page"/>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7.0602in" style:type="right" style:leader-style="dotted" style:leader-text="."/>
        </style:tab-stops>
      </style:paragraph-properties>
    </style:style>
    <style:style style:name="P63" style:family="paragraph" style:parent-style-name="Contents_20_2">
      <style:paragraph-properties>
        <style:tab-stops>
          <style:tab-stop style:position="6.8839in" style:type="right"/>
        </style:tab-stops>
      </style:paragraph-properties>
    </style:style>
    <style:style style:name="P64" style:family="paragraph" style:parent-style-name="Table_20_Contents">
      <style:paragraph-properties fo:text-align="justify" style:justify-single-word="false"/>
    </style:style>
    <style:style style:name="P65" style:family="paragraph" style:parent-style-name="Index_20_1">
      <style:paragraph-properties>
        <style:tab-stops>
          <style:tab-stop style:position="7.0807in" style:type="right"/>
        </style:tab-stops>
      </style:paragraph-properties>
    </style:style>
    <style:style style:name="P66" style:family="paragraph" style:parent-style-name="Index_20_Separator">
      <style:paragraph-properties>
        <style:tab-stops/>
      </style:paragraph-properties>
    </style:style>
    <style:style style:name="P67" style:family="paragraph" style:parent-style-name="Text_20_body" style:master-page-name="Standard">
      <style:paragraph-properties style:page-number="auto"/>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3">
      <style:paragraph-properties fo:text-align="justify" style:justify-single-word="false"/>
    </style:style>
    <style:style style:name="P71" style:family="paragraph" style:parent-style-name="Text_20_body" style:list-style-name="L5">
      <style:paragraph-properties fo:text-align="justify" style:justify-single-word="false"/>
    </style:style>
    <style:style style:name="P72" style:family="paragraph" style:parent-style-name="Text_20_body" style:list-style-name="L1">
      <style:paragraph-properties fo:text-align="justify" style:justify-single-word="false"/>
    </style:style>
    <style:style style:name="P73" style:family="paragraph" style:parent-style-name="Text_20_body" style:list-style-name="L8">
      <style:paragraph-properties fo:text-align="justify" style:justify-single-word="false"/>
    </style:style>
    <style:style style:name="P74" style:family="paragraph" style:parent-style-name="Text_20_body" style:list-style-name="L10">
      <style:paragraph-properties fo:text-align="justify" style:justify-single-word="false"/>
    </style:style>
    <style:style style:name="P75" style:family="paragraph" style:parent-style-name="Text_20_body" style:list-style-name="L11">
      <style:paragraph-properties fo:text-align="justify" style:justify-single-word="false"/>
    </style:style>
    <style:style style:name="P76" style:family="paragraph" style:parent-style-name="Text_20_body" style:list-style-name="L13">
      <style:paragraph-properties fo:text-align="justify" style:justify-single-word="false"/>
    </style:style>
    <style:style style:name="P77" style:family="paragraph" style:parent-style-name="Text_20_body" style:list-style-name="L14">
      <style:paragraph-properties fo:text-align="justify" style:justify-single-word="false"/>
    </style:style>
    <style:style style:name="P78" style:family="paragraph" style:parent-style-name="Text_20_body" style:list-style-name="L15">
      <style:paragraph-properties fo:text-align="justify" style:justify-single-word="false"/>
    </style:style>
    <style:style style:name="P79" style:family="paragraph" style:parent-style-name="Text_20_body" style:list-style-name="L16">
      <style:paragraph-properties fo:text-align="justify" style:justify-single-word="false"/>
    </style:style>
    <style:style style:name="P80" style:family="paragraph" style:parent-style-name="Text_20_body" style:list-style-name="L17">
      <style:paragraph-properties fo:text-align="justify" style:justify-single-word="false"/>
    </style:style>
    <style:style style:name="P81" style:family="paragraph" style:parent-style-name="Text_20_body" style:list-style-name="L18">
      <style:paragraph-properties fo:text-align="justify" style:justify-single-word="false"/>
    </style:style>
    <style:style style:name="P82" style:family="paragraph" style:parent-style-name="Text_20_body" style:list-style-name="L19">
      <style:paragraph-properties fo:text-align="justify" style:justify-single-word="false"/>
    </style:style>
    <style:style style:name="P83" style:family="paragraph" style:parent-style-name="Text_20_body" style:list-style-name="L20">
      <style:paragraph-properties fo:text-align="justify" style:justify-single-word="false"/>
    </style:style>
    <style:style style:name="P84" style:family="paragraph" style:parent-style-name="Text_20_body" style:list-style-name="L21">
      <style:paragraph-properties fo:text-align="justify" style:justify-single-word="false"/>
    </style:style>
    <style:style style:name="P85" style:family="paragraph" style:parent-style-name="Text_20_body" style:list-style-name="L22">
      <style:paragraph-properties fo:text-align="justify" style:justify-single-word="false"/>
    </style:style>
    <style:style style:name="P86" style:family="paragraph" style:parent-style-name="Text_20_body" style:list-style-name="L23">
      <style:paragraph-properties fo:text-align="justify" style:justify-single-word="false"/>
    </style:style>
    <style:style style:name="P87" style:family="paragraph" style:parent-style-name="Text_20_body" style:list-style-name="L4"/>
    <style:style style:name="P88" style:family="paragraph" style:parent-style-name="Text_20_body" style:list-style-name="L5"/>
    <style:style style:name="P89" style:family="paragraph" style:parent-style-name="Text_20_body" style:list-style-name="L6"/>
    <style:style style:name="P90" style:family="paragraph" style:parent-style-name="Text_20_body" style:list-style-name="L7"/>
    <style:style style:name="P91" style:family="paragraph" style:parent-style-name="Text_20_body" style:list-style-name="L9"/>
    <style:style style:name="P92"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20147920" text:id="ct220147920">
          <text:insertion>
            <office:change-info>
              <dc:creator>Peter Camilleri</dc:creator>
              <dc:date>2015-04-25T23:41:00</dc:date>
            </office:change-info>
          </text:insertion>
        </text:changed-region>
        <text:changed-region xml:id="ct220148024" text:id="ct220148024">
          <text:insertion>
            <office:change-info>
              <dc:creator>Peter Camilleri</dc:creator>
              <dc:date>2015-04-25T23:42:00</dc:date>
            </office:change-info>
          </text:insertion>
        </text:changed-region>
        <text:changed-region xml:id="ct220156792" text:id="ct220156792">
          <text:insertion>
            <office:change-info>
              <dc:creator>Peter Camilleri</dc:creator>
              <dc:date>2015-04-26T13:40:00</dc:date>
            </office:change-info>
          </text:insertion>
        </text:changed-region>
        <text:changed-region xml:id="ct220156896" text:id="ct220156896">
          <text:insertion>
            <office:change-info>
              <dc:creator>Peter Camilleri</dc:creator>
              <dc:date>2015-04-26T13:39:00</dc:date>
            </office:change-info>
          </text:insertion>
        </text:changed-region>
        <text:changed-region xml:id="ct220157000" text:id="ct220157000">
          <text:insertion>
            <office:change-info>
              <dc:creator>Peter Camilleri</dc:creator>
              <dc:date>2015-04-26T13:40:00</dc:date>
            </office:change-info>
          </text:insertion>
        </text:changed-region>
        <text:changed-region xml:id="ct220158040" text:id="ct220158040">
          <text:insertion>
            <office:change-info>
              <dc:creator>Peter Camilleri</dc:creator>
              <dc:date>2015-04-26T13:46:00</dc:date>
            </office:change-info>
          </text:insertion>
        </text:changed-region>
        <text:changed-region xml:id="ct220158144" text:id="ct220158144">
          <text:insertion>
            <office:change-info>
              <dc:creator>Peter Camilleri</dc:creator>
              <dc:date>2015-04-26T13:47:00</dc:date>
            </office:change-info>
          </text:insertion>
        </text:changed-region>
        <text:changed-region xml:id="ct218377736" text:id="ct218377736">
          <text:insertion>
            <office:change-info>
              <dc:creator>Peter Camilleri</dc:creator>
              <dc:date>2015-04-25T13:09:00</dc:date>
            </office:change-info>
          </text:insertion>
        </text:changed-region>
        <text:changed-region xml:id="ct218377840" text:id="ct218377840">
          <text:insertion>
            <office:change-info>
              <dc:creator>Peter Camilleri</dc:creator>
              <dc:date>2015-04-25T13:10:00</dc:date>
            </office:change-info>
          </text:insertion>
        </text:changed-region>
        <text:changed-region xml:id="ct218378048" text:id="ct218378048">
          <text:insertion>
            <office:change-info>
              <dc:creator>Peter Camilleri</dc:creator>
              <dc:date>2015-04-25T13:11:00</dc:date>
            </office:change-info>
          </text:insertion>
        </text:changed-region>
        <text:changed-region xml:id="ct218378152" text:id="ct218378152">
          <text:deletion>
            <office:change-info>
              <dc:creator>Peter Camilleri</dc:creator>
              <dc:date>2015-04-25T13:26:00</dc:date>
            </office:change-info>
            <text:p text:style-name="Text_20_body">.even?</text:p>
          </text:deletion>
        </text:changed-region>
        <text:changed-region xml:id="ct218378256" text:id="ct218378256">
          <text:insertion>
            <office:change-info>
              <dc:creator>Peter Camilleri</dc:creator>
              <dc:date>2015-04-25T13:25:00</dc:date>
            </office:change-info>
          </text:insertion>
        </text:changed-region>
        <text:changed-region xml:id="ct218378360" text:id="ct218378360">
          <text:insertion>
            <office:change-info>
              <dc:creator>Peter Camilleri</dc:creator>
              <dc:date>2015-04-25T13:25:00</dc:date>
            </office:change-info>
          </text:insertion>
        </text:changed-region>
        <text:changed-region xml:id="ct218378464" text:id="ct218378464">
          <text:insertion>
            <office:change-info>
              <dc:creator>Peter Camilleri</dc:creator>
              <dc:date>2015-04-25T13:25:00</dc:date>
            </office:change-info>
          </text:insertion>
        </text:changed-region>
        <text:changed-region xml:id="ct218378568" text:id="ct218378568">
          <text:insertion>
            <office:change-info>
              <dc:creator>Peter Camilleri</dc:creator>
              <dc:date>2015-04-25T13:25:00</dc:date>
            </office:change-info>
          </text:insertion>
        </text:changed-region>
        <text:changed-region xml:id="ct218378672" text:id="ct218378672">
          <text:insertion>
            <office:change-info>
              <dc:creator>Peter Camilleri</dc:creator>
              <dc:date>2015-04-25T13:25:00</dc:date>
            </office:change-info>
          </text:insertion>
        </text:changed-region>
        <text:changed-region xml:id="ct218378776" text:id="ct218378776">
          <text:insertion>
            <office:change-info>
              <dc:creator>Peter Camilleri</dc:creator>
              <dc:date>2015-04-25T13:27:00</dc:date>
            </office:change-info>
          </text:insertion>
        </text:changed-region>
        <text:changed-region xml:id="ct218378880" text:id="ct218378880">
          <text:insertion>
            <office:change-info>
              <dc:creator>Peter Camilleri</dc:creator>
              <dc:date>2015-04-25T13:27:00</dc:date>
            </office:change-info>
          </text:insertion>
        </text:changed-region>
        <text:changed-region xml:id="ct218378984" text:id="ct218378984">
          <text:deletion>
            <office:change-info>
              <dc:creator>Peter Camilleri</dc:creator>
              <dc:date>2015-04-25T13:29:00</dc:date>
            </office:change-info>
            <text:p text:style-name="Text_20_body">.gcd</text:p>
          </text:deletion>
        </text:changed-region>
        <text:changed-region xml:id="ct218379088" text:id="ct218379088">
          <text:insertion>
            <office:change-info>
              <dc:creator>Peter Camilleri</dc:creator>
              <dc:date>2015-04-25T13:25:00</dc:date>
            </office:change-info>
          </text:insertion>
        </text:changed-region>
        <text:changed-region xml:id="ct218379192" text:id="ct218379192">
          <text:deletion>
            <office:change-info>
              <dc:creator>Peter Camilleri</dc:creator>
              <dc:date>2015-04-25T13:31:00</dc:date>
            </office:change-info>
            <text:p text:style-name="Text_20_body">.lcm</text:p>
          </text:deletion>
        </text:changed-region>
        <text:changed-region xml:id="ct218379296" text:id="ct218379296">
          <text:insertion>
            <office:change-info>
              <dc:creator>Peter Camilleri</dc:creator>
              <dc:date>2015-04-25T13:25:00</dc:date>
            </office:change-info>
          </text:insertion>
        </text:changed-region>
        <text:changed-region xml:id="ct218379504" text:id="ct218379504">
          <text:deletion>
            <office:change-info>
              <dc:creator>Peter Camilleri</dc:creator>
              <dc:date>2015-04-25T13:39:00</dc:date>
            </office:change-info>
            <text:p text:style-name="Text_20_body"/>
            <text:p text:style-name="Text_20_body"/>
          </text:deletion>
        </text:changed-region>
        <text:changed-region xml:id="ct218379400" text:id="ct218379400">
          <text:deletion>
            <office:change-info>
              <dc:creator>Peter Camilleri</dc:creator>
              <dc:date>2015-04-25T13:37:00</dc:date>
            </office:change-info>
            <text:p text:style-name="Text_20_body">.odd?</text:p>
          </text:deletion>
        </text:changed-region>
        <text:changed-region xml:id="ct218379608" text:id="ct218379608">
          <text:insertion>
            <office:change-info>
              <dc:creator>Peter Camilleri</dc:creator>
              <dc:date>2015-04-25T13:25:00</dc:date>
            </office:change-info>
          </text:insertion>
        </text:changed-region>
        <text:changed-region xml:id="ct218379712" text:id="ct218379712">
          <text:deletion>
            <office:change-info>
              <dc:creator>Peter Camilleri</dc:creator>
              <dc:date>2015-04-25T13:41:00</dc:date>
            </office:change-info>
            <text:p text:style-name="Text_20_body">2*</text:p>
          </text:deletion>
        </text:changed-region>
        <text:changed-region xml:id="ct218379816" text:id="ct218379816">
          <text:insertion>
            <office:change-info>
              <dc:creator>Peter Camilleri</dc:creator>
              <dc:date>2015-04-25T13:24:00</dc:date>
            </office:change-info>
          </text:insertion>
        </text:changed-region>
        <text:changed-region xml:id="ct218379920" text:id="ct218379920">
          <text:insertion>
            <office:change-info>
              <dc:creator>Peter Camilleri</dc:creator>
              <dc:date>2015-04-25T13:25:00</dc:date>
            </office:change-info>
          </text:insertion>
        </text:changed-region>
        <text:changed-region xml:id="ct218380024" text:id="ct218380024">
          <text:insertion>
            <office:change-info>
              <dc:creator>Peter Camilleri</dc:creator>
              <dc:date>2015-04-25T13:42:00</dc:date>
            </office:change-info>
          </text:insertion>
        </text:changed-region>
        <text:changed-region xml:id="ct218380128" text:id="ct218380128">
          <text:insertion>
            <office:change-info>
              <dc:creator>Peter Camilleri</dc:creator>
              <dc:date>2015-04-25T13:25:00</dc:date>
            </office:change-info>
          </text:insertion>
        </text:changed-region>
        <text:changed-region xml:id="ct218380232" text:id="ct218380232">
          <text:insertion>
            <office:change-info>
              <dc:creator>Peter Camilleri</dc:creator>
              <dc:date>2015-04-25T13:25:00</dc:date>
            </office:change-info>
          </text:insertion>
        </text:changed-region>
        <text:changed-region xml:id="ct218380336" text:id="ct218380336">
          <text:insertion>
            <office:change-info>
              <dc:creator>Peter Camilleri</dc:creator>
              <dc:date>2015-04-25T13:42:00</dc:date>
            </office:change-info>
          </text:insertion>
        </text:changed-region>
        <text:changed-region xml:id="ct218380440" text:id="ct218380440">
          <text:insertion>
            <office:change-info>
              <dc:creator>Peter Camilleri</dc:creator>
              <dc:date>2015-04-25T13:42:00</dc:date>
            </office:change-info>
          </text:insertion>
        </text:changed-region>
        <text:changed-region xml:id="ct218380544" text:id="ct218380544">
          <text:deletion>
            <office:change-info>
              <dc:creator>Peter Camilleri</dc:creator>
              <dc:date>2015-04-25T13:42:00</dc:date>
            </office:change-info>
            <text:p text:style-name="Text_20_body">2/</text:p>
          </text:deletion>
        </text:changed-region>
        <text:changed-region xml:id="ct218380648" text:id="ct218380648">
          <text:insertion>
            <office:change-info>
              <dc:creator>Peter Camilleri</dc:creator>
              <dc:date>2015-04-25T13:25:00</dc:date>
            </office:change-info>
          </text:insertion>
        </text:changed-region>
        <text:changed-region xml:id="ct220144176" text:id="ct220144176">
          <text:deletion>
            <office:change-info>
              <dc:creator>Peter Camilleri</dc:creator>
              <dc:date>2015-04-25T13:46:00</dc:date>
            </office:change-info>
            <text:p text:style-name="Standard"/>
            <text:p text:style-name="Text_20_body">&lt;&lt;</text:p>
          </text:deletion>
        </text:changed-region>
        <text:changed-region xml:id="ct220144280" text:id="ct220144280">
          <text:insertion>
            <office:change-info>
              <dc:creator>Peter Camilleri</dc:creator>
              <dc:date>2015-04-25T13:25:00</dc:date>
            </office:change-info>
          </text:insertion>
        </text:changed-region>
        <text:changed-region xml:id="ct220144384" text:id="ct220144384">
          <text:deletion>
            <office:change-info>
              <dc:creator>Peter Camilleri</dc:creator>
              <dc:date>2015-04-25T13:55:00</dc:date>
            </office:change-info>
            <text:p text:style-name="Standard"/>
            <text:p text:style-name="Text_20_body">&gt;&gt;</text:p>
          </text:deletion>
        </text:changed-region>
        <text:changed-region xml:id="ct220144488" text:id="ct220144488">
          <text:insertion>
            <office:change-info>
              <dc:creator>Peter Camilleri</dc:creator>
              <dc:date>2015-04-25T13:25:00</dc:date>
            </office:change-info>
          </text:insertion>
        </text:changed-region>
        <text:changed-region xml:id="ct220144592" text:id="ct220144592">
          <text:deletion>
            <office:change-info>
              <dc:creator>Peter Camilleri</dc:creator>
              <dc:date>2015-04-25T14:29:00</dc:date>
            </office:change-info>
            <text:p text:style-name="Standard"/>
            <text:p text:style-name="Text_20_body">and</text:p>
          </text:deletion>
        </text:changed-region>
        <text:changed-region xml:id="ct220144696" text:id="ct220144696">
          <text:insertion>
            <office:change-info>
              <dc:creator>Peter Camilleri</dc:creator>
              <dc:date>2015-04-25T13:25:00</dc:date>
            </office:change-info>
          </text:insertion>
        </text:changed-region>
        <text:changed-region xml:id="ct220144800" text:id="ct220144800">
          <text:deletion>
            <office:change-info>
              <dc:creator>Peter Camilleri</dc:creator>
              <dc:date>2015-04-25T14:31:00</dc:date>
            </office:change-info>
            <text:p text:style-name="Text_20_body"/>
            <text:p text:style-name="Text_20_body">com</text:p>
          </text:deletion>
        </text:changed-region>
        <text:changed-region xml:id="ct220144904" text:id="ct220144904">
          <text:insertion>
            <office:change-info>
              <dc:creator>Peter Camilleri</dc:creator>
              <dc:date>2015-04-25T13:25:00</dc:date>
            </office:change-info>
          </text:insertion>
        </text:changed-region>
        <text:changed-region xml:id="ct220145008" text:id="ct220145008">
          <text:deletion>
            <office:change-info>
              <dc:creator>Peter Camilleri</dc:creator>
              <dc:date>2015-04-25T14:33:00</dc:date>
            </office:change-info>
            <text:p text:style-name="Text_20_body"/>
            <text:p text:style-name="Text_20_body">or</text:p>
          </text:deletion>
        </text:changed-region>
        <text:changed-region xml:id="ct220145112" text:id="ct220145112">
          <text:insertion>
            <office:change-info>
              <dc:creator>Peter Camilleri</dc:creator>
              <dc:date>2015-04-25T13:25:00</dc:date>
            </office:change-info>
          </text:insertion>
        </text:changed-region>
        <text:changed-region xml:id="ct220145216" text:id="ct220145216">
          <text:insertion>
            <office:change-info>
              <dc:creator>Peter Camilleri</dc:creator>
              <dc:date>2015-04-25T14:34:00</dc:date>
            </office:change-info>
          </text:insertion>
        </text:changed-region>
        <text:changed-region xml:id="ct220145320" text:id="ct220145320">
          <text:insertion>
            <office:change-info>
              <dc:creator>Peter Camilleri</dc:creator>
              <dc:date>2015-04-25T13:25:00</dc:date>
            </office:change-info>
          </text:insertion>
        </text:changed-region>
        <text:changed-region xml:id="ct220145424" text:id="ct220145424">
          <text:insertion>
            <office:change-info>
              <dc:creator>Peter Camilleri</dc:creator>
              <dc:date>2015-04-25T13:25:00</dc:date>
            </office:change-info>
          </text:insertion>
        </text:changed-region>
        <text:changed-region xml:id="ct220145528" text:id="ct220145528">
          <text:insertion>
            <office:change-info>
              <dc:creator>Peter Camilleri</dc:creator>
              <dc:date>2015-04-25T14:35:00</dc:date>
            </office:change-info>
          </text:insertion>
        </text:changed-region>
        <text:changed-region xml:id="ct220145632" text:id="ct220145632">
          <text:insertion>
            <office:change-info>
              <dc:creator>Peter Camilleri</dc:creator>
              <dc:date>2015-04-25T14:35:00</dc:date>
            </office:change-info>
          </text:insertion>
        </text:changed-region>
        <text:changed-region xml:id="ct220145736" text:id="ct220145736">
          <text:deletion>
            <office:change-info>
              <dc:creator>Peter Camilleri</dc:creator>
              <dc:date>2015-04-25T14:35:00</dc:date>
            </office:change-info>
            <text:p text:style-name="Standard"/>
            <text:p text:style-name="Text_20_body">xor</text:p>
          </text:deletion>
        </text:changed-region>
        <text:changed-region xml:id="ct220145840" text:id="ct220145840">
          <text:insertion>
            <office:change-info>
              <dc:creator>Peter Camilleri</dc:creator>
              <dc:date>2015-04-25T13:25:00</dc:date>
            </office:change-info>
          </text:insertion>
        </text:changed-region>
        <text:changed-region xml:id="ct220145944" text:id="ct220145944">
          <text:insertion>
            <office:change-info>
              <dc:creator>Peter Camilleri</dc:creator>
              <dc:date>2015-04-25T15:11:00</dc:date>
            </office:change-info>
          </text:insertion>
        </text:changed-region>
        <text:changed-region xml:id="ct220146048" text:id="ct220146048">
          <text:insertion>
            <office:change-info>
              <dc:creator>Peter Camilleri</dc:creator>
              <dc:date>2015-04-25T15:09:00</dc:date>
            </office:change-info>
          </text:insertion>
        </text:changed-region>
        <text:changed-region xml:id="ct220146152" text:id="ct220146152">
          <text:insertion>
            <office:change-info>
              <dc:creator>Peter Camilleri</dc:creator>
              <dc:date>2015-04-25T15:09:00</dc:date>
            </office:change-info>
          </text:insertion>
        </text:changed-region>
        <text:changed-region xml:id="ct220146256" text:id="ct220146256">
          <text:insertion>
            <office:change-info>
              <dc:creator>Peter Camilleri</dc:creator>
              <dc:date>2015-04-25T15:09:00</dc:date>
            </office:change-info>
          </text:insertion>
        </text:changed-region>
        <text:changed-region xml:id="ct220146360" text:id="ct220146360">
          <text:insertion>
            <office:change-info>
              <dc:creator>Peter Camilleri</dc:creator>
              <dc:date>2015-04-25T15:10:00</dc:date>
            </office:change-info>
          </text:insertion>
        </text:changed-region>
        <text:changed-region xml:id="ct220146464" text:id="ct220146464">
          <text:insertion>
            <office:change-info>
              <dc:creator>Peter Camilleri</dc:creator>
              <dc:date>2015-04-25T15:10:00</dc:date>
            </office:change-info>
          </text:insertion>
        </text:changed-region>
        <text:changed-region xml:id="ct220146568" text:id="ct220146568">
          <text:insertion>
            <office:change-info>
              <dc:creator>Peter Camilleri</dc:creator>
              <dc:date>2015-04-25T15:10:00</dc:date>
            </office:change-info>
          </text:insertion>
        </text:changed-region>
        <text:changed-region xml:id="ct220146672" text:id="ct220146672">
          <text:insertion>
            <office:change-info>
              <dc:creator>Peter Camilleri</dc:creator>
              <dc:date>2015-04-25T15:10:00</dc:date>
            </office:change-info>
          </text:insertion>
        </text:changed-region>
        <text:changed-region xml:id="ct220146776" text:id="ct220146776">
          <text:insertion>
            <office:change-info>
              <dc:creator>Peter Camilleri</dc:creator>
              <dc:date>2015-04-25T15:10:00</dc:date>
            </office:change-info>
          </text:insertion>
        </text:changed-region>
        <text:changed-region xml:id="ct220146880" text:id="ct220146880">
          <text:insertion>
            <office:change-info>
              <dc:creator>Peter Camilleri</dc:creator>
              <dc:date>2015-04-25T15:10:00</dc:date>
            </office:change-info>
          </text:insertion>
        </text:changed-region>
        <text:changed-region xml:id="ct220146984" text:id="ct220146984">
          <text:insertion>
            <office:change-info>
              <dc:creator>Peter Camilleri</dc:creator>
              <dc:date>2015-04-25T15:10:00</dc:date>
            </office:change-info>
          </text:insertion>
        </text:changed-region>
        <text:changed-region xml:id="ct220147088" text:id="ct220147088">
          <text:insertion>
            <office:change-info>
              <dc:creator>Peter Camilleri</dc:creator>
              <dc:date>2015-04-25T15:10:00</dc:date>
            </office:change-info>
          </text:insertion>
        </text:changed-region>
        <text:changed-region xml:id="ct220147192" text:id="ct220147192">
          <text:deletion>
            <office:change-info>
              <dc:creator>Peter Camilleri</dc:creator>
              <dc:date>2015-04-25T17:35:00</dc:date>
            </office:change-info>
            <text:p text:style-name="P1">Ipsum lorem</text:p>
          </text:deletion>
        </text:changed-region>
        <text:changed-region xml:id="ct220147296" text:id="ct220147296">
          <text:insertion>
            <office:change-info>
              <dc:creator>Peter Camilleri</dc:creator>
              <dc:date>2015-04-25T17:35:00</dc:date>
            </office:change-info>
          </text:insertion>
        </text:changed-region>
        <text:changed-region xml:id="ct220147400" text:id="ct220147400">
          <text:insertion>
            <office:change-info>
              <dc:creator>Peter Camilleri</dc:creator>
              <dc:date>2015-04-25T17:36:00</dc:date>
            </office:change-info>
          </text:insertion>
        </text:changed-region>
        <text:changed-region xml:id="ct220147504" text:id="ct220147504">
          <text:insertion>
            <office:change-info>
              <dc:creator>Peter Camilleri</dc:creator>
              <dc:date>2015-04-25T17:37:00</dc:date>
            </office:change-info>
          </text:insertion>
        </text:changed-region>
        <text:changed-region xml:id="ct220147608" text:id="ct220147608">
          <text:insertion>
            <office:change-info>
              <dc:creator>Peter Camilleri</dc:creator>
              <dc:date>2015-04-25T18:11:00</dc:date>
            </office:change-info>
          </text:insertion>
        </text:changed-region>
        <text:changed-region xml:id="ct220147712" text:id="ct220147712">
          <text:insertion>
            <office:change-info>
              <dc:creator>Peter Camilleri</dc:creator>
              <dc:date>2015-04-25T18:12:00</dc:date>
            </office:change-info>
          </text:insertion>
        </text:changed-region>
        <text:changed-region xml:id="ct220147816" text:id="ct220147816">
          <text:insertion>
            <office:change-info>
              <dc:creator>Peter Camilleri</dc:creator>
              <dc:date>2015-04-25T18:14:00</dc:date>
            </office:change-info>
          </text:insertion>
        </text:changed-region>
        <text:changed-region xml:id="ct220148128" text:id="ct220148128">
          <text:insertion>
            <office:change-info>
              <dc:creator>Peter Camilleri</dc:creator>
              <dc:date>2015-04-25T18:13:00</dc:date>
            </office:change-info>
          </text:insertion>
        </text:changed-region>
        <text:changed-region xml:id="ct220148272" text:id="ct220148272">
          <text:deletion>
            <office:change-info>
              <dc:creator>Peter Camilleri</dc:creator>
              <dc:date>2015-04-25T17:45:00</dc:date>
            </office:change-info>
            <text:p text:style-name="Text_20_body"/>
            <text:p text:style-name="Text_20_body">*</text:p>
          </text:deletion>
        </text:changed-region>
        <text:changed-region xml:id="ct220148376" text:id="ct220148376">
          <text:insertion>
            <office:change-info>
              <dc:creator>Peter Camilleri</dc:creator>
              <dc:date>2015-04-25T17:38:00</dc:date>
            </office:change-info>
          </text:insertion>
        </text:changed-region>
        <text:changed-region xml:id="ct220148480" text:id="ct220148480">
          <text:deletion>
            <office:change-info>
              <dc:creator>Peter Camilleri</dc:creator>
              <dc:date>2015-04-25T18:16:00</dc:date>
            </office:change-info>
            <text:p text:style-name="Standard"/>
            <text:p text:style-name="Text_20_body">**</text:p>
          </text:deletion>
        </text:changed-region>
        <text:changed-region xml:id="ct220148584" text:id="ct220148584">
          <text:insertion>
            <office:change-info>
              <dc:creator>Peter Camilleri</dc:creator>
              <dc:date>2015-04-25T17:38:00</dc:date>
            </office:change-info>
          </text:insertion>
        </text:changed-region>
        <text:changed-region xml:id="ct220148688" text:id="ct220148688">
          <text:insertion>
            <office:change-info>
              <dc:creator>Peter Camilleri</dc:creator>
              <dc:date>2015-04-25T22:45:00</dc:date>
            </office:change-info>
          </text:insertion>
        </text:changed-region>
        <text:changed-region xml:id="ct220148792" text:id="ct220148792">
          <text:insertion>
            <office:change-info>
              <dc:creator>Peter Camilleri</dc:creator>
              <dc:date>2015-04-25T22:46:00</dc:date>
            </office:change-info>
          </text:insertion>
        </text:changed-region>
        <text:changed-region xml:id="ct220148896" text:id="ct220148896">
          <text:insertion>
            <office:change-info>
              <dc:creator>Peter Camilleri</dc:creator>
              <dc:date>2015-04-25T17:38:00</dc:date>
            </office:change-info>
          </text:insertion>
        </text:changed-region>
        <text:changed-region xml:id="ct220149000" text:id="ct220149000">
          <text:insertion>
            <office:change-info>
              <dc:creator>Peter Camilleri</dc:creator>
              <dc:date>2015-04-25T17:38:00</dc:date>
            </office:change-info>
          </text:insertion>
        </text:changed-region>
        <text:changed-region xml:id="ct220149104" text:id="ct220149104">
          <text:insertion>
            <office:change-info>
              <dc:creator>Peter Camilleri</dc:creator>
              <dc:date>2015-04-25T17:38:00</dc:date>
            </office:change-info>
          </text:insertion>
        </text:changed-region>
        <text:changed-region xml:id="ct220149208" text:id="ct220149208">
          <text:insertion>
            <office:change-info>
              <dc:creator>Peter Camilleri</dc:creator>
              <dc:date>2015-04-25T17:38:00</dc:date>
            </office:change-info>
          </text:insertion>
        </text:changed-region>
        <text:changed-region xml:id="ct220149312" text:id="ct220149312">
          <text:insertion>
            <office:change-info>
              <dc:creator>Peter Camilleri</dc:creator>
              <dc:date>2015-04-25T17:38:00</dc:date>
            </office:change-info>
          </text:insertion>
        </text:changed-region>
        <text:changed-region xml:id="ct220149416" text:id="ct220149416">
          <text:insertion>
            <office:change-info>
              <dc:creator>Peter Camilleri</dc:creator>
              <dc:date>2015-04-25T17:38:00</dc:date>
            </office:change-info>
          </text:insertion>
        </text:changed-region>
        <text:changed-region xml:id="ct220149520" text:id="ct220149520">
          <text:insertion>
            <office:change-info>
              <dc:creator>Peter Camilleri</dc:creator>
              <dc:date>2015-04-25T17:38:00</dc:date>
            </office:change-info>
          </text:insertion>
        </text:changed-region>
        <text:changed-region xml:id="ct220149624" text:id="ct220149624">
          <text:insertion>
            <office:change-info>
              <dc:creator>Peter Camilleri</dc:creator>
              <dc:date>2015-04-25T22:38:00</dc:date>
            </office:change-info>
          </text:insertion>
        </text:changed-region>
        <text:changed-region xml:id="ct220149728" text:id="ct220149728">
          <text:insertion>
            <office:change-info>
              <dc:creator>Peter Camilleri</dc:creator>
              <dc:date>2015-04-25T22:38:00</dc:date>
            </office:change-info>
          </text:insertion>
        </text:changed-region>
        <text:changed-region xml:id="ct220149832" text:id="ct220149832">
          <text:deletion>
            <office:change-info>
              <dc:creator>Peter Camilleri</dc:creator>
              <dc:date>2015-04-25T22:48:00</dc:date>
            </office:change-info>
            <text:p text:style-name="Text_20_body">+</text:p>
          </text:deletion>
        </text:changed-region>
        <text:changed-region xml:id="ct220149936" text:id="ct220149936">
          <text:insertion>
            <office:change-info>
              <dc:creator>Peter Camilleri</dc:creator>
              <dc:date>2015-04-25T17:38:00</dc:date>
            </office:change-info>
          </text:insertion>
        </text:changed-region>
        <text:changed-region xml:id="ct220150040" text:id="ct220150040">
          <text:insertion>
            <office:change-info>
              <dc:creator>Peter Camilleri</dc:creator>
              <dc:date>2015-04-25T17:38:00</dc:date>
            </office:change-info>
          </text:insertion>
        </text:changed-region>
        <text:changed-region xml:id="ct220150144" text:id="ct220150144">
          <text:insertion>
            <office:change-info>
              <dc:creator>Peter Camilleri</dc:creator>
              <dc:date>2015-04-25T17:38:00</dc:date>
            </office:change-info>
          </text:insertion>
        </text:changed-region>
        <text:changed-region xml:id="ct220150248" text:id="ct220150248">
          <text:insertion>
            <office:change-info>
              <dc:creator>Peter Camilleri</dc:creator>
              <dc:date>2015-04-25T17:38:00</dc:date>
            </office:change-info>
          </text:insertion>
        </text:changed-region>
        <text:changed-region xml:id="ct220150352" text:id="ct220150352">
          <text:insertion>
            <office:change-info>
              <dc:creator>Peter Camilleri</dc:creator>
              <dc:date>2015-04-25T17:38:00</dc:date>
            </office:change-info>
          </text:insertion>
        </text:changed-region>
        <text:changed-region xml:id="ct220150456" text:id="ct220150456">
          <text:insertion>
            <office:change-info>
              <dc:creator>Peter Camilleri</dc:creator>
              <dc:date>2015-04-26T10:10:00</dc:date>
            </office:change-info>
          </text:insertion>
        </text:changed-region>
        <text:changed-region xml:id="ct220150560" text:id="ct220150560">
          <text:insertion>
            <office:change-info>
              <dc:creator>Peter Camilleri</dc:creator>
              <dc:date>2015-04-26T10:10:00</dc:date>
            </office:change-info>
          </text:insertion>
        </text:changed-region>
        <text:changed-region xml:id="ct220150664" text:id="ct220150664">
          <text:insertion>
            <office:change-info>
              <dc:creator>Peter Camilleri</dc:creator>
              <dc:date>2015-04-25T17:38:00</dc:date>
            </office:change-info>
          </text:insertion>
        </text:changed-region>
        <text:changed-region xml:id="ct220150768" text:id="ct220150768">
          <text:insertion>
            <office:change-info>
              <dc:creator>Peter Camilleri</dc:creator>
              <dc:date>2015-04-26T10:09:00</dc:date>
            </office:change-info>
          </text:insertion>
        </text:changed-region>
        <text:changed-region xml:id="ct220150872" text:id="ct220150872">
          <text:insertion>
            <office:change-info>
              <dc:creator>Peter Camilleri</dc:creator>
              <dc:date>2015-04-26T10:09:00</dc:date>
            </office:change-info>
          </text:insertion>
        </text:changed-region>
        <text:changed-region xml:id="ct220150976" text:id="ct220150976">
          <text:insertion>
            <office:change-info>
              <dc:creator>Peter Camilleri</dc:creator>
              <dc:date>2015-04-26T10:09:00</dc:date>
            </office:change-info>
          </text:insertion>
        </text:changed-region>
        <text:changed-region xml:id="ct220151080" text:id="ct220151080">
          <text:insertion>
            <office:change-info>
              <dc:creator>Peter Camilleri</dc:creator>
              <dc:date>2015-04-26T10:11:00</dc:date>
            </office:change-info>
          </text:insertion>
        </text:changed-region>
        <text:changed-region xml:id="ct220151184" text:id="ct220151184">
          <text:insertion>
            <office:change-info>
              <dc:creator>Peter Camilleri</dc:creator>
              <dc:date>2015-04-26T10:10:00</dc:date>
            </office:change-info>
          </text:insertion>
        </text:changed-region>
        <text:changed-region xml:id="ct220151288" text:id="ct220151288">
          <text:deletion>
            <office:change-info>
              <dc:creator>Peter Camilleri</dc:creator>
              <dc:date>2015-04-25T22:49:00</dc:date>
            </office:change-info>
            <text:p text:style-name="Text_20_body"/>
            <text:p text:style-name="Text_20_body">-</text:p>
          </text:deletion>
        </text:changed-region>
        <text:changed-region xml:id="ct220151392" text:id="ct220151392">
          <text:insertion>
            <office:change-info>
              <dc:creator>Peter Camilleri</dc:creator>
              <dc:date>2015-04-25T17:38:00</dc:date>
            </office:change-info>
          </text:insertion>
        </text:changed-region>
        <text:changed-region xml:id="ct220151600" text:id="ct220151600">
          <text:deletion>
            <office:change-info>
              <dc:creator>Peter Camilleri</dc:creator>
              <dc:date>2015-04-25T22:49:00</dc:date>
            </office:change-info>
            <text:p text:style-name="Text_20_body">.1/x</text:p>
          </text:deletion>
        </text:changed-region>
        <text:changed-region xml:id="ct220151496" text:id="ct220151496">
          <text:deletion>
            <office:change-info>
              <dc:creator>Peter Camilleri</dc:creator>
              <dc:date>2015-04-25T22:50:00</dc:date>
            </office:change-info>
            <text:p text:style-name="Text_20_body"/>
            <text:p text:style-name="Text_20_body"/>
          </text:deletion>
        </text:changed-region>
        <text:changed-region xml:id="ct220151704" text:id="ct220151704">
          <text:insertion>
            <office:change-info>
              <dc:creator>Peter Camilleri</dc:creator>
              <dc:date>2015-04-25T17:38:00</dc:date>
            </office:change-info>
          </text:insertion>
        </text:changed-region>
        <text:changed-region xml:id="ct220151808" text:id="ct220151808">
          <text:deletion>
            <office:change-info>
              <dc:creator>Peter Camilleri</dc:creator>
              <dc:date>2015-04-25T22:52:00</dc:date>
            </office:change-info>
            <text:p text:style-name="Text_20_body"/>
            <text:p text:style-name="Text_20_body">.10**</text:p>
          </text:deletion>
        </text:changed-region>
        <text:changed-region xml:id="ct220151912" text:id="ct220151912">
          <text:insertion>
            <office:change-info>
              <dc:creator>Peter Camilleri</dc:creator>
              <dc:date>2015-04-25T17:38:00</dc:date>
            </office:change-info>
          </text:insertion>
        </text:changed-region>
        <text:changed-region xml:id="ct220152016" text:id="ct220152016">
          <text:deletion>
            <office:change-info>
              <dc:creator>Peter Camilleri</dc:creator>
              <dc:date>2015-04-25T23:06:00</dc:date>
            </office:change-info>
            <text:p text:style-name="Text_20_body"/>
            <text:p text:style-name="Text_20_body">.2**</text:p>
          </text:deletion>
        </text:changed-region>
        <text:changed-region xml:id="ct220152120" text:id="ct220152120">
          <text:insertion>
            <office:change-info>
              <dc:creator>Peter Camilleri</dc:creator>
              <dc:date>2015-04-25T17:38:00</dc:date>
            </office:change-info>
          </text:insertion>
        </text:changed-region>
        <text:changed-region xml:id="ct220156376" text:id="ct220156376">
          <text:deletion>
            <office:change-info>
              <dc:creator>Peter Camilleri</dc:creator>
              <dc:date>2015-04-25T23:06:00</dc:date>
            </office:change-info>
            <text:p text:style-name="Text_20_body">.abs</text:p>
          </text:deletion>
        </text:changed-region>
        <text:changed-region xml:id="ct220152224" text:id="ct220152224">
          <text:deletion>
            <office:change-info>
              <dc:creator>Peter Camilleri</dc:creator>
              <dc:date>2015-04-25T23:07:00</dc:date>
            </office:change-info>
            <text:p text:style-name="Text_20_body"/>
            <text:p text:style-name="Text_20_body"/>
          </text:deletion>
        </text:changed-region>
        <text:changed-region xml:id="ct220156480" text:id="ct220156480">
          <text:insertion>
            <office:change-info>
              <dc:creator>Peter Camilleri</dc:creator>
              <dc:date>2015-04-25T17:38:00</dc:date>
            </office:change-info>
          </text:insertion>
        </text:changed-region>
        <text:changed-region xml:id="ct220156584" text:id="ct220156584">
          <text:deletion>
            <office:change-info>
              <dc:creator>Peter Camilleri</dc:creator>
              <dc:date>2015-04-25T23:07:00</dc:date>
            </office:change-info>
            <text:p text:style-name="Text_20_body"/>
            <text:p text:style-name="Text_20_body">.acos</text:p>
          </text:deletion>
        </text:changed-region>
        <text:changed-region xml:id="ct220156688" text:id="ct220156688">
          <text:insertion>
            <office:change-info>
              <dc:creator>Peter Camilleri</dc:creator>
              <dc:date>2015-04-25T17:38:00</dc:date>
            </office:change-info>
          </text:insertion>
        </text:changed-region>
        <text:changed-region xml:id="ct220157104" text:id="ct220157104">
          <text:insertion>
            <office:change-info>
              <dc:creator>Peter Camilleri</dc:creator>
              <dc:date>2015-04-26T13:39:00</dc:date>
            </office:change-info>
          </text:insertion>
        </text:changed-region>
        <text:changed-region xml:id="ct220157208" text:id="ct220157208">
          <text:insertion>
            <office:change-info>
              <dc:creator>Peter Camilleri</dc:creator>
              <dc:date>2015-04-26T13:38:00</dc:date>
            </office:change-info>
          </text:insertion>
        </text:changed-region>
        <text:changed-region xml:id="ct220157312" text:id="ct220157312">
          <text:insertion>
            <office:change-info>
              <dc:creator>Peter Camilleri</dc:creator>
              <dc:date>2015-04-25T17:38:00</dc:date>
            </office:change-info>
          </text:insertion>
        </text:changed-region>
        <text:changed-region xml:id="ct220157416" text:id="ct220157416">
          <text:insertion>
            <office:change-info>
              <dc:creator>Peter Camilleri</dc:creator>
              <dc:date>2015-04-25T17:38:00</dc:date>
            </office:change-info>
          </text:insertion>
        </text:changed-region>
        <text:changed-region xml:id="ct220157520" text:id="ct220157520">
          <text:insertion>
            <office:change-info>
              <dc:creator>Peter Camilleri</dc:creator>
              <dc:date>2015-04-26T13:45:00</dc:date>
            </office:change-info>
          </text:insertion>
        </text:changed-region>
        <text:changed-region xml:id="ct220157624" text:id="ct220157624">
          <text:insertion>
            <office:change-info>
              <dc:creator>Peter Camilleri</dc:creator>
              <dc:date>2015-04-26T13:45:00</dc:date>
            </office:change-info>
          </text:insertion>
        </text:changed-region>
        <text:changed-region xml:id="ct220157728" text:id="ct220157728">
          <text:insertion>
            <office:change-info>
              <dc:creator>Peter Camilleri</dc:creator>
              <dc:date>2015-04-26T13:45:00</dc:date>
            </office:change-info>
          </text:insertion>
        </text:changed-region>
        <text:changed-region xml:id="ct220157832" text:id="ct220157832">
          <text:insertion>
            <office:change-info>
              <dc:creator>Peter Camilleri</dc:creator>
              <dc:date>2015-04-26T13:45:00</dc:date>
            </office:change-info>
          </text:insertion>
        </text:changed-region>
        <text:changed-region xml:id="ct220157936" text:id="ct220157936">
          <text:deletion>
            <office:change-info>
              <dc:creator>Peter Camilleri</dc:creator>
              <dc:date>2015-04-25T23:09:00</dc:date>
            </office:change-info>
            <text:p text:style-name="Text_20_body"/>
            <text:p text:style-name="Text_20_body">.acosh</text:p>
          </text:deletion>
        </text:changed-region>
        <text:changed-region xml:id="ct220158248" text:id="ct220158248">
          <text:insertion>
            <office:change-info>
              <dc:creator>Peter Camilleri</dc:creator>
              <dc:date>2015-04-25T17:38:00</dc:date>
            </office:change-info>
          </text:insertion>
        </text:changed-region>
        <text:changed-region xml:id="ct220158352" text:id="ct220158352">
          <text:insertion>
            <office:change-info>
              <dc:creator>Peter Camilleri</dc:creator>
              <dc:date>2015-04-25T17:38:00</dc:date>
            </office:change-info>
          </text:insertion>
        </text:changed-region>
        <text:changed-region xml:id="ct220158456" text:id="ct220158456">
          <text:insertion>
            <office:change-info>
              <dc:creator>Peter Camilleri</dc:creator>
              <dc:date>2015-04-25T17:38:00</dc:date>
            </office:change-info>
          </text:insertion>
        </text:changed-region>
        <text:changed-region xml:id="ct220158560" text:id="ct220158560">
          <text:deletion>
            <office:change-info>
              <dc:creator>Peter Camilleri</dc:creator>
              <dc:date>2015-04-25T23:09:00</dc:date>
            </office:change-info>
            <text:p text:style-name="Text_20_body"/>
            <text:p text:style-name="Text_20_body">.angle</text:p>
          </text:deletion>
        </text:changed-region>
        <text:changed-region xml:id="ct220158664" text:id="ct220158664">
          <text:insertion>
            <office:change-info>
              <dc:creator>Peter Camilleri</dc:creator>
              <dc:date>2015-04-25T17:38:00</dc:date>
            </office:change-info>
          </text:insertion>
        </text:changed-region>
        <text:changed-region xml:id="ct220158768" text:id="ct220158768">
          <text:insertion>
            <office:change-info>
              <dc:creator>Peter Camilleri</dc:creator>
              <dc:date>2015-04-25T17:38:00</dc:date>
            </office:change-info>
          </text:insertion>
        </text:changed-region>
        <text:changed-region xml:id="ct220158872" text:id="ct220158872">
          <text:insertion>
            <office:change-info>
              <dc:creator>Peter Camilleri</dc:creator>
              <dc:date>2015-04-25T17:38:00</dc:date>
            </office:change-info>
          </text:insertion>
        </text:changed-region>
        <text:changed-region xml:id="ct220158976" text:id="ct220158976">
          <text:insertion>
            <office:change-info>
              <dc:creator>Peter Camilleri</dc:creator>
              <dc:date>2015-04-25T17:38:00</dc:date>
            </office:change-info>
          </text:insertion>
        </text:changed-region>
        <text:changed-region xml:id="ct220159080" text:id="ct220159080">
          <text:deletion>
            <office:change-info>
              <dc:creator>Peter Camilleri</dc:creator>
              <dc:date>2015-04-25T23:09:00</dc:date>
            </office:change-info>
            <text:p text:style-name="Text_20_body"/>
            <text:p text:style-name="Text_20_body">.asin</text:p>
          </text:deletion>
        </text:changed-region>
        <text:changed-region xml:id="ct220159184" text:id="ct220159184">
          <text:insertion>
            <office:change-info>
              <dc:creator>Peter Camilleri</dc:creator>
              <dc:date>2015-04-25T17:38:00</dc:date>
            </office:change-info>
          </text:insertion>
        </text:changed-region>
        <text:changed-region xml:id="ct220159288" text:id="ct220159288">
          <text:insertion>
            <office:change-info>
              <dc:creator>Peter Camilleri</dc:creator>
              <dc:date>2015-04-25T17:38:00</dc:date>
            </office:change-info>
          </text:insertion>
        </text:changed-region>
        <text:changed-region xml:id="ct220159392" text:id="ct220159392">
          <text:insertion>
            <office:change-info>
              <dc:creator>Peter Camilleri</dc:creator>
              <dc:date>2015-04-25T17:38:00</dc:date>
            </office:change-info>
          </text:insertion>
        </text:changed-region>
        <text:changed-region xml:id="ct220159496" text:id="ct220159496">
          <text:insertion>
            <office:change-info>
              <dc:creator>Peter Camilleri</dc:creator>
              <dc:date>2015-04-25T17:38:00</dc:date>
            </office:change-info>
          </text:insertion>
        </text:changed-region>
        <text:changed-region xml:id="ct220159600" text:id="ct220159600">
          <text:insertion>
            <office:change-info>
              <dc:creator>Peter Camilleri</dc:creator>
              <dc:date>2015-04-25T17:38:00</dc:date>
            </office:change-info>
          </text:insertion>
        </text:changed-region>
        <text:changed-region xml:id="ct220159704" text:id="ct220159704">
          <text:deletion>
            <office:change-info>
              <dc:creator>Peter Camilleri</dc:creator>
              <dc:date>2015-04-25T23:09:00</dc:date>
            </office:change-info>
            <text:p text:style-name="Text_20_body"/>
            <text:p text:style-name="Text_20_body">.asinh</text:p>
          </text:deletion>
        </text:changed-region>
        <text:changed-region xml:id="ct220159808" text:id="ct220159808">
          <text:insertion>
            <office:change-info>
              <dc:creator>Peter Camilleri</dc:creator>
              <dc:date>2015-04-25T17:38:00</dc:date>
            </office:change-info>
          </text:insertion>
        </text:changed-region>
        <text:changed-region xml:id="ct220159912" text:id="ct220159912">
          <text:insertion>
            <office:change-info>
              <dc:creator>Peter Camilleri</dc:creator>
              <dc:date>2015-04-25T17:38:00</dc:date>
            </office:change-info>
          </text:insertion>
        </text:changed-region>
        <text:changed-region xml:id="ct220160016" text:id="ct220160016">
          <text:insertion>
            <office:change-info>
              <dc:creator>Peter Camilleri</dc:creator>
              <dc:date>2015-04-25T17:38:00</dc:date>
            </office:change-info>
          </text:insertion>
        </text:changed-region>
        <text:changed-region xml:id="ct220160120" text:id="ct220160120">
          <text:insertion>
            <office:change-info>
              <dc:creator>Peter Camilleri</dc:creator>
              <dc:date>2015-04-25T17:38:00</dc:date>
            </office:change-info>
          </text:insertion>
        </text:changed-region>
        <text:changed-region xml:id="ct220160224" text:id="ct220160224">
          <text:insertion>
            <office:change-info>
              <dc:creator>Peter Camilleri</dc:creator>
              <dc:date>2015-04-25T17:38:00</dc:date>
            </office:change-info>
          </text:insertion>
        </text:changed-region>
        <text:changed-region xml:id="ct220160328" text:id="ct220160328">
          <text:deletion>
            <office:change-info>
              <dc:creator>Peter Camilleri</dc:creator>
              <dc:date>2015-04-25T23:10:00</dc:date>
            </office:change-info>
            <text:p text:style-name="Text_20_body"/>
            <text:p text:style-name="Text_20_body">.atan</text:p>
          </text:deletion>
        </text:changed-region>
        <text:changed-region xml:id="ct220160472" text:id="ct220160472">
          <text:insertion>
            <office:change-info>
              <dc:creator>Peter Camilleri</dc:creator>
              <dc:date>2015-04-25T17:38:00</dc:date>
            </office:change-info>
          </text:insertion>
        </text:changed-region>
        <text:changed-region xml:id="ct220160576" text:id="ct220160576">
          <text:insertion>
            <office:change-info>
              <dc:creator>Peter Camilleri</dc:creator>
              <dc:date>2015-04-25T17:38:00</dc:date>
            </office:change-info>
          </text:insertion>
        </text:changed-region>
        <text:changed-region xml:id="ct220160680" text:id="ct220160680">
          <text:insertion>
            <office:change-info>
              <dc:creator>Peter Camilleri</dc:creator>
              <dc:date>2015-04-25T17:38:00</dc:date>
            </office:change-info>
          </text:insertion>
        </text:changed-region>
        <text:changed-region xml:id="ct220160784" text:id="ct220160784">
          <text:insertion>
            <office:change-info>
              <dc:creator>Peter Camilleri</dc:creator>
              <dc:date>2015-04-25T17:38:00</dc:date>
            </office:change-info>
          </text:insertion>
        </text:changed-region>
        <text:changed-region xml:id="ct220160888" text:id="ct220160888">
          <text:insertion>
            <office:change-info>
              <dc:creator>Peter Camilleri</dc:creator>
              <dc:date>2015-04-25T17:38:00</dc:date>
            </office:change-info>
          </text:insertion>
        </text:changed-region>
        <text:changed-region xml:id="ct220160992" text:id="ct220160992">
          <text:deletion>
            <office:change-info>
              <dc:creator>Peter Camilleri</dc:creator>
              <dc:date>2015-04-25T23:10:00</dc:date>
            </office:change-info>
            <text:p text:style-name="Text_20_body"/>
            <text:p text:style-name="Text_20_body">.atan2</text:p>
          </text:deletion>
        </text:changed-region>
        <text:changed-region xml:id="ct220161096" text:id="ct220161096">
          <text:insertion>
            <office:change-info>
              <dc:creator>Peter Camilleri</dc:creator>
              <dc:date>2015-04-25T17:38:00</dc:date>
            </office:change-info>
          </text:insertion>
        </text:changed-region>
        <text:changed-region xml:id="ct220161200" text:id="ct220161200">
          <text:insertion>
            <office:change-info>
              <dc:creator>Peter Camilleri</dc:creator>
              <dc:date>2015-04-25T17:38:00</dc:date>
            </office:change-info>
          </text:insertion>
        </text:changed-region>
        <text:changed-region xml:id="ct220161304" text:id="ct220161304">
          <text:insertion>
            <office:change-info>
              <dc:creator>Peter Camilleri</dc:creator>
              <dc:date>2015-04-25T17:38:00</dc:date>
            </office:change-info>
          </text:insertion>
        </text:changed-region>
        <text:changed-region xml:id="ct220161408" text:id="ct220161408">
          <text:insertion>
            <office:change-info>
              <dc:creator>Peter Camilleri</dc:creator>
              <dc:date>2015-04-25T17:38:00</dc:date>
            </office:change-info>
          </text:insertion>
        </text:changed-region>
        <text:changed-region xml:id="ct220161512" text:id="ct220161512">
          <text:insertion>
            <office:change-info>
              <dc:creator>Peter Camilleri</dc:creator>
              <dc:date>2015-04-25T17:38:00</dc:date>
            </office:change-info>
          </text:insertion>
        </text:changed-region>
        <text:changed-region xml:id="ct220161720" text:id="ct220161720">
          <text:deletion>
            <office:change-info>
              <dc:creator>Peter Camilleri</dc:creator>
              <dc:date>2015-04-25T23:11:00</dc:date>
            </office:change-info>
            <text:p text:style-name="Text_20_body">.atanh</text:p>
          </text:deletion>
        </text:changed-region>
        <text:changed-region xml:id="ct220161616" text:id="ct220161616">
          <text:deletion>
            <office:change-info>
              <dc:creator>Peter Camilleri</dc:creator>
              <dc:date>2015-04-25T23:12:00</dc:date>
            </office:change-info>
            <text:p text:style-name="Text_20_body"/>
            <text:p text:style-name="Text_20_body"/>
          </text:deletion>
        </text:changed-region>
        <text:changed-region xml:id="ct220161824" text:id="ct220161824">
          <text:insertion>
            <office:change-info>
              <dc:creator>Peter Camilleri</dc:creator>
              <dc:date>2015-04-25T17:38:00</dc:date>
            </office:change-info>
          </text:insertion>
        </text:changed-region>
        <text:changed-region xml:id="ct220161928" text:id="ct220161928">
          <text:insertion>
            <office:change-info>
              <dc:creator>Peter Camilleri</dc:creator>
              <dc:date>2015-04-25T17:38:00</dc:date>
            </office:change-info>
          </text:insertion>
        </text:changed-region>
        <text:changed-region xml:id="ct220162032" text:id="ct220162032">
          <text:insertion>
            <office:change-info>
              <dc:creator>Peter Camilleri</dc:creator>
              <dc:date>2015-04-25T17:38:00</dc:date>
            </office:change-info>
          </text:insertion>
        </text:changed-region>
        <text:changed-region xml:id="ct220162136" text:id="ct220162136">
          <text:insertion>
            <office:change-info>
              <dc:creator>Peter Camilleri</dc:creator>
              <dc:date>2015-04-25T17:38:00</dc:date>
            </office:change-info>
          </text:insertion>
        </text:changed-region>
        <text:changed-region xml:id="ct220162240" text:id="ct220162240">
          <text:insertion>
            <office:change-info>
              <dc:creator>Peter Camilleri</dc:creator>
              <dc:date>2015-04-25T17:38:00</dc:date>
            </office:change-info>
          </text:insertion>
        </text:changed-region>
        <text:changed-region xml:id="ct220162344" text:id="ct220162344">
          <text:deletion>
            <office:change-info>
              <dc:creator>Peter Camilleri</dc:creator>
              <dc:date>2015-04-25T23:12:00</dc:date>
            </office:change-info>
            <text:p text:style-name="Text_20_body"/>
            <text:p text:style-name="Text_20_body">.c2p</text:p>
          </text:deletion>
        </text:changed-region>
        <text:changed-region xml:id="ct220162448" text:id="ct220162448">
          <text:insertion>
            <office:change-info>
              <dc:creator>Peter Camilleri</dc:creator>
              <dc:date>2015-04-25T17:38:00</dc:date>
            </office:change-info>
          </text:insertion>
        </text:changed-region>
        <text:changed-region xml:id="ct220162552" text:id="ct220162552">
          <text:insertion>
            <office:change-info>
              <dc:creator>Peter Camilleri</dc:creator>
              <dc:date>2015-04-25T17:38:00</dc:date>
            </office:change-info>
          </text:insertion>
        </text:changed-region>
        <text:changed-region xml:id="ct220162656" text:id="ct220162656">
          <text:insertion>
            <office:change-info>
              <dc:creator>Peter Camilleri</dc:creator>
              <dc:date>2015-04-25T17:38:00</dc:date>
            </office:change-info>
          </text:insertion>
        </text:changed-region>
        <text:changed-region xml:id="ct220162760" text:id="ct220162760">
          <text:insertion>
            <office:change-info>
              <dc:creator>Peter Camilleri</dc:creator>
              <dc:date>2015-04-25T17:38:00</dc:date>
            </office:change-info>
          </text:insertion>
        </text:changed-region>
        <text:changed-region xml:id="ct220162864" text:id="ct220162864">
          <text:insertion>
            <office:change-info>
              <dc:creator>Peter Camilleri</dc:creator>
              <dc:date>2015-04-25T17:38:00</dc:date>
            </office:change-info>
          </text:insertion>
        </text:changed-region>
        <text:changed-region xml:id="ct220163072" text:id="ct220163072">
          <text:deletion>
            <office:change-info>
              <dc:creator>Peter Camilleri</dc:creator>
              <dc:date>2015-04-25T23:12:00</dc:date>
            </office:change-info>
            <text:p text:style-name="Text_20_body">.cbrt</text:p>
          </text:deletion>
        </text:changed-region>
        <text:changed-region xml:id="ct220162968" text:id="ct220162968">
          <text:deletion>
            <office:change-info>
              <dc:creator>Peter Camilleri</dc:creator>
              <dc:date>2015-04-25T23:13:00</dc:date>
            </office:change-info>
            <text:p text:style-name="Text_20_body"/>
            <text:p text:style-name="Text_20_body"/>
          </text:deletion>
        </text:changed-region>
        <text:changed-region xml:id="ct220163176" text:id="ct220163176">
          <text:insertion>
            <office:change-info>
              <dc:creator>Peter Camilleri</dc:creator>
              <dc:date>2015-04-25T17:38:00</dc:date>
            </office:change-info>
          </text:insertion>
        </text:changed-region>
        <text:changed-region xml:id="ct220163280" text:id="ct220163280">
          <text:insertion>
            <office:change-info>
              <dc:creator>Peter Camilleri</dc:creator>
              <dc:date>2015-04-25T17:38:00</dc:date>
            </office:change-info>
          </text:insertion>
        </text:changed-region>
        <text:changed-region xml:id="ct220163384" text:id="ct220163384">
          <text:insertion>
            <office:change-info>
              <dc:creator>Peter Camilleri</dc:creator>
              <dc:date>2015-04-25T17:38:00</dc:date>
            </office:change-info>
          </text:insertion>
        </text:changed-region>
        <text:changed-region xml:id="ct220163488" text:id="ct220163488">
          <text:insertion>
            <office:change-info>
              <dc:creator>Peter Camilleri</dc:creator>
              <dc:date>2015-04-25T17:38:00</dc:date>
            </office:change-info>
          </text:insertion>
        </text:changed-region>
        <text:changed-region xml:id="ct220163592" text:id="ct220163592">
          <text:insertion>
            <office:change-info>
              <dc:creator>Peter Camilleri</dc:creator>
              <dc:date>2015-04-25T17:38:00</dc:date>
            </office:change-info>
          </text:insertion>
        </text:changed-region>
        <text:changed-region xml:id="ct220163696" text:id="ct220163696">
          <text:deletion>
            <office:change-info>
              <dc:creator>Peter Camilleri</dc:creator>
              <dc:date>2015-04-25T23:13:00</dc:date>
            </office:change-info>
            <text:p text:style-name="Text_20_body"/>
            <text:p text:style-name="Text_20_body">.ceil</text:p>
          </text:deletion>
        </text:changed-region>
        <text:changed-region xml:id="ct220163800" text:id="ct220163800">
          <text:insertion>
            <office:change-info>
              <dc:creator>Peter Camilleri</dc:creator>
              <dc:date>2015-04-25T17:38:00</dc:date>
            </office:change-info>
          </text:insertion>
        </text:changed-region>
        <text:changed-region xml:id="ct220163904" text:id="ct220163904">
          <text:insertion>
            <office:change-info>
              <dc:creator>Peter Camilleri</dc:creator>
              <dc:date>2015-04-25T17:38:00</dc:date>
            </office:change-info>
          </text:insertion>
        </text:changed-region>
        <text:changed-region xml:id="ct220164008" text:id="ct220164008">
          <text:insertion>
            <office:change-info>
              <dc:creator>Peter Camilleri</dc:creator>
              <dc:date>2015-04-25T17:38:00</dc:date>
            </office:change-info>
          </text:insertion>
        </text:changed-region>
        <text:changed-region xml:id="ct220164112" text:id="ct220164112">
          <text:insertion>
            <office:change-info>
              <dc:creator>Peter Camilleri</dc:creator>
              <dc:date>2015-04-25T17:38:00</dc:date>
            </office:change-info>
          </text:insertion>
        </text:changed-region>
        <text:changed-region xml:id="ct220164216" text:id="ct220164216">
          <text:insertion>
            <office:change-info>
              <dc:creator>Peter Camilleri</dc:creator>
              <dc:date>2015-04-25T17:38:00</dc:date>
            </office:change-info>
          </text:insertion>
        </text:changed-region>
        <text:changed-region xml:id="ct220164320" text:id="ct220164320">
          <text:insertion>
            <office:change-info>
              <dc:creator>Peter Camilleri</dc:creator>
              <dc:date>2015-04-25T17:38:00</dc:date>
            </office:change-info>
          </text:insertion>
        </text:changed-region>
        <text:changed-region xml:id="ct220164424" text:id="ct220164424">
          <text:deletion>
            <office:change-info>
              <dc:creator>Peter Camilleri</dc:creator>
              <dc:date>2015-04-25T23:13:00</dc:date>
            </office:change-info>
            <text:p text:style-name="Text_20_body"/>
            <text:p text:style-name="Text_20_body">.conjugate</text:p>
          </text:deletion>
        </text:changed-region>
        <text:changed-region xml:id="ct220230104" text:id="ct220230104">
          <text:insertion>
            <office:change-info>
              <dc:creator>Peter Camilleri</dc:creator>
              <dc:date>2015-04-25T17:38:00</dc:date>
            </office:change-info>
          </text:insertion>
        </text:changed-region>
        <text:changed-region xml:id="ct220230208" text:id="ct220230208">
          <text:insertion>
            <office:change-info>
              <dc:creator>Peter Camilleri</dc:creator>
              <dc:date>2015-04-25T17:38:00</dc:date>
            </office:change-info>
          </text:insertion>
        </text:changed-region>
        <text:changed-region xml:id="ct220230312" text:id="ct220230312">
          <text:insertion>
            <office:change-info>
              <dc:creator>Peter Camilleri</dc:creator>
              <dc:date>2015-04-25T17:38:00</dc:date>
            </office:change-info>
          </text:insertion>
        </text:changed-region>
        <text:changed-region xml:id="ct220230416" text:id="ct220230416">
          <text:insertion>
            <office:change-info>
              <dc:creator>Peter Camilleri</dc:creator>
              <dc:date>2015-04-25T17:38:00</dc:date>
            </office:change-info>
          </text:insertion>
        </text:changed-region>
        <text:changed-region xml:id="ct220230520" text:id="ct220230520">
          <text:deletion>
            <office:change-info>
              <dc:creator>Peter Camilleri</dc:creator>
              <dc:date>2015-04-25T23:13:00</dc:date>
            </office:change-info>
            <text:p text:style-name="Text_20_body"/>
            <text:p text:style-name="Text_20_body">.cos</text:p>
          </text:deletion>
        </text:changed-region>
        <text:changed-region xml:id="ct220230624" text:id="ct220230624">
          <text:insertion>
            <office:change-info>
              <dc:creator>Peter Camilleri</dc:creator>
              <dc:date>2015-04-25T17:38:00</dc:date>
            </office:change-info>
          </text:insertion>
        </text:changed-region>
        <text:changed-region xml:id="ct220230728" text:id="ct220230728">
          <text:insertion>
            <office:change-info>
              <dc:creator>Peter Camilleri</dc:creator>
              <dc:date>2015-04-25T17:38:00</dc:date>
            </office:change-info>
          </text:insertion>
        </text:changed-region>
        <text:changed-region xml:id="ct220230832" text:id="ct220230832">
          <text:insertion>
            <office:change-info>
              <dc:creator>Peter Camilleri</dc:creator>
              <dc:date>2015-04-25T17:38:00</dc:date>
            </office:change-info>
          </text:insertion>
        </text:changed-region>
        <text:changed-region xml:id="ct220230936" text:id="ct220230936">
          <text:insertion>
            <office:change-info>
              <dc:creator>Peter Camilleri</dc:creator>
              <dc:date>2015-04-25T17:38:00</dc:date>
            </office:change-info>
          </text:insertion>
        </text:changed-region>
        <text:changed-region xml:id="ct220231040" text:id="ct220231040">
          <text:insertion>
            <office:change-info>
              <dc:creator>Peter Camilleri</dc:creator>
              <dc:date>2015-04-25T17:38:00</dc:date>
            </office:change-info>
          </text:insertion>
        </text:changed-region>
        <text:changed-region xml:id="ct220231248" text:id="ct220231248">
          <text:deletion>
            <office:change-info>
              <dc:creator>Peter Camilleri</dc:creator>
              <dc:date>2015-04-25T23:13:00</dc:date>
            </office:change-info>
            <text:p text:style-name="Text_20_body">.cosh</text:p>
          </text:deletion>
        </text:changed-region>
        <text:changed-region xml:id="ct220231144" text:id="ct220231144">
          <text:deletion>
            <office:change-info>
              <dc:creator>Peter Camilleri</dc:creator>
              <dc:date>2015-04-25T23:14:00</dc:date>
            </office:change-info>
            <text:p text:style-name="Text_20_body"/>
            <text:p text:style-name="Text_20_body"/>
          </text:deletion>
        </text:changed-region>
        <text:changed-region xml:id="ct220231352" text:id="ct220231352">
          <text:insertion>
            <office:change-info>
              <dc:creator>Peter Camilleri</dc:creator>
              <dc:date>2015-04-25T17:38:00</dc:date>
            </office:change-info>
          </text:insertion>
        </text:changed-region>
        <text:changed-region xml:id="ct220231456" text:id="ct220231456">
          <text:insertion>
            <office:change-info>
              <dc:creator>Peter Camilleri</dc:creator>
              <dc:date>2015-04-25T17:38:00</dc:date>
            </office:change-info>
          </text:insertion>
        </text:changed-region>
        <text:changed-region xml:id="ct220231560" text:id="ct220231560">
          <text:insertion>
            <office:change-info>
              <dc:creator>Peter Camilleri</dc:creator>
              <dc:date>2015-04-25T17:38:00</dc:date>
            </office:change-info>
          </text:insertion>
        </text:changed-region>
        <text:changed-region xml:id="ct220231664" text:id="ct220231664">
          <text:insertion>
            <office:change-info>
              <dc:creator>Peter Camilleri</dc:creator>
              <dc:date>2015-04-25T17:38:00</dc:date>
            </office:change-info>
          </text:insertion>
        </text:changed-region>
        <text:changed-region xml:id="ct220231768" text:id="ct220231768">
          <text:insertion>
            <office:change-info>
              <dc:creator>Peter Camilleri</dc:creator>
              <dc:date>2015-04-25T17:38:00</dc:date>
            </office:change-info>
          </text:insertion>
        </text:changed-region>
        <text:changed-region xml:id="ct220231872" text:id="ct220231872">
          <text:deletion>
            <office:change-info>
              <dc:creator>Peter Camilleri</dc:creator>
              <dc:date>2015-04-25T23:14:00</dc:date>
            </office:change-info>
            <text:p text:style-name="Text_20_body"/>
            <text:p text:style-name="Text_20_body">.cube</text:p>
          </text:deletion>
        </text:changed-region>
        <text:changed-region xml:id="ct220231976" text:id="ct220231976">
          <text:insertion>
            <office:change-info>
              <dc:creator>Peter Camilleri</dc:creator>
              <dc:date>2015-04-25T17:38:00</dc:date>
            </office:change-info>
          </text:insertion>
        </text:changed-region>
        <text:changed-region xml:id="ct220232080" text:id="ct220232080">
          <text:insertion>
            <office:change-info>
              <dc:creator>Peter Camilleri</dc:creator>
              <dc:date>2015-04-25T17:38:00</dc:date>
            </office:change-info>
          </text:insertion>
        </text:changed-region>
        <text:changed-region xml:id="ct220232184" text:id="ct220232184">
          <text:insertion>
            <office:change-info>
              <dc:creator>Peter Camilleri</dc:creator>
              <dc:date>2015-04-25T17:38:00</dc:date>
            </office:change-info>
          </text:insertion>
        </text:changed-region>
        <text:changed-region xml:id="ct220232288" text:id="ct220232288">
          <text:insertion>
            <office:change-info>
              <dc:creator>Peter Camilleri</dc:creator>
              <dc:date>2015-04-25T17:38:00</dc:date>
            </office:change-info>
          </text:insertion>
        </text:changed-region>
        <text:changed-region xml:id="ct220232392" text:id="ct220232392">
          <text:deletion>
            <office:change-info>
              <dc:creator>Peter Camilleri</dc:creator>
              <dc:date>2015-04-25T23:15:00</dc:date>
            </office:change-info>
            <text:p text:style-name="Text_20_body"/>
            <text:p text:style-name="Text_20_body">.d2r</text:p>
          </text:deletion>
        </text:changed-region>
        <text:changed-region xml:id="ct220232496" text:id="ct220232496">
          <text:insertion>
            <office:change-info>
              <dc:creator>Peter Camilleri</dc:creator>
              <dc:date>2015-04-25T17:38:00</dc:date>
            </office:change-info>
          </text:insertion>
        </text:changed-region>
        <text:changed-region xml:id="ct220232600" text:id="ct220232600">
          <text:insertion>
            <office:change-info>
              <dc:creator>Peter Camilleri</dc:creator>
              <dc:date>2015-04-25T17:38:00</dc:date>
            </office:change-info>
          </text:insertion>
        </text:changed-region>
        <text:changed-region xml:id="ct220232704" text:id="ct220232704">
          <text:insertion>
            <office:change-info>
              <dc:creator>Peter Camilleri</dc:creator>
              <dc:date>2015-04-25T17:38:00</dc:date>
            </office:change-info>
          </text:insertion>
        </text:changed-region>
        <text:changed-region xml:id="ct220232808" text:id="ct220232808">
          <text:insertion>
            <office:change-info>
              <dc:creator>Peter Camilleri</dc:creator>
              <dc:date>2015-04-25T17:38:00</dc:date>
            </office:change-info>
          </text:insertion>
        </text:changed-region>
        <text:changed-region xml:id="ct220232912" text:id="ct220232912">
          <text:insertion>
            <office:change-info>
              <dc:creator>Peter Camilleri</dc:creator>
              <dc:date>2015-04-25T17:38:00</dc:date>
            </office:change-info>
          </text:insertion>
        </text:changed-region>
        <text:changed-region xml:id="ct220233016" text:id="ct220233016">
          <text:deletion>
            <office:change-info>
              <dc:creator>Peter Camilleri</dc:creator>
              <dc:date>2015-04-25T23:15:00</dc:date>
            </office:change-info>
            <text:p text:style-name="Text_20_body"/>
            <text:p text:style-name="Text_20_body">.denominator</text:p>
          </text:deletion>
        </text:changed-region>
        <text:changed-region xml:id="ct220233120" text:id="ct220233120">
          <text:insertion>
            <office:change-info>
              <dc:creator>Peter Camilleri</dc:creator>
              <dc:date>2015-04-25T17:38:00</dc:date>
            </office:change-info>
          </text:insertion>
        </text:changed-region>
        <text:changed-region xml:id="ct220233224" text:id="ct220233224">
          <text:insertion>
            <office:change-info>
              <dc:creator>Peter Camilleri</dc:creator>
              <dc:date>2015-04-25T17:38:00</dc:date>
            </office:change-info>
          </text:insertion>
        </text:changed-region>
        <text:changed-region xml:id="ct220233328" text:id="ct220233328">
          <text:insertion>
            <office:change-info>
              <dc:creator>Peter Camilleri</dc:creator>
              <dc:date>2015-04-25T17:38:00</dc:date>
            </office:change-info>
          </text:insertion>
        </text:changed-region>
        <text:changed-region xml:id="ct220233432" text:id="ct220233432">
          <text:insertion>
            <office:change-info>
              <dc:creator>Peter Camilleri</dc:creator>
              <dc:date>2015-04-25T17:38:00</dc:date>
            </office:change-info>
          </text:insertion>
        </text:changed-region>
        <text:changed-region xml:id="ct220233536" text:id="ct220233536">
          <text:insertion>
            <office:change-info>
              <dc:creator>Peter Camilleri</dc:creator>
              <dc:date>2015-04-25T17:38:00</dc:date>
            </office:change-info>
          </text:insertion>
        </text:changed-region>
        <text:changed-region xml:id="ct220233640" text:id="ct220233640">
          <text:insertion>
            <office:change-info>
              <dc:creator>Peter Camilleri</dc:creator>
              <dc:date>2015-04-25T17:38:00</dc:date>
            </office:change-info>
          </text:insertion>
        </text:changed-region>
        <text:changed-region xml:id="ct220233744" text:id="ct220233744">
          <text:deletion>
            <office:change-info>
              <dc:creator>Peter Camilleri</dc:creator>
              <dc:date>2015-04-25T23:15:00</dc:date>
            </office:change-info>
            <text:p text:style-name="Text_20_body"/>
            <text:p text:style-name="Text_20_body">.e**</text:p>
          </text:deletion>
        </text:changed-region>
        <text:changed-region xml:id="ct220233848" text:id="ct220233848">
          <text:insertion>
            <office:change-info>
              <dc:creator>Peter Camilleri</dc:creator>
              <dc:date>2015-04-25T17:38:00</dc:date>
            </office:change-info>
          </text:insertion>
        </text:changed-region>
        <text:changed-region xml:id="ct220233952" text:id="ct220233952">
          <text:insertion>
            <office:change-info>
              <dc:creator>Peter Camilleri</dc:creator>
              <dc:date>2015-04-25T17:38:00</dc:date>
            </office:change-info>
          </text:insertion>
        </text:changed-region>
        <text:changed-region xml:id="ct220234056" text:id="ct220234056">
          <text:insertion>
            <office:change-info>
              <dc:creator>Peter Camilleri</dc:creator>
              <dc:date>2015-04-25T17:38:00</dc:date>
            </office:change-info>
          </text:insertion>
        </text:changed-region>
        <text:changed-region xml:id="ct220234200" text:id="ct220234200">
          <text:insertion>
            <office:change-info>
              <dc:creator>Peter Camilleri</dc:creator>
              <dc:date>2015-04-25T17:38:00</dc:date>
            </office:change-info>
          </text:insertion>
        </text:changed-region>
        <text:changed-region xml:id="ct220234304" text:id="ct220234304">
          <text:insertion>
            <office:change-info>
              <dc:creator>Peter Camilleri</dc:creator>
              <dc:date>2015-04-25T17:38:00</dc:date>
            </office:change-info>
          </text:insertion>
        </text:changed-region>
        <text:changed-region xml:id="ct220234408" text:id="ct220234408">
          <text:deletion>
            <office:change-info>
              <dc:creator>Peter Camilleri</dc:creator>
              <dc:date>2015-04-25T23:15:00</dc:date>
            </office:change-info>
            <text:p text:style-name="Text_20_body"/>
            <text:p text:style-name="Text_20_body">.emit</text:p>
          </text:deletion>
        </text:changed-region>
        <text:changed-region xml:id="ct220234512" text:id="ct220234512">
          <text:insertion>
            <office:change-info>
              <dc:creator>Peter Camilleri</dc:creator>
              <dc:date>2015-04-25T17:38:00</dc:date>
            </office:change-info>
          </text:insertion>
        </text:changed-region>
        <text:changed-region xml:id="ct220234616" text:id="ct220234616">
          <text:insertion>
            <office:change-info>
              <dc:creator>Peter Camilleri</dc:creator>
              <dc:date>2015-04-25T17:38:00</dc:date>
            </office:change-info>
          </text:insertion>
        </text:changed-region>
        <text:changed-region xml:id="ct220234720" text:id="ct220234720">
          <text:insertion>
            <office:change-info>
              <dc:creator>Peter Camilleri</dc:creator>
              <dc:date>2015-04-25T17:38:00</dc:date>
            </office:change-info>
          </text:insertion>
        </text:changed-region>
        <text:changed-region xml:id="ct220234824" text:id="ct220234824">
          <text:insertion>
            <office:change-info>
              <dc:creator>Peter Camilleri</dc:creator>
              <dc:date>2015-04-25T17:38:00</dc:date>
            </office:change-info>
          </text:insertion>
        </text:changed-region>
        <text:changed-region xml:id="ct220235032" text:id="ct220235032">
          <text:deletion>
            <office:change-info>
              <dc:creator>Peter Camilleri</dc:creator>
              <dc:date>2015-04-25T23:15:00</dc:date>
            </office:change-info>
            <text:p text:style-name="Text_20_body">.floor</text:p>
          </text:deletion>
        </text:changed-region>
        <text:changed-region xml:id="ct220234928" text:id="ct220234928">
          <text:deletion>
            <office:change-info>
              <dc:creator>Peter Camilleri</dc:creator>
              <dc:date>2015-04-25T23:16:00</dc:date>
            </office:change-info>
            <text:p text:style-name="Text_20_body"/>
            <text:p text:style-name="Text_20_body"/>
          </text:deletion>
        </text:changed-region>
        <text:changed-region xml:id="ct220235136" text:id="ct220235136">
          <text:insertion>
            <office:change-info>
              <dc:creator>Peter Camilleri</dc:creator>
              <dc:date>2015-04-25T17:38:00</dc:date>
            </office:change-info>
          </text:insertion>
        </text:changed-region>
        <text:changed-region xml:id="ct220235240" text:id="ct220235240">
          <text:insertion>
            <office:change-info>
              <dc:creator>Peter Camilleri</dc:creator>
              <dc:date>2015-04-25T17:38:00</dc:date>
            </office:change-info>
          </text:insertion>
        </text:changed-region>
        <text:changed-region xml:id="ct220235344" text:id="ct220235344">
          <text:insertion>
            <office:change-info>
              <dc:creator>Peter Camilleri</dc:creator>
              <dc:date>2015-04-25T17:38:00</dc:date>
            </office:change-info>
          </text:insertion>
        </text:changed-region>
        <text:changed-region xml:id="ct220235448" text:id="ct220235448">
          <text:insertion>
            <office:change-info>
              <dc:creator>Peter Camilleri</dc:creator>
              <dc:date>2015-04-25T17:38:00</dc:date>
            </office:change-info>
          </text:insertion>
        </text:changed-region>
        <text:changed-region xml:id="ct220235552" text:id="ct220235552">
          <text:insertion>
            <office:change-info>
              <dc:creator>Peter Camilleri</dc:creator>
              <dc:date>2015-04-25T17:38:00</dc:date>
            </office:change-info>
          </text:insertion>
        </text:changed-region>
        <text:changed-region xml:id="ct220235656" text:id="ct220235656">
          <text:insertion>
            <office:change-info>
              <dc:creator>Peter Camilleri</dc:creator>
              <dc:date>2015-04-25T17:38:00</dc:date>
            </office:change-info>
          </text:insertion>
        </text:changed-region>
        <text:changed-region xml:id="ct220235760" text:id="ct220235760">
          <text:deletion>
            <office:change-info>
              <dc:creator>Peter Camilleri</dc:creator>
              <dc:date>2015-04-25T23:16:00</dc:date>
            </office:change-info>
            <text:p text:style-name="Text_20_body"/>
            <text:p text:style-name="Text_20_body">.hypot</text:p>
          </text:deletion>
        </text:changed-region>
        <text:changed-region xml:id="ct220235864" text:id="ct220235864">
          <text:insertion>
            <office:change-info>
              <dc:creator>Peter Camilleri</dc:creator>
              <dc:date>2015-04-25T17:38:00</dc:date>
            </office:change-info>
          </text:insertion>
        </text:changed-region>
        <text:changed-region xml:id="ct220235968" text:id="ct220235968">
          <text:insertion>
            <office:change-info>
              <dc:creator>Peter Camilleri</dc:creator>
              <dc:date>2015-04-25T17:38:00</dc:date>
            </office:change-info>
          </text:insertion>
        </text:changed-region>
        <text:changed-region xml:id="ct220236072" text:id="ct220236072">
          <text:insertion>
            <office:change-info>
              <dc:creator>Peter Camilleri</dc:creator>
              <dc:date>2015-04-25T17:38:00</dc:date>
            </office:change-info>
          </text:insertion>
        </text:changed-region>
        <text:changed-region xml:id="ct220236176" text:id="ct220236176">
          <text:insertion>
            <office:change-info>
              <dc:creator>Peter Camilleri</dc:creator>
              <dc:date>2015-04-25T17:38:00</dc:date>
            </office:change-info>
          </text:insertion>
        </text:changed-region>
        <text:changed-region xml:id="ct220236280" text:id="ct220236280">
          <text:insertion>
            <office:change-info>
              <dc:creator>Peter Camilleri</dc:creator>
              <dc:date>2015-04-25T17:38:00</dc:date>
            </office:change-info>
          </text:insertion>
        </text:changed-region>
        <text:changed-region xml:id="ct220236384" text:id="ct220236384">
          <text:deletion>
            <office:change-info>
              <dc:creator>Peter Camilleri</dc:creator>
              <dc:date>2015-04-25T23:16:00</dc:date>
            </office:change-info>
            <text:p text:style-name="Text_20_body"/>
            <text:p text:style-name="Text_20_body">.imaginary</text:p>
          </text:deletion>
        </text:changed-region>
        <text:changed-region xml:id="ct220236488" text:id="ct220236488">
          <text:insertion>
            <office:change-info>
              <dc:creator>Peter Camilleri</dc:creator>
              <dc:date>2015-04-25T17:38:00</dc:date>
            </office:change-info>
          </text:insertion>
        </text:changed-region>
        <text:changed-region xml:id="ct220236592" text:id="ct220236592">
          <text:insertion>
            <office:change-info>
              <dc:creator>Peter Camilleri</dc:creator>
              <dc:date>2015-04-25T17:38:00</dc:date>
            </office:change-info>
          </text:insertion>
        </text:changed-region>
        <text:changed-region xml:id="ct220236696" text:id="ct220236696">
          <text:insertion>
            <office:change-info>
              <dc:creator>Peter Camilleri</dc:creator>
              <dc:date>2015-04-25T17:38:00</dc:date>
            </office:change-info>
          </text:insertion>
        </text:changed-region>
        <text:changed-region xml:id="ct220236800" text:id="ct220236800">
          <text:insertion>
            <office:change-info>
              <dc:creator>Peter Camilleri</dc:creator>
              <dc:date>2015-04-25T17:38:00</dc:date>
            </office:change-info>
          </text:insertion>
        </text:changed-region>
        <text:changed-region xml:id="ct220236904" text:id="ct220236904">
          <text:deletion>
            <office:change-info>
              <dc:creator>Peter Camilleri</dc:creator>
              <dc:date>2015-04-25T23:16:00</dc:date>
            </office:change-info>
            <text:p text:style-name="Text_20_body"/>
            <text:p text:style-name="Text_20_body">.ln</text:p>
          </text:deletion>
        </text:changed-region>
        <text:changed-region xml:id="ct220237008" text:id="ct220237008">
          <text:insertion>
            <office:change-info>
              <dc:creator>Peter Camilleri</dc:creator>
              <dc:date>2015-04-25T17:38:00</dc:date>
            </office:change-info>
          </text:insertion>
        </text:changed-region>
        <text:changed-region xml:id="ct220237112" text:id="ct220237112">
          <text:insertion>
            <office:change-info>
              <dc:creator>Peter Camilleri</dc:creator>
              <dc:date>2015-04-25T17:38:00</dc:date>
            </office:change-info>
          </text:insertion>
        </text:changed-region>
        <text:changed-region xml:id="ct220237216" text:id="ct220237216">
          <text:insertion>
            <office:change-info>
              <dc:creator>Peter Camilleri</dc:creator>
              <dc:date>2015-04-25T17:38:00</dc:date>
            </office:change-info>
          </text:insertion>
        </text:changed-region>
        <text:changed-region xml:id="ct220237320" text:id="ct220237320">
          <text:insertion>
            <office:change-info>
              <dc:creator>Peter Camilleri</dc:creator>
              <dc:date>2015-04-25T17:38:00</dc:date>
            </office:change-info>
          </text:insertion>
        </text:changed-region>
        <text:changed-region xml:id="ct220237424" text:id="ct220237424">
          <text:insertion>
            <office:change-info>
              <dc:creator>Peter Camilleri</dc:creator>
              <dc:date>2015-04-25T17:38:00</dc:date>
            </office:change-info>
          </text:insertion>
        </text:changed-region>
        <text:changed-region xml:id="ct220237528" text:id="ct220237528">
          <text:deletion>
            <office:change-info>
              <dc:creator>Peter Camilleri</dc:creator>
              <dc:date>2015-04-25T23:16:00</dc:date>
            </office:change-info>
            <text:p text:style-name="Text_20_body"/>
            <text:p text:style-name="Text_20_body">.log10</text:p>
          </text:deletion>
        </text:changed-region>
        <text:changed-region xml:id="ct220237632" text:id="ct220237632">
          <text:insertion>
            <office:change-info>
              <dc:creator>Peter Camilleri</dc:creator>
              <dc:date>2015-04-25T17:38:00</dc:date>
            </office:change-info>
          </text:insertion>
        </text:changed-region>
        <text:changed-region xml:id="ct220237736" text:id="ct220237736">
          <text:insertion>
            <office:change-info>
              <dc:creator>Peter Camilleri</dc:creator>
              <dc:date>2015-04-25T17:38:00</dc:date>
            </office:change-info>
          </text:insertion>
        </text:changed-region>
        <text:changed-region xml:id="ct220237840" text:id="ct220237840">
          <text:insertion>
            <office:change-info>
              <dc:creator>Peter Camilleri</dc:creator>
              <dc:date>2015-04-25T17:38:00</dc:date>
            </office:change-info>
          </text:insertion>
        </text:changed-region>
        <text:changed-region xml:id="ct220237944" text:id="ct220237944">
          <text:insertion>
            <office:change-info>
              <dc:creator>Peter Camilleri</dc:creator>
              <dc:date>2015-04-25T17:38:00</dc:date>
            </office:change-info>
          </text:insertion>
        </text:changed-region>
        <text:changed-region xml:id="ct220238048" text:id="ct220238048">
          <text:insertion>
            <office:change-info>
              <dc:creator>Peter Camilleri</dc:creator>
              <dc:date>2015-04-25T17:38:00</dc:date>
            </office:change-info>
          </text:insertion>
        </text:changed-region>
        <text:changed-region xml:id="ct220238152" text:id="ct220238152">
          <text:deletion>
            <office:change-info>
              <dc:creator>Peter Camilleri</dc:creator>
              <dc:date>2015-04-25T23:17:00</dc:date>
            </office:change-info>
            <text:p text:style-name="Text_20_body"/>
            <text:p text:style-name="Text_20_body">.log2</text:p>
          </text:deletion>
        </text:changed-region>
        <text:changed-region xml:id="ct220238296" text:id="ct220238296">
          <text:insertion>
            <office:change-info>
              <dc:creator>Peter Camilleri</dc:creator>
              <dc:date>2015-04-25T17:38:00</dc:date>
            </office:change-info>
          </text:insertion>
        </text:changed-region>
        <text:changed-region xml:id="ct220238400" text:id="ct220238400">
          <text:insertion>
            <office:change-info>
              <dc:creator>Peter Camilleri</dc:creator>
              <dc:date>2015-04-25T17:38:00</dc:date>
            </office:change-info>
          </text:insertion>
        </text:changed-region>
        <text:changed-region xml:id="ct220238504" text:id="ct220238504">
          <text:insertion>
            <office:change-info>
              <dc:creator>Peter Camilleri</dc:creator>
              <dc:date>2015-04-25T17:38:00</dc:date>
            </office:change-info>
          </text:insertion>
        </text:changed-region>
        <text:changed-region xml:id="ct220238608" text:id="ct220238608">
          <text:insertion>
            <office:change-info>
              <dc:creator>Peter Camilleri</dc:creator>
              <dc:date>2015-04-25T17:38:00</dc:date>
            </office:change-info>
          </text:insertion>
        </text:changed-region>
        <text:changed-region xml:id="ct220238712" text:id="ct220238712">
          <text:insertion>
            <office:change-info>
              <dc:creator>Peter Camilleri</dc:creator>
              <dc:date>2015-04-25T17:38:00</dc:date>
            </office:change-info>
          </text:insertion>
        </text:changed-region>
        <text:changed-region xml:id="ct220238816" text:id="ct220238816">
          <text:deletion>
            <office:change-info>
              <dc:creator>Peter Camilleri</dc:creator>
              <dc:date>2015-04-25T23:17:00</dc:date>
            </office:change-info>
            <text:p text:style-name="Text_20_body"/>
            <text:p text:style-name="Text_20_body">.magnitude</text:p>
          </text:deletion>
        </text:changed-region>
        <text:changed-region xml:id="ct220238920" text:id="ct220238920">
          <text:insertion>
            <office:change-info>
              <dc:creator>Peter Camilleri</dc:creator>
              <dc:date>2015-04-25T17:38:00</dc:date>
            </office:change-info>
          </text:insertion>
        </text:changed-region>
        <text:changed-region xml:id="ct220239024" text:id="ct220239024">
          <text:insertion>
            <office:change-info>
              <dc:creator>Peter Camilleri</dc:creator>
              <dc:date>2015-04-25T17:38:00</dc:date>
            </office:change-info>
          </text:insertion>
        </text:changed-region>
        <text:changed-region xml:id="ct220239128" text:id="ct220239128">
          <text:insertion>
            <office:change-info>
              <dc:creator>Peter Camilleri</dc:creator>
              <dc:date>2015-04-25T17:38:00</dc:date>
            </office:change-info>
          </text:insertion>
        </text:changed-region>
        <text:changed-region xml:id="ct220239232" text:id="ct220239232">
          <text:insertion>
            <office:change-info>
              <dc:creator>Peter Camilleri</dc:creator>
              <dc:date>2015-04-25T17:38:00</dc:date>
            </office:change-info>
          </text:insertion>
        </text:changed-region>
        <text:changed-region xml:id="ct220239336" text:id="ct220239336">
          <text:deletion>
            <office:change-info>
              <dc:creator>Peter Camilleri</dc:creator>
              <dc:date>2015-04-25T23:17:00</dc:date>
            </office:change-info>
            <text:p text:style-name="Text_20_body"/>
            <text:p text:style-name="Text_20_body">.numerator</text:p>
          </text:deletion>
        </text:changed-region>
        <text:changed-region xml:id="ct220239440" text:id="ct220239440">
          <text:insertion>
            <office:change-info>
              <dc:creator>Peter Camilleri</dc:creator>
              <dc:date>2015-04-25T17:38:00</dc:date>
            </office:change-info>
          </text:insertion>
        </text:changed-region>
        <text:changed-region xml:id="ct220239544" text:id="ct220239544">
          <text:insertion>
            <office:change-info>
              <dc:creator>Peter Camilleri</dc:creator>
              <dc:date>2015-04-25T17:38:00</dc:date>
            </office:change-info>
          </text:insertion>
        </text:changed-region>
        <text:changed-region xml:id="ct220239648" text:id="ct220239648">
          <text:insertion>
            <office:change-info>
              <dc:creator>Peter Camilleri</dc:creator>
              <dc:date>2015-04-25T17:38:00</dc:date>
            </office:change-info>
          </text:insertion>
        </text:changed-region>
        <text:changed-region xml:id="ct220239752" text:id="ct220239752">
          <text:insertion>
            <office:change-info>
              <dc:creator>Peter Camilleri</dc:creator>
              <dc:date>2015-04-25T17:38:00</dc:date>
            </office:change-info>
          </text:insertion>
        </text:changed-region>
        <text:changed-region xml:id="ct220239960" text:id="ct220239960">
          <text:deletion>
            <office:change-info>
              <dc:creator>Peter Camilleri</dc:creator>
              <dc:date>2015-04-25T23:17:00</dc:date>
            </office:change-info>
            <text:p text:style-name="Text_20_body">.p2c</text:p>
          </text:deletion>
        </text:changed-region>
        <text:changed-region xml:id="ct220239856" text:id="ct220239856">
          <text:deletion>
            <office:change-info>
              <dc:creator>Peter Camilleri</dc:creator>
              <dc:date>2015-04-25T23:18:00</dc:date>
            </office:change-info>
            <text:p text:style-name="Text_20_body"/>
            <text:p text:style-name="Text_20_body"/>
          </text:deletion>
        </text:changed-region>
        <text:changed-region xml:id="ct220240064" text:id="ct220240064">
          <text:insertion>
            <office:change-info>
              <dc:creator>Peter Camilleri</dc:creator>
              <dc:date>2015-04-25T17:38:00</dc:date>
            </office:change-info>
          </text:insertion>
        </text:changed-region>
        <text:changed-region xml:id="ct220240168" text:id="ct220240168">
          <text:insertion>
            <office:change-info>
              <dc:creator>Peter Camilleri</dc:creator>
              <dc:date>2015-04-25T17:38:00</dc:date>
            </office:change-info>
          </text:insertion>
        </text:changed-region>
        <text:changed-region xml:id="ct220240272" text:id="ct220240272">
          <text:insertion>
            <office:change-info>
              <dc:creator>Peter Camilleri</dc:creator>
              <dc:date>2015-04-25T17:38:00</dc:date>
            </office:change-info>
          </text:insertion>
        </text:changed-region>
        <text:changed-region xml:id="ct220240376" text:id="ct220240376">
          <text:insertion>
            <office:change-info>
              <dc:creator>Peter Camilleri</dc:creator>
              <dc:date>2015-04-25T17:38:00</dc:date>
            </office:change-info>
          </text:insertion>
        </text:changed-region>
        <text:changed-region xml:id="ct220240480" text:id="ct220240480">
          <text:insertion>
            <office:change-info>
              <dc:creator>Peter Camilleri</dc:creator>
              <dc:date>2015-04-25T17:38:00</dc:date>
            </office:change-info>
          </text:insertion>
        </text:changed-region>
        <text:changed-region xml:id="ct220240584" text:id="ct220240584">
          <text:insertion>
            <office:change-info>
              <dc:creator>Peter Camilleri</dc:creator>
              <dc:date>2015-04-25T17:38:00</dc:date>
            </office:change-info>
          </text:insertion>
        </text:changed-region>
        <text:changed-region xml:id="ct220240688" text:id="ct220240688">
          <text:deletion>
            <office:change-info>
              <dc:creator>Peter Camilleri</dc:creator>
              <dc:date>2015-04-25T23:18:00</dc:date>
            </office:change-info>
            <text:p text:style-name="Text_20_body"/>
            <text:p text:style-name="Text_20_body">.polar</text:p>
          </text:deletion>
        </text:changed-region>
        <text:changed-region xml:id="ct220240792" text:id="ct220240792">
          <text:insertion>
            <office:change-info>
              <dc:creator>Peter Camilleri</dc:creator>
              <dc:date>2015-04-25T17:38:00</dc:date>
            </office:change-info>
          </text:insertion>
        </text:changed-region>
        <text:changed-region xml:id="ct220240896" text:id="ct220240896">
          <text:insertion>
            <office:change-info>
              <dc:creator>Peter Camilleri</dc:creator>
              <dc:date>2015-04-25T17:38:00</dc:date>
            </office:change-info>
          </text:insertion>
        </text:changed-region>
        <text:changed-region xml:id="ct220241000" text:id="ct220241000">
          <text:insertion>
            <office:change-info>
              <dc:creator>Peter Camilleri</dc:creator>
              <dc:date>2015-04-25T17:38:00</dc:date>
            </office:change-info>
          </text:insertion>
        </text:changed-region>
        <text:changed-region xml:id="ct220241104" text:id="ct220241104">
          <text:insertion>
            <office:change-info>
              <dc:creator>Peter Camilleri</dc:creator>
              <dc:date>2015-04-25T17:38:00</dc:date>
            </office:change-info>
          </text:insertion>
        </text:changed-region>
        <text:changed-region xml:id="ct220241208" text:id="ct220241208">
          <text:insertion>
            <office:change-info>
              <dc:creator>Peter Camilleri</dc:creator>
              <dc:date>2015-04-25T17:38:00</dc:date>
            </office:change-info>
          </text:insertion>
        </text:changed-region>
        <text:changed-region xml:id="ct220241312" text:id="ct220241312">
          <text:insertion>
            <office:change-info>
              <dc:creator>Peter Camilleri</dc:creator>
              <dc:date>2015-04-25T17:38:00</dc:date>
            </office:change-info>
          </text:insertion>
        </text:changed-region>
        <text:changed-region xml:id="ct220241416" text:id="ct220241416">
          <text:deletion>
            <office:change-info>
              <dc:creator>Peter Camilleri</dc:creator>
              <dc:date>2015-04-25T23:18:00</dc:date>
            </office:change-info>
            <text:p text:style-name="Text_20_body"/>
            <text:p text:style-name="Text_20_body">.r2d</text:p>
          </text:deletion>
        </text:changed-region>
        <text:changed-region xml:id="ct220241520" text:id="ct220241520">
          <text:insertion>
            <office:change-info>
              <dc:creator>Peter Camilleri</dc:creator>
              <dc:date>2015-04-25T17:38:00</dc:date>
            </office:change-info>
          </text:insertion>
        </text:changed-region>
        <text:changed-region xml:id="ct220241624" text:id="ct220241624">
          <text:insertion>
            <office:change-info>
              <dc:creator>Peter Camilleri</dc:creator>
              <dc:date>2015-04-25T17:38:00</dc:date>
            </office:change-info>
          </text:insertion>
        </text:changed-region>
        <text:changed-region xml:id="ct220241728" text:id="ct220241728">
          <text:insertion>
            <office:change-info>
              <dc:creator>Peter Camilleri</dc:creator>
              <dc:date>2015-04-25T17:38:00</dc:date>
            </office:change-info>
          </text:insertion>
        </text:changed-region>
        <text:changed-region xml:id="ct220241832" text:id="ct220241832">
          <text:insertion>
            <office:change-info>
              <dc:creator>Peter Camilleri</dc:creator>
              <dc:date>2015-04-25T17:38:00</dc:date>
            </office:change-info>
          </text:insertion>
        </text:changed-region>
        <text:changed-region xml:id="ct220241936" text:id="ct220241936">
          <text:insertion>
            <office:change-info>
              <dc:creator>Peter Camilleri</dc:creator>
              <dc:date>2015-04-25T17:38:00</dc:date>
            </office:change-info>
          </text:insertion>
        </text:changed-region>
        <text:changed-region xml:id="ct220242040" text:id="ct220242040">
          <text:deletion>
            <office:change-info>
              <dc:creator>Peter Camilleri</dc:creator>
              <dc:date>2015-04-25T23:18:00</dc:date>
            </office:change-info>
            <text:p text:style-name="Text_20_body"/>
            <text:p text:style-name="Text_20_body">.real</text:p>
          </text:deletion>
        </text:changed-region>
        <text:changed-region xml:id="ct249843288" text:id="ct249843288">
          <text:insertion>
            <office:change-info>
              <dc:creator>Peter Camilleri</dc:creator>
              <dc:date>2015-04-25T17:39:00</dc:date>
            </office:change-info>
          </text:insertion>
        </text:changed-region>
        <text:changed-region xml:id="ct220242144" text:id="ct220242144">
          <text:insertion>
            <office:change-info>
              <dc:creator>Peter Camilleri</dc:creator>
              <dc:date>2015-04-25T17:39:00</dc:date>
            </office:change-info>
          </text:insertion>
        </text:changed-region>
        <text:changed-region xml:id="ct249843496" text:id="ct249843496">
          <text:insertion>
            <office:change-info>
              <dc:creator>Peter Camilleri</dc:creator>
              <dc:date>2015-04-25T17:39:00</dc:date>
            </office:change-info>
          </text:insertion>
        </text:changed-region>
        <text:changed-region xml:id="ct249843600" text:id="ct249843600">
          <text:insertion>
            <office:change-info>
              <dc:creator>Peter Camilleri</dc:creator>
              <dc:date>2015-04-25T17:39:00</dc:date>
            </office:change-info>
          </text:insertion>
        </text:changed-region>
        <text:changed-region xml:id="ct220242248" text:id="ct220242248">
          <text:deletion>
            <office:change-info>
              <dc:creator>Peter Camilleri</dc:creator>
              <dc:date>2015-04-25T23:19:00</dc:date>
            </office:change-info>
            <text:p text:style-name="Text_20_body"/>
            <text:p text:style-name="Text_20_body">.round</text:p>
          </text:deletion>
        </text:changed-region>
        <text:changed-region xml:id="ct250163760" text:id="ct250163760">
          <text:insertion>
            <office:change-info>
              <dc:creator>Peter Camilleri</dc:creator>
              <dc:date>2015-04-25T17:39:00</dc:date>
            </office:change-info>
          </text:insertion>
        </text:changed-region>
        <text:changed-region xml:id="ct250163864" text:id="ct250163864">
          <text:insertion>
            <office:change-info>
              <dc:creator>Peter Camilleri</dc:creator>
              <dc:date>2015-04-25T17:39:00</dc:date>
            </office:change-info>
          </text:insertion>
        </text:changed-region>
        <text:changed-region xml:id="ct250164488" text:id="ct250164488">
          <text:insertion>
            <office:change-info>
              <dc:creator>Peter Camilleri</dc:creator>
              <dc:date>2015-04-25T17:39:00</dc:date>
            </office:change-info>
          </text:insertion>
        </text:changed-region>
        <text:changed-region xml:id="ct250164696" text:id="ct250164696">
          <text:insertion>
            <office:change-info>
              <dc:creator>Peter Camilleri</dc:creator>
              <dc:date>2015-04-25T17:39:00</dc:date>
            </office:change-info>
          </text:insertion>
        </text:changed-region>
        <text:changed-region xml:id="ct250164072" text:id="ct250164072">
          <text:insertion>
            <office:change-info>
              <dc:creator>Peter Camilleri</dc:creator>
              <dc:date>2015-04-25T17:39:00</dc:date>
            </office:change-info>
          </text:insertion>
        </text:changed-region>
        <text:changed-region xml:id="ct250164384" text:id="ct250164384">
          <text:insertion>
            <office:change-info>
              <dc:creator>Peter Camilleri</dc:creator>
              <dc:date>2015-04-25T17:39:00</dc:date>
            </office:change-info>
          </text:insertion>
        </text:changed-region>
        <text:changed-region xml:id="ct220275264" text:id="ct220275264">
          <text:deletion>
            <office:change-info>
              <dc:creator>Peter Camilleri</dc:creator>
              <dc:date>2015-04-25T23:19:00</dc:date>
            </office:change-info>
            <text:p text:style-name="Text_20_body"/>
            <text:p text:style-name="Text_20_body">.sin</text:p>
          </text:deletion>
        </text:changed-region>
        <text:changed-region xml:id="ct250168648" text:id="ct250168648">
          <text:insertion>
            <office:change-info>
              <dc:creator>Peter Camilleri</dc:creator>
              <dc:date>2015-04-25T17:39:00</dc:date>
            </office:change-info>
          </text:insertion>
        </text:changed-region>
        <text:changed-region xml:id="ct220275368" text:id="ct220275368">
          <text:insertion>
            <office:change-info>
              <dc:creator>Peter Camilleri</dc:creator>
              <dc:date>2015-04-25T17:39:00</dc:date>
            </office:change-info>
          </text:insertion>
        </text:changed-region>
        <text:changed-region xml:id="ct250168544" text:id="ct250168544">
          <text:insertion>
            <office:change-info>
              <dc:creator>Peter Camilleri</dc:creator>
              <dc:date>2015-04-25T17:39:00</dc:date>
            </office:change-info>
          </text:insertion>
        </text:changed-region>
        <text:changed-region xml:id="ct250168440" text:id="ct250168440">
          <text:insertion>
            <office:change-info>
              <dc:creator>Peter Camilleri</dc:creator>
              <dc:date>2015-04-25T17:39:00</dc:date>
            </office:change-info>
          </text:insertion>
        </text:changed-region>
        <text:changed-region xml:id="ct250168752" text:id="ct250168752">
          <text:insertion>
            <office:change-info>
              <dc:creator>Peter Camilleri</dc:creator>
              <dc:date>2015-04-25T17:39:00</dc:date>
            </office:change-info>
          </text:insertion>
        </text:changed-region>
        <text:changed-region xml:id="ct220275472" text:id="ct220275472">
          <text:deletion>
            <office:change-info>
              <dc:creator>Peter Camilleri</dc:creator>
              <dc:date>2015-04-25T23:19:00</dc:date>
            </office:change-info>
            <text:p text:style-name="Text_20_body"/>
            <text:p text:style-name="Text_20_body">.sinh</text:p>
          </text:deletion>
        </text:changed-region>
        <text:changed-region xml:id="ct250171560" text:id="ct250171560">
          <text:insertion>
            <office:change-info>
              <dc:creator>Peter Camilleri</dc:creator>
              <dc:date>2015-04-25T17:39:00</dc:date>
            </office:change-info>
          </text:insertion>
        </text:changed-region>
        <text:changed-region xml:id="ct250171144" text:id="ct250171144">
          <text:insertion>
            <office:change-info>
              <dc:creator>Peter Camilleri</dc:creator>
              <dc:date>2015-04-25T17:39:00</dc:date>
            </office:change-info>
          </text:insertion>
        </text:changed-region>
        <text:changed-region xml:id="ct220275576" text:id="ct220275576">
          <text:insertion>
            <office:change-info>
              <dc:creator>Peter Camilleri</dc:creator>
              <dc:date>2015-04-25T17:39:00</dc:date>
            </office:change-info>
          </text:insertion>
        </text:changed-region>
        <text:changed-region xml:id="ct220275160" text:id="ct220275160">
          <text:insertion>
            <office:change-info>
              <dc:creator>Peter Camilleri</dc:creator>
              <dc:date>2015-04-25T17:39:00</dc:date>
            </office:change-info>
          </text:insertion>
        </text:changed-region>
        <text:changed-region xml:id="ct250171664" text:id="ct250171664">
          <text:insertion>
            <office:change-info>
              <dc:creator>Peter Camilleri</dc:creator>
              <dc:date>2015-04-25T17:39:00</dc:date>
            </office:change-info>
          </text:insertion>
        </text:changed-region>
        <text:changed-region xml:id="ct220275680" text:id="ct220275680">
          <text:deletion>
            <office:change-info>
              <dc:creator>Peter Camilleri</dc:creator>
              <dc:date>2015-04-25T23:19:00</dc:date>
            </office:change-info>
            <text:p text:style-name="Text_20_body"/>
            <text:p text:style-name="Text_20_body">.sleep</text:p>
          </text:deletion>
        </text:changed-region>
        <text:changed-region xml:id="ct250172496" text:id="ct250172496">
          <text:insertion>
            <office:change-info>
              <dc:creator>Peter Camilleri</dc:creator>
              <dc:date>2015-04-25T17:39:00</dc:date>
            </office:change-info>
          </text:insertion>
        </text:changed-region>
        <text:changed-region xml:id="ct220275784" text:id="ct220275784">
          <text:insertion>
            <office:change-info>
              <dc:creator>Peter Camilleri</dc:creator>
              <dc:date>2015-04-25T17:39:00</dc:date>
            </office:change-info>
          </text:insertion>
        </text:changed-region>
        <text:changed-region xml:id="ct250172080" text:id="ct250172080">
          <text:insertion>
            <office:change-info>
              <dc:creator>Peter Camilleri</dc:creator>
              <dc:date>2015-04-25T17:39:00</dc:date>
            </office:change-info>
          </text:insertion>
        </text:changed-region>
        <text:changed-region xml:id="ct250172288" text:id="ct250172288">
          <text:insertion>
            <office:change-info>
              <dc:creator>Peter Camilleri</dc:creator>
              <dc:date>2015-04-25T17:39:00</dc:date>
            </office:change-info>
          </text:insertion>
        </text:changed-region>
        <text:changed-region xml:id="ct220275888" text:id="ct220275888">
          <text:deletion>
            <office:change-info>
              <dc:creator>Peter Camilleri</dc:creator>
              <dc:date>2015-04-25T23:20:00</dc:date>
            </office:change-info>
            <text:p text:style-name="Text_20_body"/>
            <text:p text:style-name="Text_20_body">.sqr</text:p>
          </text:deletion>
        </text:changed-region>
        <text:changed-region xml:id="ct250170624" text:id="ct250170624">
          <text:insertion>
            <office:change-info>
              <dc:creator>Peter Camilleri</dc:creator>
              <dc:date>2015-04-25T17:39:00</dc:date>
            </office:change-info>
          </text:insertion>
        </text:changed-region>
        <text:changed-region xml:id="ct220275992" text:id="ct220275992">
          <text:insertion>
            <office:change-info>
              <dc:creator>Peter Camilleri</dc:creator>
              <dc:date>2015-04-25T17:39:00</dc:date>
            </office:change-info>
          </text:insertion>
        </text:changed-region>
        <text:changed-region xml:id="ct250173744" text:id="ct250173744">
          <text:insertion>
            <office:change-info>
              <dc:creator>Peter Camilleri</dc:creator>
              <dc:date>2015-04-25T17:39:00</dc:date>
            </office:change-info>
          </text:insertion>
        </text:changed-region>
        <text:changed-region xml:id="ct250172600" text:id="ct250172600">
          <text:insertion>
            <office:change-info>
              <dc:creator>Peter Camilleri</dc:creator>
              <dc:date>2015-04-25T17:39:00</dc:date>
            </office:change-info>
          </text:insertion>
        </text:changed-region>
        <text:changed-region xml:id="ct220276096" text:id="ct220276096">
          <text:deletion>
            <office:change-info>
              <dc:creator>Peter Camilleri</dc:creator>
              <dc:date>2015-04-25T23:20:00</dc:date>
            </office:change-info>
            <text:p text:style-name="Text_20_body"/>
            <text:p text:style-name="Text_20_body">.sqrt</text:p>
          </text:deletion>
        </text:changed-region>
        <text:changed-region xml:id="ct250173432" text:id="ct250173432">
          <text:insertion>
            <office:change-info>
              <dc:creator>Peter Camilleri</dc:creator>
              <dc:date>2015-04-25T17:39:00</dc:date>
            </office:change-info>
          </text:insertion>
        </text:changed-region>
        <text:changed-region xml:id="ct220276200" text:id="ct220276200">
          <text:insertion>
            <office:change-info>
              <dc:creator>Peter Camilleri</dc:creator>
              <dc:date>2015-04-25T17:39:00</dc:date>
            </office:change-info>
          </text:insertion>
        </text:changed-region>
        <text:changed-region xml:id="ct250171248" text:id="ct250171248">
          <text:insertion>
            <office:change-info>
              <dc:creator>Peter Camilleri</dc:creator>
              <dc:date>2015-04-25T17:39:00</dc:date>
            </office:change-info>
          </text:insertion>
        </text:changed-region>
        <text:changed-region xml:id="ct250173640" text:id="ct250173640">
          <text:insertion>
            <office:change-info>
              <dc:creator>Peter Camilleri</dc:creator>
              <dc:date>2015-04-25T17:39:00</dc:date>
            </office:change-info>
          </text:insertion>
        </text:changed-region>
        <text:changed-region xml:id="ct250172912" text:id="ct250172912">
          <text:insertion>
            <office:change-info>
              <dc:creator>Peter Camilleri</dc:creator>
              <dc:date>2015-04-25T17:39:00</dc:date>
            </office:change-info>
          </text:insertion>
        </text:changed-region>
        <text:changed-region xml:id="ct220276304" text:id="ct220276304">
          <text:deletion>
            <office:change-info>
              <dc:creator>Peter Camilleri</dc:creator>
              <dc:date>2015-04-25T23:20:00</dc:date>
            </office:change-info>
            <text:p text:style-name="Text_20_body"/>
            <text:p text:style-name="Text_20_body">.tan</text:p>
          </text:deletion>
        </text:changed-region>
        <text:changed-region xml:id="ct250175720" text:id="ct250175720">
          <text:insertion>
            <office:change-info>
              <dc:creator>Peter Camilleri</dc:creator>
              <dc:date>2015-04-25T17:39:00</dc:date>
            </office:change-info>
          </text:insertion>
        </text:changed-region>
        <text:changed-region xml:id="ct220276408" text:id="ct220276408">
          <text:insertion>
            <office:change-info>
              <dc:creator>Peter Camilleri</dc:creator>
              <dc:date>2015-04-25T17:39:00</dc:date>
            </office:change-info>
          </text:insertion>
        </text:changed-region>
        <text:changed-region xml:id="ct250174992" text:id="ct250174992">
          <text:insertion>
            <office:change-info>
              <dc:creator>Peter Camilleri</dc:creator>
              <dc:date>2015-04-25T17:39:00</dc:date>
            </office:change-info>
          </text:insertion>
        </text:changed-region>
        <text:changed-region xml:id="ct250174472" text:id="ct250174472">
          <text:insertion>
            <office:change-info>
              <dc:creator>Peter Camilleri</dc:creator>
              <dc:date>2015-04-25T17:39:00</dc:date>
            </office:change-info>
          </text:insertion>
        </text:changed-region>
        <text:changed-region xml:id="ct250175408" text:id="ct250175408">
          <text:insertion>
            <office:change-info>
              <dc:creator>Peter Camilleri</dc:creator>
              <dc:date>2015-04-25T17:39:00</dc:date>
            </office:change-info>
          </text:insertion>
        </text:changed-region>
        <text:changed-region xml:id="ct220276512" text:id="ct220276512">
          <text:deletion>
            <office:change-info>
              <dc:creator>Peter Camilleri</dc:creator>
              <dc:date>2015-04-25T23:20:00</dc:date>
            </office:change-info>
            <text:p text:style-name="Text_20_body"/>
            <text:p text:style-name="Text_20_body">.tanh</text:p>
          </text:deletion>
        </text:changed-region>
        <text:changed-region xml:id="ct250170728" text:id="ct250170728">
          <text:insertion>
            <office:change-info>
              <dc:creator>Peter Camilleri</dc:creator>
              <dc:date>2015-04-25T17:39:00</dc:date>
            </office:change-info>
          </text:insertion>
        </text:changed-region>
        <text:changed-region xml:id="ct220276616" text:id="ct220276616">
          <text:insertion>
            <office:change-info>
              <dc:creator>Peter Camilleri</dc:creator>
              <dc:date>2015-04-25T17:39:00</dc:date>
            </office:change-info>
          </text:insertion>
        </text:changed-region>
        <text:changed-region xml:id="ct250173120" text:id="ct250173120">
          <text:insertion>
            <office:change-info>
              <dc:creator>Peter Camilleri</dc:creator>
              <dc:date>2015-04-25T17:39:00</dc:date>
            </office:change-info>
          </text:insertion>
        </text:changed-region>
        <text:changed-region xml:id="ct250172808" text:id="ct250172808">
          <text:insertion>
            <office:change-info>
              <dc:creator>Peter Camilleri</dc:creator>
              <dc:date>2015-04-25T17:39:00</dc:date>
            </office:change-info>
          </text:insertion>
        </text:changed-region>
        <text:changed-region xml:id="ct250176240" text:id="ct250176240">
          <text:insertion>
            <office:change-info>
              <dc:creator>Peter Camilleri</dc:creator>
              <dc:date>2015-04-25T17:39:00</dc:date>
            </office:change-info>
          </text:insertion>
        </text:changed-region>
        <text:changed-region xml:id="ct220276720" text:id="ct220276720">
          <text:deletion>
            <office:change-info>
              <dc:creator>Peter Camilleri</dc:creator>
              <dc:date>2015-04-25T23:20:00</dc:date>
            </office:change-info>
            <text:p text:style-name="Text_20_body"/>
            <text:p text:style-name="Text_20_body">/</text:p>
          </text:deletion>
        </text:changed-region>
        <text:changed-region xml:id="ct250174576" text:id="ct250174576">
          <text:insertion>
            <office:change-info>
              <dc:creator>Peter Camilleri</dc:creator>
              <dc:date>2015-04-25T17:39:00</dc:date>
            </office:change-info>
          </text:insertion>
        </text:changed-region>
        <text:changed-region xml:id="ct220276824" text:id="ct220276824">
          <text:insertion>
            <office:change-info>
              <dc:creator>Peter Camilleri</dc:creator>
              <dc:date>2015-04-25T17:39:00</dc:date>
            </office:change-info>
          </text:insertion>
        </text:changed-region>
        <text:changed-region xml:id="ct250393432" text:id="ct250393432">
          <text:insertion>
            <office:change-info>
              <dc:creator>Peter Camilleri</dc:creator>
              <dc:date>2015-04-25T17:39:00</dc:date>
            </office:change-info>
          </text:insertion>
        </text:changed-region>
        <text:changed-region xml:id="ct250393536" text:id="ct250393536">
          <text:insertion>
            <office:change-info>
              <dc:creator>Peter Camilleri</dc:creator>
              <dc:date>2015-04-25T17:39:00</dc:date>
            </office:change-info>
          </text:insertion>
        </text:changed-region>
        <text:changed-region xml:id="ct220276928" text:id="ct220276928">
          <text:deletion>
            <office:change-info>
              <dc:creator>Peter Camilleri</dc:creator>
              <dc:date>2015-04-25T23:21:00</dc:date>
            </office:change-info>
            <text:p text:style-name="Text_20_body"/>
            <text:p text:style-name="Text_20_body">0&lt;</text:p>
          </text:deletion>
        </text:changed-region>
        <text:changed-region xml:id="ct220277032" text:id="ct220277032">
          <text:insertion>
            <office:change-info>
              <dc:creator>Peter Camilleri</dc:creator>
              <dc:date>2015-04-25T17:39:00</dc:date>
            </office:change-info>
          </text:insertion>
        </text:changed-region>
        <text:changed-region xml:id="ct220277136" text:id="ct220277136">
          <text:deletion>
            <office:change-info>
              <dc:creator>Peter Camilleri</dc:creator>
              <dc:date>2015-04-25T23:21:00</dc:date>
            </office:change-info>
            <text:p text:style-name="Text_20_body"/>
            <text:p text:style-name="Text_20_body">0&lt;=</text:p>
          </text:deletion>
        </text:changed-region>
        <text:changed-region xml:id="ct220277240" text:id="ct220277240">
          <text:insertion>
            <office:change-info>
              <dc:creator>Peter Camilleri</dc:creator>
              <dc:date>2015-04-25T17:39:00</dc:date>
            </office:change-info>
          </text:insertion>
        </text:changed-region>
        <text:changed-region xml:id="ct220277344" text:id="ct220277344">
          <text:deletion>
            <office:change-info>
              <dc:creator>Peter Camilleri</dc:creator>
              <dc:date>2015-04-25T23:21:00</dc:date>
            </office:change-info>
            <text:p text:style-name="Text_20_body"/>
            <text:p text:style-name="Text_20_body">0&lt;=&gt;</text:p>
          </text:deletion>
        </text:changed-region>
        <text:changed-region xml:id="ct220277448" text:id="ct220277448">
          <text:insertion>
            <office:change-info>
              <dc:creator>Peter Camilleri</dc:creator>
              <dc:date>2015-04-25T17:39:00</dc:date>
            </office:change-info>
          </text:insertion>
        </text:changed-region>
        <text:changed-region xml:id="ct220277656" text:id="ct220277656">
          <text:deletion>
            <office:change-info>
              <dc:creator>Peter Camilleri</dc:creator>
              <dc:date>2015-04-25T23:21:00</dc:date>
            </office:change-info>
            <text:p text:style-name="Text_20_body">0&lt;&gt;</text:p>
          </text:deletion>
        </text:changed-region>
        <text:changed-region xml:id="ct220277552" text:id="ct220277552">
          <text:deletion>
            <office:change-info>
              <dc:creator>Peter Camilleri</dc:creator>
              <dc:date>2015-04-25T23:22:00</dc:date>
            </office:change-info>
            <text:p text:style-name="Text_20_body"/>
            <text:p text:style-name="Text_20_body"/>
          </text:deletion>
        </text:changed-region>
        <text:changed-region xml:id="ct220277760" text:id="ct220277760">
          <text:insertion>
            <office:change-info>
              <dc:creator>Peter Camilleri</dc:creator>
              <dc:date>2015-04-25T17:39:00</dc:date>
            </office:change-info>
          </text:insertion>
        </text:changed-region>
        <text:changed-region xml:id="ct220277864" text:id="ct220277864">
          <text:deletion>
            <office:change-info>
              <dc:creator>Peter Camilleri</dc:creator>
              <dc:date>2015-04-25T23:22:00</dc:date>
            </office:change-info>
            <text:p text:style-name="Text_20_body"/>
            <text:p text:style-name="Text_20_body">0=</text:p>
          </text:deletion>
        </text:changed-region>
        <text:changed-region xml:id="ct220277968" text:id="ct220277968">
          <text:insertion>
            <office:change-info>
              <dc:creator>Peter Camilleri</dc:creator>
              <dc:date>2015-04-25T17:39:00</dc:date>
            </office:change-info>
          </text:insertion>
        </text:changed-region>
        <text:changed-region xml:id="ct220278072" text:id="ct220278072">
          <text:deletion>
            <office:change-info>
              <dc:creator>Peter Camilleri</dc:creator>
              <dc:date>2015-04-25T23:22:00</dc:date>
            </office:change-info>
            <text:p text:style-name="Text_20_body"/>
            <text:p text:style-name="Text_20_body">0&gt;</text:p>
          </text:deletion>
        </text:changed-region>
        <text:changed-region xml:id="ct220278176" text:id="ct220278176">
          <text:insertion>
            <office:change-info>
              <dc:creator>Peter Camilleri</dc:creator>
              <dc:date>2015-04-25T17:39:00</dc:date>
            </office:change-info>
          </text:insertion>
        </text:changed-region>
        <text:changed-region xml:id="ct220278280" text:id="ct220278280">
          <text:deletion>
            <office:change-info>
              <dc:creator>Peter Camilleri</dc:creator>
              <dc:date>2015-04-25T23:22:00</dc:date>
            </office:change-info>
            <text:p text:style-name="Text_20_body"/>
            <text:p text:style-name="Text_20_body">0&gt;=</text:p>
          </text:deletion>
        </text:changed-region>
        <text:changed-region xml:id="ct220278384" text:id="ct220278384">
          <text:insertion>
            <office:change-info>
              <dc:creator>Peter Camilleri</dc:creator>
              <dc:date>2015-04-25T17:39:00</dc:date>
            </office:change-info>
          </text:insertion>
        </text:changed-region>
        <text:changed-region xml:id="ct220278488" text:id="ct220278488">
          <text:deletion>
            <office:change-info>
              <dc:creator>Peter Camilleri</dc:creator>
              <dc:date>2015-04-25T23:22:00</dc:date>
            </office:change-info>
            <text:p text:style-name="Text_20_body"/>
            <text:p text:style-name="Text_20_body">1+</text:p>
          </text:deletion>
        </text:changed-region>
        <text:changed-region xml:id="ct220278592" text:id="ct220278592">
          <text:insertion>
            <office:change-info>
              <dc:creator>Peter Camilleri</dc:creator>
              <dc:date>2015-04-25T17:39:00</dc:date>
            </office:change-info>
          </text:insertion>
        </text:changed-region>
        <text:changed-region xml:id="ct220278696" text:id="ct220278696">
          <text:deletion>
            <office:change-info>
              <dc:creator>Peter Camilleri</dc:creator>
              <dc:date>2015-04-25T23:22:00</dc:date>
            </office:change-info>
            <text:p text:style-name="Text_20_body"/>
            <text:p text:style-name="Text_20_body">1-</text:p>
          </text:deletion>
        </text:changed-region>
        <text:changed-region xml:id="ct220278800" text:id="ct220278800">
          <text:insertion>
            <office:change-info>
              <dc:creator>Peter Camilleri</dc:creator>
              <dc:date>2015-04-25T17:39:00</dc:date>
            </office:change-info>
          </text:insertion>
        </text:changed-region>
        <text:changed-region xml:id="ct220278904" text:id="ct220278904">
          <text:deletion>
            <office:change-info>
              <dc:creator>Peter Camilleri</dc:creator>
              <dc:date>2015-04-25T23:23:00</dc:date>
            </office:change-info>
            <text:p text:style-name="Text_20_body"/>
            <text:p text:style-name="Text_20_body">2*</text:p>
          </text:deletion>
        </text:changed-region>
        <text:changed-region xml:id="ct220279008" text:id="ct220279008">
          <text:insertion>
            <office:change-info>
              <dc:creator>Peter Camilleri</dc:creator>
              <dc:date>2015-04-25T17:39:00</dc:date>
            </office:change-info>
          </text:insertion>
        </text:changed-region>
        <text:changed-region xml:id="ct220279112" text:id="ct220279112">
          <text:deletion>
            <office:change-info>
              <dc:creator>Peter Camilleri</dc:creator>
              <dc:date>2015-04-25T23:23:00</dc:date>
            </office:change-info>
            <text:p text:style-name="Text_20_body"/>
            <text:p text:style-name="Text_20_body">2+</text:p>
          </text:deletion>
        </text:changed-region>
        <text:changed-region xml:id="ct220283264" text:id="ct220283264">
          <text:insertion>
            <office:change-info>
              <dc:creator>Peter Camilleri</dc:creator>
              <dc:date>2015-04-25T17:39:00</dc:date>
            </office:change-info>
          </text:insertion>
        </text:changed-region>
        <text:changed-region xml:id="ct220283368" text:id="ct220283368">
          <text:deletion>
            <office:change-info>
              <dc:creator>Peter Camilleri</dc:creator>
              <dc:date>2015-04-25T23:23:00</dc:date>
            </office:change-info>
            <text:p text:style-name="Text_20_body"/>
            <text:p text:style-name="Text_20_body">2-</text:p>
          </text:deletion>
        </text:changed-region>
        <text:changed-region xml:id="ct220283472" text:id="ct220283472">
          <text:insertion>
            <office:change-info>
              <dc:creator>Peter Camilleri</dc:creator>
              <dc:date>2015-04-25T17:39:00</dc:date>
            </office:change-info>
          </text:insertion>
        </text:changed-region>
        <text:changed-region xml:id="ct220283576" text:id="ct220283576">
          <text:deletion>
            <office:change-info>
              <dc:creator>Peter Camilleri</dc:creator>
              <dc:date>2015-04-25T23:24:00</dc:date>
            </office:change-info>
            <text:p text:style-name="Text_20_body"/>
            <text:p text:style-name="Text_20_body">2/</text:p>
          </text:deletion>
        </text:changed-region>
        <text:changed-region xml:id="ct220283680" text:id="ct220283680">
          <text:insertion>
            <office:change-info>
              <dc:creator>Peter Camilleri</dc:creator>
              <dc:date>2015-04-25T17:39:00</dc:date>
            </office:change-info>
          </text:insertion>
        </text:changed-region>
        <text:changed-region xml:id="ct220283784" text:id="ct220283784">
          <text:deletion>
            <office:change-info>
              <dc:creator>Peter Camilleri</dc:creator>
              <dc:date>2015-04-25T23:24:00</dc:date>
            </office:change-info>
            <text:p text:style-name="Text_20_body"/>
            <text:p text:style-name="Text_20_body">&lt;</text:p>
          </text:deletion>
        </text:changed-region>
        <text:changed-region xml:id="ct220283888" text:id="ct220283888">
          <text:insertion>
            <office:change-info>
              <dc:creator>Peter Camilleri</dc:creator>
              <dc:date>2015-04-25T17:39:00</dc:date>
            </office:change-info>
          </text:insertion>
        </text:changed-region>
        <text:changed-region xml:id="ct220283992" text:id="ct220283992">
          <text:insertion>
            <office:change-info>
              <dc:creator>Peter Camilleri</dc:creator>
              <dc:date>2015-04-25T17:39:00</dc:date>
            </office:change-info>
          </text:insertion>
        </text:changed-region>
        <text:changed-region xml:id="ct220284096" text:id="ct220284096">
          <text:insertion>
            <office:change-info>
              <dc:creator>Peter Camilleri</dc:creator>
              <dc:date>2015-04-25T17:39:00</dc:date>
            </office:change-info>
          </text:insertion>
        </text:changed-region>
        <text:changed-region xml:id="ct220284200" text:id="ct220284200">
          <text:insertion>
            <office:change-info>
              <dc:creator>Peter Camilleri</dc:creator>
              <dc:date>2015-04-25T17:39:00</dc:date>
            </office:change-info>
          </text:insertion>
        </text:changed-region>
        <text:changed-region xml:id="ct220284304" text:id="ct220284304">
          <text:deletion>
            <office:change-info>
              <dc:creator>Peter Camilleri</dc:creator>
              <dc:date>2015-04-25T23:24:00</dc:date>
            </office:change-info>
            <text:p text:style-name="Text_20_body"/>
            <text:p text:style-name="Text_20_body">&lt;=</text:p>
          </text:deletion>
        </text:changed-region>
        <text:changed-region xml:id="ct220284408" text:id="ct220284408">
          <text:insertion>
            <office:change-info>
              <dc:creator>Peter Camilleri</dc:creator>
              <dc:date>2015-04-25T17:39:00</dc:date>
            </office:change-info>
          </text:insertion>
        </text:changed-region>
        <text:changed-region xml:id="ct220284512" text:id="ct220284512">
          <text:insertion>
            <office:change-info>
              <dc:creator>Peter Camilleri</dc:creator>
              <dc:date>2015-04-25T17:39:00</dc:date>
            </office:change-info>
          </text:insertion>
        </text:changed-region>
        <text:changed-region xml:id="ct220284616" text:id="ct220284616">
          <text:insertion>
            <office:change-info>
              <dc:creator>Peter Camilleri</dc:creator>
              <dc:date>2015-04-25T17:39:00</dc:date>
            </office:change-info>
          </text:insertion>
        </text:changed-region>
        <text:changed-region xml:id="ct220284720" text:id="ct220284720">
          <text:insertion>
            <office:change-info>
              <dc:creator>Peter Camilleri</dc:creator>
              <dc:date>2015-04-25T17:39:00</dc:date>
            </office:change-info>
          </text:insertion>
        </text:changed-region>
        <text:changed-region xml:id="ct220284824" text:id="ct220284824">
          <text:deletion>
            <office:change-info>
              <dc:creator>Peter Camilleri</dc:creator>
              <dc:date>2015-04-25T23:24:00</dc:date>
            </office:change-info>
            <text:p text:style-name="Text_20_body"/>
            <text:p text:style-name="Text_20_body">&lt;=&gt;</text:p>
          </text:deletion>
        </text:changed-region>
        <text:changed-region xml:id="ct220284928" text:id="ct220284928">
          <text:insertion>
            <office:change-info>
              <dc:creator>Peter Camilleri</dc:creator>
              <dc:date>2015-04-25T17:39:00</dc:date>
            </office:change-info>
          </text:insertion>
        </text:changed-region>
        <text:changed-region xml:id="ct220285032" text:id="ct220285032">
          <text:insertion>
            <office:change-info>
              <dc:creator>Peter Camilleri</dc:creator>
              <dc:date>2015-04-25T17:39:00</dc:date>
            </office:change-info>
          </text:insertion>
        </text:changed-region>
        <text:changed-region xml:id="ct220285136" text:id="ct220285136">
          <text:insertion>
            <office:change-info>
              <dc:creator>Peter Camilleri</dc:creator>
              <dc:date>2015-04-25T17:39:00</dc:date>
            </office:change-info>
          </text:insertion>
        </text:changed-region>
        <text:changed-region xml:id="ct220285240" text:id="ct220285240">
          <text:insertion>
            <office:change-info>
              <dc:creator>Peter Camilleri</dc:creator>
              <dc:date>2015-04-25T17:39:00</dc:date>
            </office:change-info>
          </text:insertion>
        </text:changed-region>
        <text:changed-region xml:id="ct220285448" text:id="ct220285448">
          <text:deletion>
            <office:change-info>
              <dc:creator>Peter Camilleri</dc:creator>
              <dc:date>2015-04-25T23:24:00</dc:date>
            </office:change-info>
            <text:p text:style-name="Text_20_body">&gt;</text:p>
          </text:deletion>
        </text:changed-region>
        <text:changed-region xml:id="ct220285344" text:id="ct220285344">
          <text:deletion>
            <office:change-info>
              <dc:creator>Peter Camilleri</dc:creator>
              <dc:date>2015-04-25T23:25:00</dc:date>
            </office:change-info>
            <text:p text:style-name="Text_20_body"/>
            <text:p text:style-name="Text_20_body"/>
          </text:deletion>
        </text:changed-region>
        <text:changed-region xml:id="ct220285552" text:id="ct220285552">
          <text:insertion>
            <office:change-info>
              <dc:creator>Peter Camilleri</dc:creator>
              <dc:date>2015-04-25T17:39:00</dc:date>
            </office:change-info>
          </text:insertion>
        </text:changed-region>
        <text:changed-region xml:id="ct220285656" text:id="ct220285656">
          <text:insertion>
            <office:change-info>
              <dc:creator>Peter Camilleri</dc:creator>
              <dc:date>2015-04-25T17:39:00</dc:date>
            </office:change-info>
          </text:insertion>
        </text:changed-region>
        <text:changed-region xml:id="ct220285760" text:id="ct220285760">
          <text:insertion>
            <office:change-info>
              <dc:creator>Peter Camilleri</dc:creator>
              <dc:date>2015-04-25T17:39:00</dc:date>
            </office:change-info>
          </text:insertion>
        </text:changed-region>
        <text:changed-region xml:id="ct220285864" text:id="ct220285864">
          <text:insertion>
            <office:change-info>
              <dc:creator>Peter Camilleri</dc:creator>
              <dc:date>2015-04-25T17:39:00</dc:date>
            </office:change-info>
          </text:insertion>
        </text:changed-region>
        <text:changed-region xml:id="ct220285968" text:id="ct220285968">
          <text:deletion>
            <office:change-info>
              <dc:creator>Peter Camilleri</dc:creator>
              <dc:date>2015-04-25T23:25:00</dc:date>
            </office:change-info>
            <text:p text:style-name="Text_20_body"/>
            <text:p text:style-name="Text_20_body">&gt;=</text:p>
          </text:deletion>
        </text:changed-region>
        <text:changed-region xml:id="ct220286072" text:id="ct220286072">
          <text:insertion>
            <office:change-info>
              <dc:creator>Peter Camilleri</dc:creator>
              <dc:date>2015-04-25T17:39:00</dc:date>
            </office:change-info>
          </text:insertion>
        </text:changed-region>
        <text:changed-region xml:id="ct220286176" text:id="ct220286176">
          <text:insertion>
            <office:change-info>
              <dc:creator>Peter Camilleri</dc:creator>
              <dc:date>2015-04-25T17:39:00</dc:date>
            </office:change-info>
          </text:insertion>
        </text:changed-region>
        <text:changed-region xml:id="ct220286280" text:id="ct220286280">
          <text:insertion>
            <office:change-info>
              <dc:creator>Peter Camilleri</dc:creator>
              <dc:date>2015-04-25T17:39:00</dc:date>
            </office:change-info>
          </text:insertion>
        </text:changed-region>
        <text:changed-region xml:id="ct220286384" text:id="ct220286384">
          <text:insertion>
            <office:change-info>
              <dc:creator>Peter Camilleri</dc:creator>
              <dc:date>2015-04-25T17:39:00</dc:date>
            </office:change-info>
          </text:insertion>
        </text:changed-region>
        <text:changed-region xml:id="ct220286488" text:id="ct220286488">
          <text:deletion>
            <office:change-info>
              <dc:creator>Peter Camilleri</dc:creator>
              <dc:date>2015-04-25T23:25:00</dc:date>
            </office:change-info>
            <text:p text:style-name="Text_20_body"/>
            <text:p text:style-name="Text_20_body">mod</text:p>
          </text:deletion>
        </text:changed-region>
        <text:changed-region xml:id="ct220286592" text:id="ct220286592">
          <text:insertion>
            <office:change-info>
              <dc:creator>Peter Camilleri</dc:creator>
              <dc:date>2015-04-25T17:39:00</dc:date>
            </office:change-info>
          </text:insertion>
        </text:changed-region>
        <text:changed-region xml:id="ct220286696" text:id="ct220286696">
          <text:deletion>
            <office:change-info>
              <dc:creator>Peter Camilleri</dc:creator>
              <dc:date>2015-04-25T23:25:00</dc:date>
            </office:change-info>
            <text:p text:style-name="Text_20_body"/>
            <text:p text:style-name="Text_20_body">neg</text:p>
          </text:deletion>
        </text:changed-region>
        <text:changed-region xml:id="ct220286800" text:id="ct220286800">
          <text:insertion>
            <office:change-info>
              <dc:creator>Peter Camilleri</dc:creator>
              <dc:date>2015-04-25T17:39:00</dc:date>
            </office:change-info>
          </text:insertion>
        </text:changed-region>
        <text:changed-region xml:id="ct220286904" text:id="ct22028690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6,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1">Table of Contents</text:p>
          </text:index-title>
          <text:p text:style-name="P62">The MIT License (MIT).<text:tab/>5</text:p>
          <text:p text:style-name="P62">Introduction<text:tab/>6</text:p>
          <text:p text:style-name="P63">About the name fOOrth<text:tab/>6</text:p>
          <text:p text:style-name="P63">How fOOrth came to be<text:tab/>6</text:p>
          <text:p text:style-name="P63">Goals and Principles<text:tab/>7</text:p>
          <text:p text:style-name="P63">Report Card<text:tab/>8</text:p>
          <text:p text:style-name="P63">Special Note of Thanks<text:tab/>8</text:p>
          <text:p text:style-name="P62">Installation<text:tab/>10</text:p>
          <text:p text:style-name="P63">Ruby<text:tab/>10</text:p>
          <text:p text:style-name="P63">fOOrth<text:tab/>10</text:p>
          <text:p text:style-name="P63">Running fOOrth<text:tab/>11</text:p>
          <text:p text:style-name="P63">Testing<text:tab/>11</text:p>
          <text:p text:style-name="P63">Source Archive<text:tab/>12</text:p>
          <text:p text:style-name="P62">First Steps<text:tab/>13</text:p>
          <text:p text:style-name="P62">The Syntax and Style of fOOrth<text:tab/>15</text:p>
          <text:p text:style-name="P63">Syntax<text:tab/>15</text:p>
          <text:p text:style-name="P63">Spaces<text:tab/>15</text:p>
          <text:p text:style-name="P63">Comments<text:tab/>15</text:p>
          <text:p text:style-name="P63">String Literals<text:tab/>15</text:p>
          <text:p text:style-name="P63">Numeric Literals<text:tab/>16</text:p>
          <text:p text:style-name="P62">A fOOrth Calculator<text:tab/>17</text:p>
          <text:p text:style-name="P63">The Basics<text:tab/>17</text:p>
          <text:p text:style-name="P63">Stack Manipulation<text:tab/>18</text:p>
          <text:p text:style-name="P63">Programming<text:tab/>20</text:p>
          <text:p text:style-name="P63">Control Structures<text:tab/>21</text:p>
          <text:p text:style-name="P63">Data Memory<text:tab/>25</text:p>
          <text:p text:style-name="P62">Data Storage in fOOrth<text:tab/>26</text:p>
          <text:p text:style-name="P63">Typing<text:tab/>26</text:p>
          <text:p text:style-name="P63">Declarations<text:tab/>26</text:p>
          <text:p text:style-name="P63">Scoping<text:tab/>26</text:p>
          <text:p text:style-name="P63">Referencing<text:tab/>27</text:p>
          <text:p text:style-name="P63">Mutation<text:tab/>28</text:p>
          <text:p text:style-name="P62">Cloning Data<text:tab/>30</text:p>
          <text:p text:style-name="P63">Deep vs Shallow Copy<text:tab/>30</text:p>
          <text:p text:style-name="P63">Permissive Copying<text:tab/>32</text:p>
          <text:p text:style-name="P62">Handling Exceptions<text:tab/>34</text:p>
          <text:p text:style-name="P63">The Nature of Exceptions in fOOrth<text:tab/>34</text:p>
          <text:p text:style-name="P63">Handling Errors<text:tab/>34</text:p>
          <text:p text:style-name="P63">Generating Errors<text:tab/>39</text:p>
          <text:p text:style-name="P63">fOOrth Native Exception Codes:<text:tab/>40</text:p>
          <text:p text:style-name="P63">Application Error Codes:<text:tab/>41</text:p>
          <text:p text:style-name="P63">Ruby Mapped Exception Codes:<text:tab/>41</text:p>
          <text:p text:style-name="P62">The Class Tree<text:tab/>47</text:p>
          <text:p text:style-name="P63">A Brief Overview of Key OO Concepts<text:tab/>47</text:p>
          <text:p text:style-name="P63">Classes<text:tab/>47</text:p>
          <text:p text:style-name="P63">Inheritance<text:tab/>48</text:p>
          <text:p text:style-name="P63">Methods<text:tab/>48</text:p>
          <text:p text:style-name="P63">Late Binding and Polymorphism<text:tab/>48</text:p>
          <text:p text:style-name="P63">Prototypes<text:tab/>48</text:p>
          <text:p text:style-name="P62">Method Mapping<text:tab/>49</text:p>
          <text:p text:style-name="P63">Exploring the mapping system<text:tab/>49</text:p>
          <text:p text:style-name="P62">Routing<text:tab/>51</text:p>
          <text:p text:style-name="P63">Virtual Machine Methods<text:tab/>51</text:p>
          <text:p text:style-name="P63">Shared Methods<text:tab/>51</text:p>
          <text:p text:style-name="P63">Exclusive Methods<text:tab/>52</text:p>
          <text:p text:style-name="P63">Shared Stub Methods<text:tab/>52</text:p>
          <text:p text:style-name="P63">Exclusive Stub Methods<text:tab/>53</text:p>
          <text:p text:style-name="P63">Local Methods<text:tab/>53</text:p>
          <text:p text:style-name="P63">Routing Internals<text:tab/>53</text:p>
          <text:p text:style-name="P62">Self<text:tab/>56</text:p>
          <text:p text:style-name="P63">Applying Self<text:tab/>56</text:p>
          <text:p text:style-name="P63">Changing Self<text:tab/>57</text:p>
          <text:p text:style-name="P62">Boolean Data<text:tab/>58</text:p>
          <text:p text:style-name="P63">What values represent true and false<text:tab/>58</text:p>
          <text:p text:style-name="P63">Processing Boolean Data<text:tab/>58</text:p>
          <text:p text:style-name="P63">Boolean Constants<text:tab/>58</text:p>
          <text:p text:style-name="P62">Numeric Data<text:tab/>59</text:p>
          <text:p text:style-name="P62">Array<text:tab/>60</text:p>
          <text:p text:style-name="P63">Array Literals<text:tab/>60</text:p>
          <text:p text:style-name="P63">Class Methods<text:tab/>61</text:p>
          <text:p text:style-name="P63">Instance Methods<text:tab/>62</text:p>
          <text:p text:style-name="P63">See Also<text:tab/>70</text:p>
          <text:p text:style-name="P62">Class<text:tab/>71</text:p>
          <text:p text:style-name="P63">Instance Methods<text:tab/>71</text:p>
          <text:p text:style-name="P63">Commands<text:tab/>72</text:p>
          <text:p text:style-name="P63">See Also<text:tab/>73</text:p>
          <text:p text:style-name="P62">Complex<text:tab/>74</text:p>
          <text:p text:style-name="P63">Complex Literals<text:tab/>74</text:p>
          <text:p text:style-name="P63">Instance Methods<text:tab/>75</text:p>
          <text:p text:style-name="P63">Instance Stubs<text:tab/>75</text:p>
          <text:p text:style-name="P63">See Also<text:tab/>76</text:p>
          <text:p text:style-name="P62">FalseClass<text:tab/>77</text:p>
          <text:p text:style-name="P63">FalseClass Literals<text:tab/>77</text:p>
          <text:p text:style-name="P63">Instance Methods<text:tab/>77</text:p>
          <text:p text:style-name="P63"><text:soft-page-break/>See Also<text:tab/>78</text:p>
          <text:p text:style-name="P62">Float<text:tab/>79</text:p>
          <text:p text:style-name="P63">Float Literals<text:tab/>79</text:p>
          <text:p text:style-name="P63">See Also<text:tab/>79</text:p>
          <text:p text:style-name="P62">Hash<text:tab/>80</text:p>
          <text:p text:style-name="P63">Hash Literals<text:tab/>80</text:p>
          <text:p text:style-name="P63">Instance Methods<text:tab/>80</text:p>
          <text:p text:style-name="P63">See Also<text:tab/>82</text:p>
          <text:p text:style-name="P62">InStream<text:tab/>83</text:p>
          <text:p text:style-name="P63">Class Methods<text:tab/>83</text:p>
          <text:p text:style-name="P63">Instance Methods<text:tab/>84</text:p>
          <text:p text:style-name="P63">Class Stubs<text:tab/>85</text:p>
          <text:p text:style-name="P63">See Also<text:tab/>85</text:p>
          <text:p text:style-name="P62">Integer<text:tab/>86</text:p>
          <text:p text:style-name="P63">Integer Literals<text:tab/>86</text:p>
          <text:p text:style-name="P63">Instance Methods<text:tab/>86</text:p>
          <text:p text:style-name="P63">See Also<text:tab/>90</text:p>
          <text:p text:style-name="P62">NilClass<text:tab/>91</text:p>
          <text:p text:style-name="P63">NilClass Literals<text:tab/>91</text:p>
          <text:p text:style-name="P63">Instance Methods<text:tab/>91</text:p>
          <text:p text:style-name="P63">See Also<text:tab/>92</text:p>
          <text:p text:style-name="P62">Numeric<text:tab/>93</text:p>
          <text:p text:style-name="P63">Special Numeric Values<text:tab/>93</text:p>
          <text:p text:style-name="P63">Instance Methods<text:tab/>94</text:p>
          <text:p text:style-name="P63">See Also<text:tab/>112</text:p>
          <text:p text:style-name="P62">Object<text:tab/>113</text:p>
          <text:p text:style-name="P63">Instance Methods<text:tab/>113</text:p>
          <text:p text:style-name="P63">See Also<text:tab/>122</text:p>
          <text:p text:style-name="P62">OutStream<text:tab/>123</text:p>
          <text:p text:style-name="P63">Class Methods<text:tab/>123</text:p>
          <text:p text:style-name="P63">Instance Methods<text:tab/>123</text:p>
          <text:p text:style-name="P63">Class Stubs<text:tab/>123</text:p>
          <text:p text:style-name="P63">See Also<text:tab/>124</text:p>
          <text:p text:style-name="P62">Procedure<text:tab/>125</text:p>
          <text:p text:style-name="P63">Procedure Literals<text:tab/>125</text:p>
          <text:p text:style-name="P63">Instance Methods<text:tab/>125</text:p>
          <text:p text:style-name="P63">See Also<text:tab/>125</text:p>
          <text:p text:style-name="P62">Queue<text:tab/>126</text:p>
          <text:p text:style-name="P63">Instance Methods<text:tab/>126</text:p>
          <text:p text:style-name="P63">See Also<text:tab/>126</text:p>
          <text:p text:style-name="P62">Rational<text:tab/>127</text:p>
          <text:p text:style-name="P63">Rational Literals<text:tab/>127</text:p>
          <text:p text:style-name="P63">Instance Methods<text:tab/>127</text:p>
          <text:p text:style-name="P63">See Also<text:tab/>128</text:p>
          <text:p text:style-name="P62">Stack<text:tab/>129</text:p>
          <text:p text:style-name="P63">Instance Methods<text:tab/>129</text:p>
          <text:p text:style-name="P63">See Also<text:tab/>129</text:p>
          <text:p text:style-name="P62">String<text:tab/>130</text:p>
          <text:p text:style-name="P63">String Literals<text:tab/>130</text:p>
          <text:p text:style-name="P63">Instance Methods<text:tab/>130</text:p>
          <text:p text:style-name="P63">See Also<text:tab/>131</text:p>
          <text:p text:style-name="P62">Thread<text:tab/>132</text:p>
          <text:p text:style-name="P63">Class Methods<text:tab/>132</text:p>
          <text:p text:style-name="P63">Instance Methods<text:tab/>132</text:p>
          <text:p text:style-name="P63">See Also<text:tab/>132</text:p>
          <text:p text:style-name="P62">TrueClass<text:tab/>133</text:p>
          <text:p text:style-name="P63">TrueClass Literals<text:tab/>133</text:p>
          <text:p text:style-name="P63">See Also<text:tab/>133</text:p>
          <text:p text:style-name="P62">VirtualMachine<text:tab/>134</text:p>
          <text:p text:style-name="P63">Instance Methods<text:tab/>134</text:p>
          <text:p text:style-name="P63">Commands<text:tab/>139</text:p>
          <text:p text:style-name="P63">See Also<text:tab/>140</text:p>
          <text:p text:style-name="P62">Appendix A – Symbol Glossary<text:tab/>141</text:p>
          <text:p text:style-name="P62">Appendix B – Regular Expressions<text:tab/>143</text:p>
          <text:p text:style-name="P62">Edit History:<text:tab/>146</text:p>
        </text:index-body>
      </text:table-of-content>
      <text:p text:style-name="Text_20_body"/>
      <text:h text:style-name="P6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9"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688636656599229226" text:style-name="L1">
        <text:list-item>
          <text:p text:style-name="P68">A Simple, Easy-to-Understand syntax that is none the less, Expressive and Compact:</text:p>
        </text:list-item>
      </text:list>
      <text:list xml:id="list8687082187558748521" text:style-name="L2">
        <text:list-item>
          <text:list>
            <text:list-item>
              <text:p text:style-name="P69">Source code in fOOrth is free-form with no line oriented limitations or rules.</text:p>
            </text:list-item>
            <text:list-item>
              <text:p text:style-name="P69">Support is given to the easy representation of common literal data such as strings, integers, floating point numbers, rational numbers, and complex numbers.</text:p>
            </text:list-item>
          </text:list>
        </text:list-item>
      </text:list>
      <text:list xml:id="list43226545" text:continue-list="list5688636656599229226" text:style-name="L1">
        <text:list-item>
          <text:p text:style-name="P68">Safe Data and Data Structures:</text:p>
        </text:list-item>
      </text:list>
      <text:list xml:id="list6382848937107370432" text:style-name="L3">
        <text:list-item>
          <text:list>
            <text:list-item>
              <text:p text:style-name="P70">Simple, reliable arithmetic. In fOOrth, integer operations never overflow. Rational values can be represented exactly, complex numbers are supported, and conversions between numeric types are simple.</text:p>
            </text:list-item>
            <text:list-item>
              <text:p text:style-name="P70"><text:soft-page-break/>Strings grow as needed without the need to allocate space or worry about overflow.</text:p>
            </text:list-item>
            <text:list-item>
              <text:p text:style-name="P70">Data containers such as arrays and hashes grow as needed. Out of range subscripts cannot access undefined memory regions. </text:p>
            </text:list-item>
          </text:list>
        </text:list-item>
      </text:list>
      <text:list xml:id="list43236287" text:continue-list="list43226545" text:style-name="L1">
        <text:list-item>
          <text:p text:style-name="P68">Message Passing:</text:p>
        </text:list-item>
      </text:list>
      <text:list xml:id="list2377842798216949939" text:style-name="L4">
        <text:list-item>
          <text:list>
            <text:list-item>
              <text:p text:style-name="P87">In fOOrth all actions take the form of messages sent to a receiver.</text:p>
            </text:list-item>
            <text:list-item>
              <text:p text:style-name="P87">The routing of messages is specified by the exact type of the message.</text:p>
            </text:list-item>
            <text:list-item>
              <text:p text:style-name="P87">Message receivers include data items on the stack as well as the virtual machine object associated with the current thread of execution.</text:p>
            </text:list-item>
            <text:list-item>
              <text:p text:style-name="P87">Messages for which no routing specification can be found, generate an error at compile time.</text:p>
            </text:list-item>
          </text:list>
        </text:list-item>
      </text:list>
      <text:list xml:id="list43231555" text:continue-list="list43236287" text:style-name="L1">
        <text:list-item>
          <text:p text:style-name="P68">Object Oriented Design:</text:p>
        </text:list-item>
      </text:list>
      <text:list xml:id="list8937248189325230003" text:style-name="L5">
        <text:list-item>
          <text:list>
            <text:list-item>
              <text:p text:style-name="P71">Support class based inheritance, with a non-cyclic (single inheritance) tree derived from a common base Object class.</text:p>
            </text:list-item>
            <text:list-item>
              <text:p text:style-name="P88">Support late binding and polymorphism through message interface compatibility or “duck” typing.</text:p>
            </text:list-item>
          </text:list>
        </text:list-item>
      </text:list>
      <text:list xml:id="list43242080" text:continue-list="list43231555" text:style-name="L1">
        <text:list-item>
          <text:p text:style-name="P68">Meta programming: </text:p>
        </text:list-item>
      </text:list>
      <text:list xml:id="list8777997433998986700" text:style-name="L6">
        <text:list-item>
          <text:list>
            <text:list-item>
              <text:p text:style-name="P89">Support extensible language constructs by making the compiler an accessible part of the system.</text:p>
            </text:list-item>
          </text:list>
        </text:list-item>
      </text:list>
      <text:list xml:id="list43257849" text:continue-list="list43242080" text:style-name="L1">
        <text:list-item>
          <text:p text:style-name="P68">Reliability:</text:p>
        </text:list-item>
      </text:list>
      <text:list xml:id="list6705245591041241100" text:style-name="L7">
        <text:list-item>
          <text:list>
            <text:list-item>
              <text:p text:style-name="P90">Errors should be detected as soon as possible. </text:p>
            </text:list-item>
            <text:list-item>
              <text:p text:style-name="P90">Language constructs should not be designed in a way that causes simple coding errors to spin off into infinite loops. </text:p>
            </text:list-item>
          </text:list>
        </text:list-item>
      </text:list>
      <text:list xml:id="list43238031" text:continue-list="list43257849" text:style-name="L1">
        <text:list-item>
          <text:p text:style-name="P72">Building on the host language:</text:p>
        </text:list-item>
      </text:list>
      <text:list xml:id="list1864868433921776186" text:style-name="L8">
        <text:list-item>
          <text:list>
            <text:list-item>
              <text:p text:style-name="P73">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46141780"/>Thanks<text:alphabetical-index-mark-end text:id="IMark146141780"/></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462987568951075839" text:style-name="L9">
        <text:list-item>
          <text:p text:style-name="P91">ruby 1.9.3p484 (2013-11-22) [i386-mingw32]</text:p>
        </text:list-item>
        <text:list-item>
          <text:p text:style-name="P91">ruby 2.1.5p273 (2014-11-13 revision 48405) [i386-mingw32]</text:p>
        </text:list-item>
        <text:list-item>
          <text:p text:style-name="P91">Rubinius – to be tested!</text:p>
        </text:list-item>
        <text:list-item>
          <text:p text:style-name="P91">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146141780"/>Rake<text:alphabetical-index-mark-end text:id="IMark146141780"/>:</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6141780"/>Demo.rb<text:alphabetical-index-mark-end text:id="IMark14614178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46141780"/>Testing<text:alphabetical-index-mark-end text:id="IMark14614178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6141780"/>Known Issues<text:alphabetical-index-mark-end text:id="IMark14614178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46141780"/>Archive<text:alphabetical-index-mark-end text:id="IMark14614178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18377736"/>F10:<text:change-end text:change-id="ct218377736"/><text:change-start text:change-id="ct218377840"/> <text:change-end text:change-id="ct21837784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42642272"/>drop<text:alphabetical-index-mark-end text:id="IMark14264227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2642272"/>dup<text:alphabetical-index-mark-end text:id="IMark14264227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42642272"/>nip<text:alphabetical-index-mark-end text:id="IMark14264227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2642272"/>over<text:alphabetical-index-mark-end text:id="IMark14264227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42642272"/>pick<text:alphabetical-index-mark-end text:id="IMark14264227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42642272"/>swap<text:alphabetical-index-mark-end text:id="IMark14264227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42642272"/>tuck<text:alphabetical-index-mark-end text:id="IMark14264227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665618781760809609" text:style-name="L10">
        <text:list-item>
          <text:p text:style-name="P74">To store return addresses for word calls. In fOOrth this is handled by the Ruby virtual machine.</text:p>
        </text:list-item>
        <text:list-item>
          <text:p text:style-name="P74">To store context for control structures. In fOOrth the context mechanism provides for a far richer and more reliable set of control, compile, and data structures.</text:p>
        </text:list-item>
        <text:list-item>
          <text:p text:style-name="P7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2717676"/>if<text:alphabetical-index-mark-end text:id="IMark1427176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2717676"/>else<text:alphabetical-index-mark-end text:id="IMark142717676"/>” and “<text:alphabetical-index-mark-start text:id="IMark142717052"/>then<text:alphabetical-index-mark-end text:id="IMark14271705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2717052"/>switch<text:alphabetical-index-mark-end text:id="IMark14271705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42717052"/>do<text:alphabetical-index-mark-end text:id="IMark142717052"/>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42717052"/>loop<text:alphabetical-index-mark-end text:id="IMark142717052"/>” commands mark the boundaries of the loop; The “<text:alphabetical-index-mark-start text:id="IMark142717676"/>i<text:alphabetical-index-mark-end text:id="IMark142717676"/>” command is used to retrieve the current loop counter value. For nested loops, the “<text:alphabetical-index-mark-start text:id="IMark142717868"/>j<text:alphabetical-index-mark-end text:id="IMark142717868"/>” command retrieves the value of the outer loops counter value. <text:s/>By default, the “loop” command adds one to the loop value. For more flexible looping, the “<text:alphabetical-index-mark-start text:id="IMark142717100"/>+loop<text:alphabetical-index-mark-end text:id="IMark14271710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2717100"/>-i<text:alphabetical-index-mark-end text:id="IMark142717100"/> and <text:alphabetical-index-mark-start text:id="IMark142717868"/>-j<text:alphabetical-index-mark-end text:id="IMark14271786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42717868"/>begin<text:alphabetical-index-mark-end text:id="IMark14271786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933942512242032477" text:style-name="L11">
        <text:list-item>
          <text:p text:style-name="P75">begin … <text:alphabetical-index-mark-start text:id="IMark142717676"/>until<text:alphabetical-index-mark-end text:id="IMark142717676"/> – loops until the top of stack is true.</text:p>
        </text:list-item>
        <text:list-item>
          <text:p text:style-name="P75">begin … <text:alphabetical-index-mark-start text:id="IMark142717868"/>again<text:alphabetical-index-mark-end text:id="IMark142717868"/> – loops indefinitely </text:p>
        </text:list-item>
        <text:list-item>
          <text:p text:style-name="P75">begin … <text:alphabetical-index-mark-start text:id="IMark142717676"/>repeat<text:alphabetical-index-mark-end text:id="IMark14271767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42717676"/>Typing<text:alphabetical-index-mark-end text:id="IMark14271767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2717676"/>Duck Typing<text:alphabetical-index-mark-end text:id="IMark142717676"/><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2717676"/>Declarations<text:alphabetical-index-mark-end text:id="IMark14271767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2717676"/>Scoping<text:alphabetical-index-mark-end text:id="IMark14271767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2717676"/><text:span text:style-name="T7">val:</text:span><text:alphabetical-index-mark-end text:id="IMark142717676"/> and <text:alphabetical-index-mark-start text:id="IMark142717100"/><text:span text:style-name="T7">var:</text:span><text:alphabetical-index-mark-end text:id="IMark142717100"/></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2717100"/><text:span text:style-name="T7">.init</text:span><text:alphabetical-index-mark-end text:id="IMark142717100"/> method being the most popular since it is called to initialize a new instance of the object.</text:p>
      <text:p text:style-name="P1">Methods: <text:alphabetical-index-mark-start text:id="IMark142717100"/><text:span text:style-name="T7">val@:</text:span><text:alphabetical-index-mark-end text:id="IMark142717100"/> and <text:alphabetical-index-mark-start text:id="IMark142717676"/><text:span text:style-name="T7">var@:</text:span><text:alphabetical-index-mark-end text:id="IMark142717676"/></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2717676"/><text:span text:style-name="T7">val#:</text:span><text:alphabetical-index-mark-end text:id="IMark142717676"/> and <text:alphabetical-index-mark-start text:id="IMark142717100"/><text:span text:style-name="T7">var#:</text:span><text:alphabetical-index-mark-end text:id="IMark142717100"/></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2717100"/><text:span text:style-name="T7">val$:</text:span><text:alphabetical-index-mark-end text:id="IMark142717100"/> and <text:alphabetical-index-mark-start text:id="IMark142717676"/><text:span text:style-name="T7">var$:</text:span><text:alphabetical-index-mark-end text:id="IMark142717676"/></text:p>
      <text:p text:style-name="P1">Regex for valid local variable names: <text:span text:style-name="T7">/^\$[a-z][a-z0-9_]*$/</text:span></text:p>
      <text:p text:style-name="Text_20_body">Notes:</text:p>
      <text:p text:style-name="Text_20_body"/>
      <text:h text:style-name="Heading_20_2" text:outline-level="2"><text:alphabetical-index-mark-start text:id="IMark142717676"/>Referencing<text:alphabetical-index-mark-end text:id="IMark14271767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2717676"/>Mutation<text:alphabetical-index-mark-end text:id="IMark14271767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142642272"/>dup<text:alphabetical-index-mark-end text:id="IMark142642272"/></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142642272"/>copy<text:alphabetical-index-mark-end text:id="IMark142642272"/></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142642272"/>.copy<text:alphabetical-index-mark-end text:id="IMark142642272"/></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142642272"/>clone<text:alphabetical-index-mark-end text:id="IMark142642272"/></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142642272"/>.clone<text:alphabetical-index-mark-end text:id="IMark142642272"/></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118934508208997924" text:style-name="L12">
        <text:list-item>
          <text:p text:style-name="P92">No Copying</text:p>
        </text:list-item>
        <text:list-item>
          <text:p text:style-name="P92">Shallow Copying</text:p>
        </text:list-item>
        <text:list-item>
          <text:p text:style-name="P92">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2717676"/>.clone_exclude<text:alphabetical-index-mark-end text:id="IMark14271767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2717676"/>try<text:alphabetical-index-mark-end text:id="IMark142717676"/> block</text:h>
      <text:p text:style-name="P1">The bare basics of an exception handled code block is:</text:p>
      <text:p text:style-name="Code"/>
      <text:p text:style-name="Code">try (dangerous code here) <text:alphabetical-index-mark-start text:id="IMark142717676"/>catch<text:alphabetical-index-mark-end text:id="IMark142717676"/>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2717676"/>?"<text:alphabetical-index-mark-end text:id="IMark14271767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2727124"/>bounce<text:alphabetical-index-mark-end text:id="IMark14272712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2727124"/>bounce<text:alphabetical-index-mark-end text:id="IMark14272712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2727124"/>finally<text:alphabetical-index-mark-end text:id="IMark142727124"/>”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2727124"/>try<text:alphabetical-index-mark-end text:id="IMark142727124"/></text:p>
      <text:p text:style-name="Code"><text:s text:c="2"/>(dangerous code)</text:p>
      <text:p text:style-name="Code">(optional) <text:alphabetical-index-mark-start text:id="IMark142727124"/>catch<text:alphabetical-index-mark-end text:id="IMark142727124"/></text:p>
      <text:p text:style-name="Code"><text:s text:c="2"/>(exception handler with optional <text:alphabetical-index-mark-start text:id="IMark142727124"/>?"<text:alphabetical-index-mark-end text:id="IMark142727124"/>Exx" and <text:alphabetical-index-mark-start text:id="IMark142717676"/>bounce<text:alphabetical-index-mark-end text:id="IMark142717676"/>)</text:p>
      <text:p text:style-name="Code">(optional) <text:alphabetical-index-mark-start text:id="IMark142717676"/>finally<text:alphabetical-index-mark-end text:id="IMark14271767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2717676"/>throw"<text:alphabetical-index-mark-end text:id="IMark142717676"/>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42717676"/>.throw<text:alphabetical-index-mark-end text:id="IMark14271767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97053364"/>Classes<text:alphabetical-index-mark-end text:id="IMark19705336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97053364"/>Inheritance<text:alphabetical-index-mark-end text:id="IMark197053364"/></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97053364"/>Methods<text:alphabetical-index-mark-end text:id="IMark197053364"/></text:h>
      <text:p text:style-name="P1">All code in fOOrth is contained in methods. A method is a fragment of code that an object uses to respond to a message that has been sent to that object. In fOOrth there are three sorts of methods:</text:p>
      <text:list xml:id="list862591173367851008" text:style-name="L13">
        <text:list-item>
          <text:p text:style-name="P76">Shared: Methods that are common to all instances of the class that contains them.</text:p>
        </text:list-item>
        <text:list-item>
          <text:p text:style-name="P76">Exclusive: Methods that are defined for one and only one object (and all of its clones that are created <text:span text:style-name="T2">after</text:span> the exclusive method is defined.).</text:p>
        </text:list-item>
        <text:list-item>
          <text:p text:style-name="P76">Local: Methods that are created in a context and are accessible only in that context. When the context concludes, these methods are no longer accessible.</text:p>
        </text:list-item>
      </text:list>
      <text:h text:style-name="Heading_20_2" text:outline-level="2"><text:alphabetical-index-mark-start text:id="IMark197053508"/>Late Binding<text:alphabetical-index-mark-end text:id="IMark197053508"/> and <text:alphabetical-index-mark-start text:id="IMark142772548"/>Polymorphism<text:alphabetical-index-mark-end text:id="IMark142772548"/></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42772548"/>Prototypes<text:alphabetical-index-mark-end text:id="IMark142772548"/></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42772548"/>Method Mapping<text:alphabetical-index-mark-end text:id="IMark14277254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208311697902919808" text:style-name="L14">
        <text:list-item>
          <text:p text:style-name="P77">The strings used by fOOrth needed to be converted to Ruby symbols to allow code to be executed in Ruby.</text:p>
        </text:list-item>
        <text:list-item>
          <text:p text:style-name="P77">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7">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97053508"/>SymbolMap<text:alphabetical-index-mark-end text:id="IMark197053508"/> class. This class creates mappings in one of two ways:</text:p>
      <text:list xml:id="list6780536000643801668" text:style-name="L15">
        <text:list-item>
          <text:p text:style-name="P78">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8">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197053508"/>Routing<text:alphabetical-index-mark-end text:id="IMark197053508"/></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8850460575165924985" text:style-name="L16">
        <text:list-item>
          <text:p text:style-name="P79">The defining word used to create the method.</text:p>
        </text:list-item>
        <text:list-item>
          <text:p text:style-name="P79">The receiver of the defining word used to create the method.</text:p>
        </text:list-item>
        <text:list-item>
          <text:p text:style-name="P79">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9186047967727368789" text:style-name="L17">
        <text:list-item>
          <text:p text:style-name="P80">“.” - indicates that the message is routed to the top-of-stack element (TOS)</text:p>
        </text:list-item>
        <text:list-item>
          <text:p text:style-name="P80">“~” - indicates that the message is routed to the “self” entity of the method (see the section Self below). Since these messages are only routed to the object itself, they are in effect private methods.</text:p>
        </text:list-item>
        <text:list-item>
          <text:p text:style-name="P80">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43247187" text:continue-numbering="true" text:style-name="L17">
        <text:list-item>
          <text:p text:style-name="P80">“.” - indicates that the message is routed to the top-of-stack element (TOS)</text:p>
        </text:list-item>
        <text:list-item>
          <text:p text:style-name="P80">“~” - indicates that the message is routed to the “self” entity of the method (see the section Self below). Since these messages are only routed to the object itself, they are in effect private methods.</text:p>
        </text:list-item>
        <text:list-item>
          <text:p text:style-name="P80">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42640688"/>:<text:alphabetical-index-mark-end text:id="IMark142640688"/></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142640688"/>.:<text:alphabetical-index-mark-end text:id="IMark142640688"/></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142640688"/>.::<text:alphabetical-index-mark-end text:id="IMark142640688"/></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42720172"/>do_map_name<text:alphabetical-index-mark-end text:id="IMark142720172"/><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8378048"/>F10: <text:change-end text:change-id="ct218378048"/>?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42720172"/>self<text:alphabetical-index-mark-end text:id="IMark142720172"/>”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124202860851475229" text:style-name="L18">
        <text:list-item>
          <text:p text:style-name="P81">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1">For TOS routed methods, access to self is as simple as “self .method_name”. This was done in the MyClass example above. The self value is a free value that does not to be declared.</text:p>
        </text:list-item>
        <text:list-item>
          <text:p text:style-name="P81">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1">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2720172"/>.with{<text:alphabetical-index-mark-end text:id="IMark142720172"/>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230092606681057176" text:style-name="L19">
        <text:list-item>
          <text:p text:style-name="P82">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2">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2">A .where{ … } clause can be used to take a value and give easy access to that value within the executed block without having to create a local value.</text:p>
        </text:list-item>
        <text:list-item>
          <text:p text:style-name="P82">Access to the self value is generally faster than other forms of access. Thus this construct can yield performance enhancements.</text:p>
        </text:list-item>
      </text:list>
      <text:p text:style-name="P1"/>
      <text:h text:style-name="Heading_20_1" text:outline-level="1"><text:alphabetical-index-mark-start text:id="IMark142720172"/>Boolean<text:alphabetical-index-mark-end text:id="IMark14272017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42720988"/>FalseClass<text:alphabetical-index-mark-end text:id="IMark142720988"/></text:p>
            <text:p text:style-name="P13"><text:alphabetical-index-mark-start text:id="IMark142720988"/>NilClass<text:alphabetical-index-mark-end text:id="IMark142720988"/></text:p>
          </table:table-cell>
          <table:table-cell table:style-name="Table118.B2" office:value-type="string">
            <text:p text:style-name="P13"><text:alphabetical-index-mark-start text:id="IMark142720988"/>Object<text:alphabetical-index-mark-end text:id="IMark142720988"/></text:p>
          </table:table-cell>
        </table:table-row>
      </table:table>
      <text:p text:style-name="P10"/>
      <text:p text:style-name="P11">Note that while false processing occurs in FalseClass and NilClass, true processing occurs in Object and not <text:alphabetical-index-mark-start text:id="IMark142720172"/>TrueClass<text:alphabetical-index-mark-end text:id="IMark14272017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42720172"/>Numeric<text:alphabetical-index-mark-end text:id="IMark14272017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981243101429657071" text:style-name="L20">
        <text:list-item>
          <text:p text:style-name="P83">Integer defines a few “bit” oriented operations that are specific to whole numbers.</text:p>
        </text:list-item>
        <text:list-item>
          <text:p text:style-name="P83">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42720172"/>Array<text:alphabetical-index-mark-end text:id="IMark14272017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859834291494203017" text:style-name="L21">
        <text:list-item>
          <text:p text:style-name="P84">The first two examples both create “empty” arrays with zero data elements. </text:p>
        </text:list-item>
        <text:list-item>
          <text:p text:style-name="P84">Array data do NOT need to be the same “type” of data. Mixing is allowed. </text:p>
        </text:list-item>
        <text:list-item>
          <text:p text:style-name="P84">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4276913082910673691" text:style-name="L22">
        <text:list-item>
          <text:p text:style-name="P85">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2720988"/>.new<text:alphabetical-index-mark-end text:id="IMark142720988"/>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2720988"/>.new{<text:alphabetical-index-mark-end text:id="IMark142720988"/>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42720988"/>x<text:alphabetical-index-mark-end text:id="IMark142720988"/>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42720988"/>}<text:alphabetical-index-mark-end text:id="IMark142720988"/>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2720988"/>.new_size<text:alphabetical-index-mark-end text:id="IMark142720988"/>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2720988"/>.new_value<text:alphabetical-index-mark-end text:id="IMark142720988"/>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2720988"/>.new_values<text:alphabetical-index-mark-end text:id="IMark142720988"/>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42720988"/>!<text:alphabetical-index-mark-end text:id="IMark14272098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2720988"/>+<text:alphabetical-index-mark-end text:id="IMark14272098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2720988"/>.+left<text:alphabetical-index-mark-end text:id="IMark14272098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42720988"/>.+mid<text:alphabetical-index-mark-end text:id="IMark14272098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2720988"/>.+midlr<text:alphabetical-index-mark-end text:id="IMark14272098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2720988"/>.+right<text:alphabetical-index-mark-end text:id="IMark14272098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42720988"/>.-left<text:alphabetical-index-mark-end text:id="IMark14272098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2720988"/>.-mid<text:alphabetical-index-mark-end text:id="IMark14272098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2720988"/>.-midlr<text:alphabetical-index-mark-end text:id="IMark14272098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2720988"/>.-right<text:alphabetical-index-mark-end text:id="IMark14272098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42720988"/>.[]!<text:alphabetical-index-mark-end text:id="IMark142720988"/>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42720988"/>.[]@<text:alphabetical-index-mark-end text:id="IMark142720988"/>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2720988"/>.left<text:alphabetical-index-mark-end text:id="IMark14272098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2720988"/>.length<text:alphabetical-index-mark-end text:id="IMark14272098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2720988"/>.max<text:alphabetical-index-mark-end text:id="IMark14272098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2720988"/>.mid<text:alphabetical-index-mark-end text:id="IMark14272098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2720988"/>.midlr<text:alphabetical-index-mark-end text:id="IMark14272098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42720988"/>.min<text:alphabetical-index-mark-end text:id="IMark14272098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2720988"/>.pp<text:alphabetical-index-mark-end text:id="IMark14272098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2720988"/>.reverse<text:alphabetical-index-mark-end text:id="IMark14272098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2720988"/>.right<text:alphabetical-index-mark-end text:id="IMark14272098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2720988"/>.shuffle<text:alphabetical-index-mark-end text:id="IMark14272098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2720988"/>.sort<text:alphabetical-index-mark-end text:id="IMark14272098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2720988"/>.strmax<text:alphabetical-index-mark-end text:id="IMark14272098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42720988"/>&lt;&lt;<text:alphabetical-index-mark-end text:id="IMark14272098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2720988"/>@<text:alphabetical-index-mark-end text:id="IMark14272098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2720172"/>Class<text:alphabetical-index-mark-end text:id="IMark142720172"/></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2720988"/>.is_class?<text:alphabetical-index-mark-end text:id="IMark14272098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42720988"/>.new<text:alphabetical-index-mark-end text:id="IMark14272098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42720988"/>.parent_class<text:alphabetical-index-mark-end text:id="IMark14272098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2720988"/>.subclass:<text:alphabetical-index-mark-end text:id="IMark142720988"/>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42720988"/>.to_s<text:alphabetical-index-mark-end text:id="IMark14272098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42720172"/>Commands<text:alphabetical-index-mark-end text:id="IMark142720172"/></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42720988"/>)methods<text:alphabetical-index-mark-end text:id="IMark142720988"/>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42720988"/>)stubs<text:alphabetical-index-mark-end text:id="IMark142720988"/> []</text:h>
            <text:p text:style-name="Text_20_body">Routing: TOS</text:p>
            <text:p text:style-name="P1">List the stub methods defined for this class. Stubs are place holder methods that serve one of two purposes:</text:p>
            <text:list xml:id="list9188533954460971713" text:style-name="L23">
              <text:list-item>
                <text:p text:style-name="P86">They are abstract methods in a base class that exist so that a sub-class may replace the stub with an actual method. The stub ensures that the compiler uses the correct routing when using the method.</text:p>
              </text:list-item>
              <text:list-item>
                <text:p text:style-name="P86">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2720172"/>Complex<text:alphabetical-index-mark-end text:id="IMark14272017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2718588"/>.cbrt<text:alphabetical-index-mark-end text:id="IMark142718588"/>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2718828"/>.e**<text:alphabetical-index-mark-end text:id="IMark14271882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2718588"/>.split<text:alphabetical-index-mark-end text:id="IMark14271858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2718828"/>.sqrt<text:alphabetical-index-mark-end text:id="IMark14271882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42691048"/>FalseClass<text:alphabetical-index-mark-end text:id="IMark14269104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2718828"/>&amp;&amp;<text:alphabetical-index-mark-end text:id="IMark14271882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2718828"/>^^<text:alphabetical-index-mark-end text:id="IMark14271882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2718828"/>||<text:alphabetical-index-mark-end text:id="IMark14271882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2691048"/>Float<text:alphabetical-index-mark-end text:id="IMark14269104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2688984"/>Hash<text:alphabetical-index-mark-end text:id="IMark14268898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2688984"/><text:span text:style-name="T7">{</text:span><text:alphabetical-index-mark-end text:id="IMark142688984"/>” and the locally defined methods “<text:alphabetical-index-mark-start text:id="IMark142689032"/><text:span text:style-name="T7">-&gt;</text:span><text:alphabetical-index-mark-end text:id="IMark142689032"/>” and “<text:alphabetical-index-mark-start text:id="IMark142691432"/><text:span text:style-name="T7">}</text:span><text:alphabetical-index-mark-end text:id="IMark1426914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43258256" text:continue-list="list859834291494203017" text:style-name="L21">
        <text:list-item>
          <text:p text:style-name="P84">The first example creates an “empty” hash with zero data elements. </text:p>
        </text:list-item>
        <text:list-item>
          <text:p text:style-name="P84">Hash key and data do NOT need to be the same “type” of data. Mixing is allowed. </text:p>
        </text:list-item>
        <text:list-item>
          <text:p text:style-name="P84">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42692296"/>.[]!<text:alphabetical-index-mark-end text:id="IMark14269229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2692296"/>.[]@<text:alphabetical-index-mark-end text:id="IMark14269229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2692296"/>.keys<text:alphabetical-index-mark-end text:id="IMark142692296"/>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2692296"/>.pp<text:alphabetical-index-mark-end text:id="IMark14269229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42692296"/>.strmax2<text:alphabetical-index-mark-end text:id="IMark14269229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2692296"/>.values<text:alphabetical-index-mark-end text:id="IMark142692296"/>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2689032"/>InStream<text:alphabetical-index-mark-end text:id="IMark14268903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2692296"/>.get_all<text:alphabetical-index-mark-end text:id="IMark14269229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2692296"/>.open<text:alphabetical-index-mark-end text:id="IMark14269229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2692296"/>.open{<text:alphabetical-index-mark-end text:id="IMark14269229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2692296"/>.close<text:alphabetical-index-mark-end text:id="IMark14269229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2692296"/>.getc<text:alphabetical-index-mark-end text:id="IMark14269229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42692296"/>.gets<text:alphabetical-index-mark-end text:id="IMark14269229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42692296"/>~getc<text:alphabetical-index-mark-end text:id="IMark14269229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2692296"/>~gets<text:alphabetical-index-mark-end text:id="IMark14269229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42689032"/>Integer<text:alphabetical-index-mark-end text:id="IMark14268903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18378152"/></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18378256"/>[an_integer] <text:alphabetical-index-mark-start text:id="IMark142691432"/>.even?<text:alphabetical-index-mark-end text:id="IMark142691432"/> [a_boolean]</text:h>
            <text:p text:style-name="Text_20_body">Routing: TOS</text:p>
            <text:p text:style-name="P1">This method returns true if the integer is even and false if it is odd.<text:change-end text:change-id="ct218378256"/></text:p>
          </table:table-cell>
          <table:covered-table-cell/>
        </table:table-row>
        <table:table-row table:style-name="Table120.1">
          <table:table-cell table:style-name="Table120.A2" office:value-type="string">
            <text:p text:style-name="P15"><text:change-start text:change-id="ct218378360"/>Code<text:change-end text:change-id="ct218378360"/></text:p>
          </table:table-cell>
          <table:table-cell table:style-name="Table120.B2" office:value-type="string">
            <text:p text:style-name="P15"><text:change-start text:change-id="ct218378464"/>Result<text:change-end text:change-id="ct218378464"/></text:p>
          </table:table-cell>
        </table:table-row>
        <table:table-row table:style-name="Table120.1">
          <table:table-cell table:style-name="Table120.A2" office:value-type="string">
            <text:p text:style-name="Snippet"><text:change-start text:change-id="ct218378568"/>2 .even?<text:change-end text:change-id="ct218378568"/></text:p>
          </table:table-cell>
          <table:table-cell table:style-name="Table120.B2" office:value-type="string">
            <text:p text:style-name="P2"><text:change-start text:change-id="ct218378672"/>true<text:change-end text:change-id="ct218378672"/></text:p>
          </table:table-cell>
        </table:table-row>
        <table:table-row table:style-name="Table120.1">
          <table:table-cell table:style-name="Table120.A2" office:value-type="string">
            <text:p text:style-name="Snippet"><text:change-start text:change-id="ct218378776"/>3 .even?<text:change-end text:change-id="ct218378776"/></text:p>
          </table:table-cell>
          <table:table-cell table:style-name="Table120.B2" office:value-type="string">
            <text:p text:style-name="P2"><text:change-start text:change-id="ct218378880"/>false<text:change-end text:change-id="ct218378880"/></text:p>
          </table:table-cell>
        </table:table-row>
      </table:table>
      <text:p text:style-name="Text_20_body"><text:change text:change-id="ct218378984"/><text:change-start text:change-id="ct21837908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2691432"/>.gcd<text:alphabetical-index-mark-end text:id="IMark14269143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8379088"/><text:change text:change-id="ct218379192"/><text:change-start text:change-id="ct21837929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2691432"/>.lcm<text:alphabetical-index-mark-end text:id="IMark14269143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8379296"/><text:change text:change-id="ct218379504"/><text:change text:change-id="ct218379400"/><text:change-start text:change-id="ct21837960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42691432"/>.odd?<text:alphabetical-index-mark-end text:id="IMark14269143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8379608"/></text:p>
      <text:p text:style-name="Text_20_body"><text:change text:change-id="ct218379712"/><text:change-start text:change-id="ct218379816"/></text:p>
      <text:p text:style-name="Text_20_body"><text:change-end text:change-id="ct218379816"/><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8379920"/>[an_integer] <text:alphabetical-index-mark-start text:id="IMark142691432"/>2*<text:alphabetical-index-mark-end text:id="IMark142691432"/> [an_integer]</text:h>
            <text:p text:style-name="Text_20_body">Routing: TOS</text:p>
            <text:p text:style-name="P1"><text:change-end text:change-id="ct218379920"/><text:change-start text:change-id="ct218380024"/>Double the value of the integer.<text:change-end text:change-id="ct218380024"/></text:p>
          </table:table-cell>
          <table:covered-table-cell/>
        </table:table-row>
        <table:table-row table:style-name="Table124.1">
          <table:table-cell table:style-name="Table124.A2" office:value-type="string">
            <text:p text:style-name="P15"><text:change-start text:change-id="ct218380128"/>Code<text:change-end text:change-id="ct218380128"/></text:p>
          </table:table-cell>
          <table:table-cell table:style-name="Table124.B2" office:value-type="string">
            <text:p text:style-name="P15"><text:change-start text:change-id="ct218380232"/>Result<text:change-end text:change-id="ct218380232"/></text:p>
          </table:table-cell>
        </table:table-row>
        <table:table-row table:style-name="Table124.1">
          <table:table-cell table:style-name="Table124.A2" office:value-type="string">
            <text:p text:style-name="Snippet"><text:change-start text:change-id="ct218380336"/>13 2*<text:change-end text:change-id="ct218380336"/></text:p>
          </table:table-cell>
          <table:table-cell table:style-name="Table124.B2" office:value-type="string">
            <text:p text:style-name="P2"><text:change-start text:change-id="ct218380440"/>26<text:change-end text:change-id="ct218380440"/></text:p>
          </table:table-cell>
        </table:table-row>
      </table:table>
      <text:p text:style-name="Standard"/>
      <text:p text:style-name="Text_20_body"><text:change text:change-id="ct218380544"/><text:change-start text:change-id="ct21838064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2691432"/>2/<text:alphabetical-index-mark-end text:id="IMark14269143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18380648"/><text:change text:change-id="ct220144176"/><text:change-start text:change-id="ct22014428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2691432"/>&lt;&lt;<text:alphabetical-index-mark-end text:id="IMark14269143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20144280"/><text:change text:change-id="ct220144384"/><text:change-start text:change-id="ct22014448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2691432"/>&gt;&gt;<text:alphabetical-index-mark-end text:id="IMark14269143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20144488"/><text:change text:change-id="ct220144592"/><text:change-start text:change-id="ct22014469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2691432"/>and<text:alphabetical-index-mark-end text:id="IMark14269143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0144696"/><text:change text:change-id="ct220144800"/><text:change-start text:change-id="ct22014490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2691432"/>com<text:alphabetical-index-mark-end text:id="IMark14269143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0144904"/><text:change text:change-id="ct22014500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0145112"/>[an_integer an_integer] <text:alphabetical-index-mark-start text:id="IMark142691432"/>or<text:alphabetical-index-mark-end text:id="IMark142691432"/> [an_integer]</text:h>
            <text:p text:style-name="Text_20_body">Routing: NOS</text:p>
            <text:p text:style-name="P1"><text:change-end text:change-id="ct220145112"/><text:change-start text:change-id="ct220145216"/>Compute the bit-wise inclusive or function of the two integer values.<text:change-end text:change-id="ct220145216"/></text:p>
          </table:table-cell>
          <table:covered-table-cell/>
        </table:table-row>
        <table:table-row table:style-name="Table130.1">
          <table:table-cell table:style-name="Table130.A2" office:value-type="string">
            <text:p text:style-name="P15"><text:change-start text:change-id="ct220145320"/>Code<text:change-end text:change-id="ct220145320"/></text:p>
          </table:table-cell>
          <table:table-cell table:style-name="Table130.B2" office:value-type="string">
            <text:p text:style-name="P15"><text:change-start text:change-id="ct220145424"/>Result<text:change-end text:change-id="ct220145424"/></text:p>
          </table:table-cell>
        </table:table-row>
        <table:table-row table:style-name="Table130.1">
          <table:table-cell table:style-name="Table130.A2" office:value-type="string">
            <text:p text:style-name="Snippet"><text:change-start text:change-id="ct220145528"/>15 40 or<text:change-end text:change-id="ct220145528"/></text:p>
          </table:table-cell>
          <table:table-cell table:style-name="Table130.B2" office:value-type="string">
            <text:p text:style-name="P2"><text:change-start text:change-id="ct220145632"/>47<text:change-end text:change-id="ct220145632"/></text:p>
          </table:table-cell>
        </table:table-row>
      </table:table>
      <text:p text:style-name="Standard"><text:change text:change-id="ct220145736"/><text:change-start text:change-id="ct22014584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2691432"/>xor<text:alphabetical-index-mark-end text:id="IMark14269143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20145840"/></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42691768"/><text:alphabetical-index-mark-start text:id="IMark142689080"/><text:alphabetical-index-mark-start text:id="IMark142691624"/>NilClass<text:alphabetical-index-mark-end text:id="IMark142691624"/><text:alphabetical-index-mark-end text:id="IMark142689080"/><text:alphabetical-index-mark-end text:id="IMark142691768"/></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0145944"/> </text:p>
      <text:p text:style-name="P1">Note that in Boolean expressions, nil is treated as an alias for false.<text:change-end text:change-id="ct22014594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2691432"/>&amp;&amp;<text:alphabetical-index-mark-end text:id="IMark14269143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20146048"/>nil true &amp;&amp;<text:change-end text:change-id="ct220146048"/></text:p>
          </table:table-cell>
          <table:table-cell table:style-name="Table26.B2" office:value-type="string">
            <text:p text:style-name="P2"><text:change-start text:change-id="ct220146152"/>false<text:change-end text:change-id="ct22014615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2691432"/>^^<text:alphabetical-index-mark-end text:id="IMark14269143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20146256"/>nil <text:change-end text:change-id="ct220146256"/><text:change-start text:change-id="ct220146360"/>false ^^<text:change-end text:change-id="ct220146360"/></text:p>
          </table:table-cell>
          <table:table-cell table:style-name="Table27.B2" office:value-type="string">
            <text:p text:style-name="P2"><text:change-start text:change-id="ct220146464"/>false<text:change-end text:change-id="ct220146464"/></text:p>
          </table:table-cell>
        </table:table-row>
        <table:table-row table:style-name="Table27.2">
          <table:table-cell table:style-name="Table27.A2" office:value-type="string">
            <text:p text:style-name="Snippet"><text:change-start text:change-id="ct220146568"/>nil true ^^<text:change-end text:change-id="ct220146568"/></text:p>
          </table:table-cell>
          <table:table-cell table:style-name="Table27.B2" office:value-type="string">
            <text:p text:style-name="P2"><text:change-start text:change-id="ct220146672"/>true<text:change-end text:change-id="ct22014667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2691432"/>||<text:alphabetical-index-mark-end text:id="IMark14269143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20146776"/>nil false ||<text:change-end text:change-id="ct220146776"/></text:p>
          </table:table-cell>
          <table:table-cell table:style-name="Table28.B2" office:value-type="string">
            <text:p text:style-name="P2"><text:change-start text:change-id="ct220146880"/>false<text:change-end text:change-id="ct220146880"/></text:p>
          </table:table-cell>
        </table:table-row>
        <table:table-row table:style-name="Table28.2">
          <table:table-cell table:style-name="Table28.A2" office:value-type="string">
            <text:p text:style-name="Snippet"><text:change-start text:change-id="ct220146984"/>nil true ||<text:change-end text:change-id="ct220146984"/></text:p>
          </table:table-cell>
          <table:table-cell table:style-name="Table28.B2" office:value-type="string">
            <text:p text:style-name="P2"><text:change-start text:change-id="ct220147088"/>true<text:change-end text:change-id="ct220147088"/></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2691768"/>Numeric<text:alphabetical-index-mark-end text:id="IMark14269176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20147192"/><text:change-start text:change-id="ct220147296"/>The Numeric class is the abstract base class for num<text:change-end text:change-id="ct220147296"/><text:change-start text:change-id="ct220147400"/>eric data. It is the location for the vast majority of methods that act on such data. In use, data will be instances of <text:change-end text:change-id="ct220147400"/><text:change-start text:change-id="ct220147504"/>Complex, Float, Integer (via Bignum and Fixnum), and Rational data.<text:change-end text:change-id="ct220147504"/><text:change-start text:change-id="ct220147608"/></text:p>
      <text:h text:style-name="Heading_20_2" text:outline-level="2">Specia<text:change-end text:change-id="ct220147608"/><text:change-start text:change-id="ct220147712"/>l Numeric Values</text:h>
      <text:p text:style-name="Text_20_body"><text:change-end text:change-id="ct220147712"/><text:change-start text:change-id="ct220147816"/></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42691432"/>dpr<text:alphabetical-index-mark-end text:id="IMark14269143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0147816"/><text:change-start text:change-id="ct220148128"/></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2691432"/>e<text:alphabetical-index-mark-end text:id="IMark14269143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42691432"/>pi<text:alphabetical-index-mark-end text:id="IMark14269143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20147920"/>In 1897, an attempt was made <text:change-end text:change-id="ct220147920"/><text:change-start text:change-id="ct220148024"/>to legislate the value of pi. Fortunately, this effort was unsuccessful.<text:change-end text:change-id="ct220148024"/></text:p></text:note-body></text:note></text:p>
          </table:table-cell>
        </table:table-row>
      </table:table>
      <text:p text:style-name="Text_20_body"><text:change-end text:change-id="ct220148128"/></text:p>
      <text:h text:style-name="Heading_20_2" text:outline-level="2">Instance Methods</text:h>
      <text:p text:style-name="Text_20_body"><text:change text:change-id="ct220148272"/><text:change-start text:change-id="ct22014837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2691432"/>*<text:alphabetical-index-mark-end text:id="IMark14269143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20148376"/><text:change text:change-id="ct22014848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0148584"/>[a_numeric a_numeric] <text:alphabetical-index-mark-start text:id="IMark142691432"/>**<text:alphabetical-index-mark-end text:id="IMark142691432"/> [a_numeric]</text:h>
            <text:p text:style-name="Text_20_body">Routing: NOS</text:p>
            <text:p text:style-name="P1"><text:change-end text:change-id="ct220148584"/><text:change-start text:change-id="ct220148688"/>The exponentiation operator is impleme<text:change-end text:change-id="ct220148688"/><text:change-start text:change-id="ct220148792"/>nted by this method. Note the the second operand, the power, is converted to a Float first.<text:change-end text:change-id="ct220148792"/></text:p>
          </table:table-cell>
          <table:covered-table-cell/>
        </table:table-row>
        <table:table-row table:style-name="Table133.1">
          <table:table-cell table:style-name="Table133.A2" office:value-type="string">
            <text:p text:style-name="P15"><text:change-start text:change-id="ct220148896"/>Code<text:change-end text:change-id="ct220148896"/></text:p>
          </table:table-cell>
          <table:table-cell table:style-name="Table133.B2" office:value-type="string">
            <text:p text:style-name="P15"><text:change-start text:change-id="ct220149000"/>Result<text:change-end text:change-id="ct220149000"/></text:p>
          </table:table-cell>
        </table:table-row>
        <table:table-row table:style-name="Table133.1">
          <table:table-cell table:style-name="Table133.A2" office:value-type="string">
            <text:p text:style-name="Snippet"><text:change-start text:change-id="ct220149104"/>2 10 **<text:change-end text:change-id="ct220149104"/></text:p>
          </table:table-cell>
          <table:table-cell table:style-name="Table133.B2" office:value-type="string">
            <text:p text:style-name="P2"><text:change-start text:change-id="ct220149208"/>1024<text:change-end text:change-id="ct220149208"/></text:p>
          </table:table-cell>
        </table:table-row>
        <table:table-row table:style-name="Table133.1">
          <table:table-cell table:style-name="Table133.A2" office:value-type="string">
            <text:p text:style-name="Snippet"><text:change-start text:change-id="ct220149312"/>3 4 **<text:change-end text:change-id="ct220149312"/></text:p>
          </table:table-cell>
          <table:table-cell table:style-name="Table133.B2" office:value-type="string">
            <text:p text:style-name="P2"><text:change-start text:change-id="ct220149416"/>81<text:change-end text:change-id="ct220149416"/></text:p>
          </table:table-cell>
        </table:table-row>
        <table:table-row table:style-name="Table133.1">
          <table:table-cell table:style-name="Table133.A2" office:value-type="string">
            <text:p text:style-name="Snippet"><text:change-start text:change-id="ct220149520"/>2 1/2 <text:change-end text:change-id="ct220149520"/><text:change-start text:change-id="ct220149624"/>**<text:change-end text:change-id="ct220149624"/></text:p>
          </table:table-cell>
          <table:table-cell table:style-name="Table133.B2" office:value-type="string">
            <text:p text:style-name="P2"><text:change-start text:change-id="ct220149728"/>1.4142135623730951<text:change-end text:change-id="ct220149728"/></text:p>
          </table:table-cell>
        </table:table-row>
      </table:table>
      <text:p text:style-name="Text_20_body"/>
      <text:p text:style-name="Text_20_body"><text:change text:change-id="ct220149832"/></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20149936"/>[a_numeric a_numeric] <text:alphabetical-index-mark-start text:id="IMark142691432"/>+<text:alphabetical-index-mark-end text:id="IMark142691432"/> [a_numeric]</text:h>
            <text:p text:style-name="Text_20_body">Routing: NOS</text:p>
            <text:p text:style-name="P1">The addition operator is implemented by this method.<text:change-end text:change-id="ct220149936"/></text:p>
          </table:table-cell>
          <table:covered-table-cell/>
        </table:table-row>
        <table:table-row table:style-name="Table134.1">
          <table:table-cell table:style-name="Table134.A2" office:value-type="string">
            <text:p text:style-name="P15"><text:change-start text:change-id="ct220150040"/>Code<text:change-end text:change-id="ct220150040"/></text:p>
          </table:table-cell>
          <table:table-cell table:style-name="Table134.B2" office:value-type="string">
            <text:p text:style-name="P15"><text:change-start text:change-id="ct220150144"/>Result<text:change-end text:change-id="ct220150144"/></text:p>
          </table:table-cell>
        </table:table-row>
        <table:table-row table:style-name="Table134.1">
          <table:table-cell table:style-name="Table134.A2" office:value-type="string">
            <text:p text:style-name="Snippet"><text:change-start text:change-id="ct220150248"/>1 1 +<text:change-end text:change-id="ct220150248"/></text:p>
          </table:table-cell>
          <table:table-cell table:style-name="Table134.B2" office:value-type="string">
            <text:p text:style-name="P2"><text:change-start text:change-id="ct220150352"/>2<text:change-end text:change-id="ct220150352"/></text:p>
          </table:table-cell>
        </table:table-row>
        <table:table-row table:style-name="Table134.1">
          <table:table-cell table:style-name="Table134.A2" office:value-type="string">
            <text:p text:style-name="Snippet"><text:change-start text:change-id="ct220150456"/>1.0 7.2 +<text:change-end text:change-id="ct220150456"/></text:p>
          </table:table-cell>
          <table:table-cell table:style-name="Table134.B2" office:value-type="string">
            <text:p text:style-name="P2"><text:change-start text:change-id="ct220150560"/>8.2<text:change-end text:change-id="ct220150560"/></text:p>
          </table:table-cell>
        </table:table-row>
        <table:table-row table:style-name="Table134.1">
          <table:table-cell table:style-name="Table134.A2" office:value-type="string">
            <text:p text:style-name="Snippet"><text:change-start text:change-id="ct220150664"/>1/2<text:change-end text:change-id="ct220150664"/><text:change-start text:change-id="ct220150768"/> 1/3 +<text:change-end text:change-id="ct220150768"/></text:p>
          </table:table-cell>
          <table:table-cell table:style-name="Table134.B2" office:value-type="string">
            <text:p text:style-name="P2"><text:change-start text:change-id="ct220150872"/>5/6<text:change-end text:change-id="ct220150872"/></text:p>
          </table:table-cell>
        </table:table-row>
        <table:table-row table:style-name="Table134.1">
          <table:table-cell table:style-name="Table134.A2" office:value-type="string">
            <text:p text:style-name="Snippet"><text:change-start text:change-id="ct220150976"/>1+2i 1+3i<text:change-end text:change-id="ct220150976"/><text:change-start text:change-id="ct220151080"/> +<text:change-end text:change-id="ct220151080"/></text:p>
          </table:table-cell>
          <table:table-cell table:style-name="Table134.B2" office:value-type="string">
            <text:p text:style-name="P2"><text:change-start text:change-id="ct220151184"/>2+5i<text:change-end text:change-id="ct220151184"/></text:p>
          </table:table-cell>
        </table:table-row>
      </table:table>
      <text:p text:style-name="Text_20_body"><text:change text:change-id="ct220151288"/><text:change-start text:change-id="ct22015139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42691432"/>-<text:alphabetical-index-mark-end text:id="IMark14269143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0151392"/><text:change text:change-id="ct220151600"/><text:change text:change-id="ct220151496"/><text:change-start text:change-id="ct22015170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2691432"/>.1/x<text:alphabetical-index-mark-end text:id="IMark14269143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0151704"/><text:change text:change-id="ct220151808"/><text:change-start text:change-id="ct220151912"/></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42691432"/>.10**<text:alphabetical-index-mark-end text:id="IMark142691432"/>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0151912"/><text:change text:change-id="ct220152016"/><text:change-start text:change-id="ct22015212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42691432"/>.2**<text:alphabetical-index-mark-end text:id="IMark142691432"/>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0152120"/><text:change text:change-id="ct220156376"/><text:change text:change-id="ct220152224"/><text:change-start text:change-id="ct22015648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2691432"/>.abs<text:alphabetical-index-mark-end text:id="IMark14269143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0156480"/><text:change text:change-id="ct220156584"/></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20156688"/>[a_numeric] <text:alphabetical-index-mark-start text:id="IMark142691432"/>.acos<text:alphabetical-index-mark-end text:id="IMark142691432"/> [a_float]</text:h>
            <text:p text:style-name="Text_20_body">Routing: TOS</text:p>
            <text:p text:style-name="P1">This method computes the arc-cosine (cos(x)<text:span text:style-name="T10">-1</text:span>) of the value. That is it computes the angle in radians <text:change-end text:change-id="ct220156688"/><text:change-start text:change-id="ct220157104"/>whose cosine is the argument<text:note text:id="ftn65" text:note-class="footnote"><text:note-citation>65</text:note-citation><text:note-body><text:p text:style-name="Footnote"><text:change-start text:change-id="ct220156792"/>Please s<text:change-end text:change-id="ct220156792"/><text:change-start text:change-id="ct220156896"/>ee <text:a xlink:type="simple" xlink:href="http://en.wikipedia.org/wiki/Inverse_trigonometric_functions" text:style-name="Internet_20_link" text:visited-style-name="Visited_20_Internet_20_Link">http://en.wikipedia.org/wiki/Inverse_trigonometric_functions</text:a> for m<text:change-end text:change-id="ct220156896"/><text:change-start text:change-id="ct220157000"/>ore details on inverse trigonometric functions.<text:change-end text:change-id="ct220157000"/></text:p></text:note-body></text:note>.<text:change-end text:change-id="ct220157104"/><text:change-start text:change-id="ct220157208"/> <text:span text:style-name="T10"><text:s text:c="11"/></text:span><text:change-end text:change-id="ct220157208"/></text:p>
          </table:table-cell>
          <table:covered-table-cell/>
        </table:table-row>
        <table:table-row table:style-name="Table140.1">
          <table:table-cell table:style-name="Table140.A2" office:value-type="string">
            <text:p text:style-name="P15"><text:change-start text:change-id="ct220157312"/>Code<text:change-end text:change-id="ct220157312"/></text:p>
          </table:table-cell>
          <table:table-cell table:style-name="Table140.B2" office:value-type="string">
            <text:p text:style-name="P15"><text:change-start text:change-id="ct220157416"/>Result<text:change-end text:change-id="ct220157416"/></text:p>
          </table:table-cell>
        </table:table-row>
        <table:table-row table:style-name="Table140.1">
          <table:table-cell table:style-name="Table140.A2" office:value-type="string">
            <text:p text:style-name="Snippet"><text:change-start text:change-id="ct220157520"/>1 .acos<text:change-end text:change-id="ct220157520"/></text:p>
          </table:table-cell>
          <table:table-cell table:style-name="Table140.B2" office:value-type="string">
            <text:p text:style-name="P2"><text:change-start text:change-id="ct220157624"/>0.0<text:change-end text:change-id="ct220157624"/></text:p>
          </table:table-cell>
        </table:table-row>
        <table:table-row table:style-name="Table140.1">
          <table:table-cell table:style-name="Table140.A2" office:value-type="string">
            <text:p text:style-name="Snippet"><text:change-start text:change-id="ct220157728"/>0 .acos<text:change-end text:change-id="ct220157728"/></text:p>
          </table:table-cell>
          <table:table-cell table:style-name="Table140.B2" office:value-type="string">
            <text:p text:style-name="P2"><text:change-start text:change-id="ct220157832"/>1.5707963267948966<text:change-end text:change-id="ct220157832"/></text:p>
          </table:table-cell>
        </table:table-row>
      </table:table>
      <text:p text:style-name="Text_20_body"><text:change text:change-id="ct22015793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20158248"/>[a_numeric] <text:alphabetical-index-mark-start text:id="IMark142691432"/>.acosh<text:alphabetical-index-mark-end text:id="IMark142691432"/>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2015804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0158040"/><text:change-start text:change-id="ct220158144"/>bolic trigonometric functions.<text:change-end text:change-id="ct220158144"/></text:p></text:note-body></text:note>.<text:change-end text:change-id="ct220158248"/></text:p>
          </table:table-cell>
          <table:covered-table-cell/>
        </table:table-row>
        <table:table-row table:style-name="Table141.1">
          <table:table-cell table:style-name="Table141.A2" office:value-type="string">
            <text:p text:style-name="P15"><text:change-start text:change-id="ct220158352"/>Code<text:change-end text:change-id="ct220158352"/></text:p>
          </table:table-cell>
          <table:table-cell table:style-name="Table141.B2" office:value-type="string">
            <text:p text:style-name="P15"><text:change-start text:change-id="ct220158456"/>Result<text:change-end text:change-id="ct22015845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015856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0158664"/>[a_numeric] <text:alphabetical-index-mark-start text:id="IMark142691432"/>.angle<text:alphabetical-index-mark-end text:id="IMark142691432"/> [a_float]</text:h>
            <text:p text:style-name="Text_20_body">Routing:<text:change-end text:change-id="ct220158664"/> TOS<text:change-start text:change-id="ct220158768"/></text:p>
            <text:p text:style-name="P1"><text:change-end text:change-id="ct22015876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20158872"/>Code<text:change-end text:change-id="ct220158872"/></text:p>
          </table:table-cell>
          <table:table-cell table:style-name="Table142.B2" office:value-type="string">
            <text:p text:style-name="P15"><text:change-start text:change-id="ct220158976"/>Result<text:change-end text:change-id="ct22015897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0159080"/></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20159184"/>[a_numeric] <text:alphabetical-index-mark-start text:id="IMark142691432"/>.asin<text:alphabetical-index-mark-end text:id="IMark142691432"/> [a_<text:change-end text:change-id="ct220159184"/>float<text:change-start text:change-id="ct220159288"/>]</text:h>
            <text:p text:style-name="Text_20_body">Routing:<text:change-end text:change-id="ct220159288"/> TOS<text:change-start text:change-id="ct220159392"/></text:p>
            <text:p text:style-name="P1"><text:change-end text:change-id="ct220159392"/>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20159496"/>Code<text:change-end text:change-id="ct220159496"/></text:p>
          </table:table-cell>
          <table:table-cell table:style-name="Table143.B2" office:value-type="string">
            <text:p text:style-name="P15"><text:change-start text:change-id="ct220159600"/>Result<text:change-end text:change-id="ct22015960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015970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20159808"/>[a_numeric] <text:alphabetical-index-mark-start text:id="IMark142691432"/>.asinh<text:alphabetical-index-mark-end text:id="IMark142691432"/> [a_<text:change-end text:change-id="ct220159808"/>float<text:change-start text:change-id="ct220159912"/>]</text:h>
            <text:p text:style-name="Text_20_body">Routing:<text:change-end text:change-id="ct220159912"/> TOS<text:change-start text:change-id="ct220160016"/></text:p>
            <text:p text:style-name="P1"><text:change-end text:change-id="ct220160016"/>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20160120"/>Code<text:change-end text:change-id="ct220160120"/></text:p>
          </table:table-cell>
          <table:table-cell table:style-name="Table144.B2" office:value-type="string">
            <text:p text:style-name="P15"><text:change-start text:change-id="ct220160224"/>Result<text:change-end text:change-id="ct22016022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016032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0160472"/>[a_numeric] <text:alphabetical-index-mark-start text:id="IMark142691432"/>.atan<text:alphabetical-index-mark-end text:id="IMark142691432"/> [a_<text:change-end text:change-id="ct220160472"/>float<text:change-start text:change-id="ct220160576"/>]</text:h>
            <text:p text:style-name="Text_20_body">Routing:<text:change-end text:change-id="ct220160576"/> TOS<text:change-start text:change-id="ct220160680"/></text:p>
            <text:p text:style-name="P1"><text:change-end text:change-id="ct220160680"/>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20160784"/>Code<text:change-end text:change-id="ct220160784"/></text:p>
          </table:table-cell>
          <table:table-cell table:style-name="Table145.B2" office:value-type="string">
            <text:p text:style-name="P15"><text:change-start text:change-id="ct220160888"/>Result<text:change-end text:change-id="ct22016088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016099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20161096"/>[a_numeric a_numeric] <text:alphabetical-index-mark-start text:id="IMark142691432"/>.atan2<text:alphabetical-index-mark-end text:id="IMark142691432"/> [a_<text:change-end text:change-id="ct220161096"/>float<text:change-start text:change-id="ct220161200"/>]</text:h>
            <text:p text:style-name="Text_20_body">Routing:<text:change-end text:change-id="ct220161200"/> TOS<text:change-start text:change-id="ct220161304"/></text:p>
            <text:p text:style-name="P1"><text:change-end text:change-id="ct22016130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20161408"/>Code<text:change-end text:change-id="ct220161408"/></text:p>
          </table:table-cell>
          <table:table-cell table:style-name="Table146.B2" office:value-type="string">
            <text:p text:style-name="P15"><text:change-start text:change-id="ct220161512"/>Result<text:change-end text:change-id="ct22016151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0161720"/><text:change text:change-id="ct22016161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20161824"/>[a_numeric] <text:alphabetical-index-mark-start text:id="IMark142691432"/>.atanh<text:alphabetical-index-mark-end text:id="IMark142691432"/> [a_<text:change-end text:change-id="ct220161824"/>float<text:change-start text:change-id="ct220161928"/>]</text:h>
            <text:p text:style-name="Text_20_body">Routing:<text:change-end text:change-id="ct220161928"/> TOS<text:change-start text:change-id="ct220162032"/></text:p>
            <text:p text:style-name="P1"><text:change-end text:change-id="ct220162032"/>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20162136"/>Code<text:change-end text:change-id="ct220162136"/></text:p>
          </table:table-cell>
          <table:table-cell table:style-name="Table147.B2" office:value-type="string">
            <text:p text:style-name="P15"><text:change-start text:change-id="ct220162240"/>Result<text:change-end text:change-id="ct22016224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016234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0162448"/>[a_numeric a_numeric] <text:alphabetical-index-mark-start text:id="IMark142691432"/>.c2p<text:alphabetical-index-mark-end text:id="IMark142691432"/> [a_<text:change-end text:change-id="ct220162448"/>float<text:change-start text:change-id="ct220162552"/> a_<text:change-end text:change-id="ct220162552"/>float<text:change-start text:change-id="ct220162656"/>]</text:h>
            <text:p text:style-name="Text_20_body">Routing: TOS</text:p>
            <text:p text:style-name="P1"><text:change-end text:change-id="ct22016265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20162760"/>Code<text:change-end text:change-id="ct220162760"/></text:p>
          </table:table-cell>
          <table:table-cell table:style-name="Table148.B2" office:value-type="string">
            <text:p text:style-name="P15"><text:change-start text:change-id="ct220162864"/>Result<text:change-end text:change-id="ct22016286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0163072"/><text:change text:change-id="ct220162968"/></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20163176"/>[a_numeric] <text:alphabetical-index-mark-start text:id="IMark142691432"/>.cbrt<text:alphabetical-index-mark-end text:id="IMark142691432"/> [a_<text:change-end text:change-id="ct220163176"/>float<text:change-start text:change-id="ct220163280"/>]</text:h>
            <text:p text:style-name="Text_20_body">Routing:<text:change-end text:change-id="ct220163280"/> TOS<text:change-start text:change-id="ct220163384"/></text:p>
            <text:p text:style-name="P1"><text:change-end text:change-id="ct220163384"/>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20163488"/>Code<text:change-end text:change-id="ct220163488"/></text:p>
          </table:table-cell>
          <table:table-cell table:style-name="Table149.B2" office:value-type="string">
            <text:p text:style-name="P15"><text:change-start text:change-id="ct220163592"/>Result<text:change-end text:change-id="ct22016359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016369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0163800"/>[a_numeric] <text:alphabetical-index-mark-start text:id="IMark142691432"/>.ceil<text:alphabetical-index-mark-end text:id="IMark142691432"/> [a<text:change-end text:change-id="ct220163800"/>n<text:change-start text:change-id="ct220163904"/>_<text:change-end text:change-id="ct220163904"/>integer<text:change-start text:change-id="ct220164008"/>]</text:h>
            <text:p text:style-name="Text_20_body">Routing:<text:change-end text:change-id="ct220164008"/> TOS<text:change-start text:change-id="ct220164112"/></text:p>
            <text:p text:style-name="P1"><text:change-end text:change-id="ct220164112"/>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20164216"/>Code<text:change-end text:change-id="ct220164216"/></text:p>
          </table:table-cell>
          <table:table-cell table:style-name="Table150.B2" office:value-type="string">
            <text:p text:style-name="P15"><text:change-start text:change-id="ct220164320"/>Result<text:change-end text:change-id="ct22016432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016442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20230104"/>[a_numeric] <text:alphabetical-index-mark-start text:id="IMark142691432"/>.conjugate<text:alphabetical-index-mark-end text:id="IMark142691432"/> [a_numeric]</text:h>
            <text:p text:style-name="Text_20_body">Routing:<text:change-end text:change-id="ct220230104"/> TOS<text:change-start text:change-id="ct220230208"/></text:p>
            <text:p text:style-name="P1"><text:change-end text:change-id="ct220230208"/>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20230312"/>Code<text:change-end text:change-id="ct220230312"/></text:p>
          </table:table-cell>
          <table:table-cell table:style-name="Table151.B2" office:value-type="string">
            <text:p text:style-name="P15"><text:change-start text:change-id="ct220230416"/>Result<text:change-end text:change-id="ct22023041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023052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0230624"/>[a_numeric] <text:alphabetical-index-mark-start text:id="IMark142691432"/>.cos<text:alphabetical-index-mark-end text:id="IMark142691432"/> [a_<text:change-end text:change-id="ct220230624"/>float<text:change-start text:change-id="ct220230728"/>]</text:h>
            <text:p text:style-name="Text_20_body">Routing:<text:change-end text:change-id="ct220230728"/> TOS<text:change-start text:change-id="ct220230832"/></text:p>
            <text:p text:style-name="P1"><text:change-end text:change-id="ct220230832"/>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20230936"/>Code<text:change-end text:change-id="ct220230936"/></text:p>
          </table:table-cell>
          <table:table-cell table:style-name="Table152.B2" office:value-type="string">
            <text:p text:style-name="P15"><text:change-start text:change-id="ct220231040"/>Result<text:change-end text:change-id="ct22023104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0231248"/><text:change text:change-id="ct220231144"/></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20231352"/>[a_numeric] <text:alphabetical-index-mark-start text:id="IMark142691432"/>.cosh<text:alphabetical-index-mark-end text:id="IMark142691432"/> [a_<text:change-end text:change-id="ct220231352"/>float<text:change-start text:change-id="ct220231456"/>]</text:h>
            <text:p text:style-name="Text_20_body">Routing:<text:change-end text:change-id="ct220231456"/> TOS<text:change-start text:change-id="ct220231560"/></text:p>
            <text:p text:style-name="P1"><text:change-end text:change-id="ct220231560"/>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20231664"/>Code<text:change-end text:change-id="ct220231664"/></text:p>
          </table:table-cell>
          <table:table-cell table:style-name="Table153.B2" office:value-type="string">
            <text:p text:style-name="P15"><text:change-start text:change-id="ct220231768"/>Result<text:change-end text:change-id="ct22023176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023187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0231976"/>[a_numeric] <text:alphabetical-index-mark-start text:id="IMark142691432"/>.cube<text:alphabetical-index-mark-end text:id="IMark142691432"/> [a_numeric]</text:h>
            <text:p text:style-name="Text_20_body">Routing:<text:change-end text:change-id="ct220231976"/> TOS<text:change-start text:change-id="ct220232080"/></text:p>
            <text:p text:style-name="P1"><text:change-end text:change-id="ct220232080"/>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20232184"/>Code<text:change-end text:change-id="ct220232184"/></text:p>
          </table:table-cell>
          <table:table-cell table:style-name="Table154.B2" office:value-type="string">
            <text:p text:style-name="P15"><text:change-start text:change-id="ct220232288"/>Result<text:change-end text:change-id="ct22023228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023239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20232496"/>[a_numeric] <text:alphabetical-index-mark-start text:id="IMark142691432"/>.d2r<text:alphabetical-index-mark-end text:id="IMark142691432"/> [a_<text:change-end text:change-id="ct220232496"/>float<text:change-start text:change-id="ct220232600"/>]</text:h>
            <text:p text:style-name="Text_20_body">Routing:<text:change-end text:change-id="ct220232600"/> TOS<text:change-start text:change-id="ct220232704"/></text:p>
            <text:p text:style-name="P1"><text:change-end text:change-id="ct220232704"/>This method converts the argument number from degrees to radians.</text:p>
          </table:table-cell>
          <table:covered-table-cell/>
        </table:table-row>
        <table:table-row table:style-name="Table155.1">
          <table:table-cell table:style-name="Table155.A2" office:value-type="string">
            <text:p text:style-name="P15"><text:change-start text:change-id="ct220232808"/>Code<text:change-end text:change-id="ct220232808"/></text:p>
          </table:table-cell>
          <table:table-cell table:style-name="Table155.B2" office:value-type="string">
            <text:p text:style-name="P15"><text:change-start text:change-id="ct220232912"/>Result<text:change-end text:change-id="ct22023291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0233016"/></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20233120"/>[a_numeric] <text:alphabetical-index-mark-start text:id="IMark142691432"/>.denominator<text:alphabetical-index-mark-end text:id="IMark142691432"/> [a<text:change-end text:change-id="ct220233120"/>n<text:change-start text:change-id="ct220233224"/>_<text:change-end text:change-id="ct220233224"/>integer<text:change-start text:change-id="ct220233328"/>]</text:h>
            <text:p text:style-name="Text_20_body">Routing:<text:change-end text:change-id="ct220233328"/> TOS<text:change-start text:change-id="ct220233432"/></text:p>
            <text:p text:style-name="P1"><text:change-end text:change-id="ct22023343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20233536"/>Code<text:change-end text:change-id="ct220233536"/></text:p>
          </table:table-cell>
          <table:table-cell table:style-name="Table156.B2" office:value-type="string">
            <text:p text:style-name="P15"><text:change-start text:change-id="ct220233640"/>Result<text:change-end text:change-id="ct22023364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0233744"/><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0233848"/>[a_numeric] <text:alphabetical-index-mark-start text:id="IMark142691432"/>.e**<text:alphabetical-index-mark-end text:id="IMark142691432"/> [a_<text:change-end text:change-id="ct220233848"/>float<text:change-start text:change-id="ct220233952"/>]</text:h>
            <text:p text:style-name="Text_20_body">Routing:<text:change-end text:change-id="ct220233952"/> TOS<text:change-start text:change-id="ct220234056"/></text:p>
            <text:p text:style-name="P1"><text:change-end text:change-id="ct220234056"/>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20234200"/>Code<text:change-end text:change-id="ct220234200"/></text:p>
          </table:table-cell>
          <table:table-cell table:style-name="Table157.B2" office:value-type="string">
            <text:p text:style-name="P15"><text:change-start text:change-id="ct220234304"/>Result<text:change-end text:change-id="ct22023430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023440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0234512"/>[a_numeric] <text:alphabetical-index-mark-start text:id="IMark142691432"/>.emit<text:alphabetical-index-mark-end text:id="IMark142691432"/> []</text:h>
            <text:p text:style-name="Text_20_body">Routing:<text:change-end text:change-id="ct220234512"/> TOS<text:change-start text:change-id="ct220234616"/></text:p>
            <text:p text:style-name="P1"><text:change-end text:change-id="ct220234616"/>This method emits a character with the code of numeric argument.</text:p>
          </table:table-cell>
          <table:covered-table-cell/>
        </table:table-row>
        <table:table-row table:style-name="Table158.1">
          <table:table-cell table:style-name="Table158.A2" office:value-type="string">
            <text:p text:style-name="P15"><text:change-start text:change-id="ct220234720"/>Code<text:change-end text:change-id="ct220234720"/></text:p>
          </table:table-cell>
          <table:table-cell table:style-name="Table158.B2" office:value-type="string">
            <text:p text:style-name="P15"><text:change-start text:change-id="ct220234824"/>Result<text:change-end text:change-id="ct22023482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0235032"/><text:change text:change-id="ct22023492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20235136"/>[a_numeric] <text:alphabetical-index-mark-start text:id="IMark142691432"/>.floor<text:alphabetical-index-mark-end text:id="IMark142691432"/> [a<text:change-end text:change-id="ct220235136"/>n<text:change-start text:change-id="ct220235240"/>_<text:change-end text:change-id="ct220235240"/>integer<text:change-start text:change-id="ct220235344"/>]</text:h>
            <text:p text:style-name="Text_20_body">Routing:<text:change-end text:change-id="ct220235344"/> TOS<text:change-start text:change-id="ct220235448"/></text:p>
            <text:p text:style-name="P1"><text:change-end text:change-id="ct220235448"/>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20235552"/>Code<text:change-end text:change-id="ct220235552"/></text:p>
          </table:table-cell>
          <table:table-cell table:style-name="Table159.B2" office:value-type="string">
            <text:p text:style-name="P15"><text:change-start text:change-id="ct220235656"/>Result<text:change-end text:change-id="ct22023565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023576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0235864"/>[a_numeric a_numeric] <text:alphabetical-index-mark-start text:id="IMark142691432"/>.hypot<text:alphabetical-index-mark-end text:id="IMark142691432"/> [a_<text:change-end text:change-id="ct220235864"/>float<text:change-start text:change-id="ct220235968"/>]</text:h>
            <text:p text:style-name="Text_20_body">Routing:<text:change-end text:change-id="ct220235968"/> TOS<text:change-start text:change-id="ct220236072"/></text:p>
            <text:p text:style-name="P1"><text:change-end text:change-id="ct220236072"/>Given two lengths, this method computes the length of the hypotenuse. </text:p>
          </table:table-cell>
          <table:covered-table-cell/>
        </table:table-row>
        <table:table-row table:style-name="Table160.1">
          <table:table-cell table:style-name="Table160.A2" office:value-type="string">
            <text:p text:style-name="P15"><text:change-start text:change-id="ct220236176"/>Code<text:change-end text:change-id="ct220236176"/></text:p>
          </table:table-cell>
          <table:table-cell table:style-name="Table160.B2" office:value-type="string">
            <text:p text:style-name="P15"><text:change-start text:change-id="ct220236280"/>Result<text:change-end text:change-id="ct22023628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0236384"/></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20236488"/>[a_numeric] <text:alphabetical-index-mark-start text:id="IMark142691432"/>.imaginary<text:alphabetical-index-mark-end text:id="IMark142691432"/> [a_numeric]</text:h>
            <text:p text:style-name="Text_20_body">Routing:<text:change-end text:change-id="ct220236488"/> TOS<text:change-start text:change-id="ct220236592"/></text:p>
            <text:p text:style-name="P1"><text:change-end text:change-id="ct22023659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20236696"/>Code<text:change-end text:change-id="ct220236696"/></text:p>
          </table:table-cell>
          <table:table-cell table:style-name="Table161.B2" office:value-type="string">
            <text:p text:style-name="P15"><text:change-start text:change-id="ct220236800"/>Result<text:change-end text:change-id="ct22023680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023690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0237008"/>[a_numeric] <text:alphabetical-index-mark-start text:id="IMark142691432"/>.ln<text:alphabetical-index-mark-end text:id="IMark142691432"/> [a_<text:change-end text:change-id="ct220237008"/>float<text:change-start text:change-id="ct220237112"/>]</text:h>
            <text:p text:style-name="Text_20_body">Routing:<text:change-end text:change-id="ct220237112"/> TOS<text:change-start text:change-id="ct220237216"/></text:p>
            <text:p text:style-name="P1"><text:change-end text:change-id="ct220237216"/>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20237320"/>Code<text:change-end text:change-id="ct220237320"/></text:p>
          </table:table-cell>
          <table:table-cell table:style-name="Table162.B2" office:value-type="string">
            <text:p text:style-name="P15"><text:change-start text:change-id="ct220237424"/>Result<text:change-end text:change-id="ct22023742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023752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20237632"/>[a_numeric] <text:alphabetical-index-mark-start text:id="IMark142691432"/>.log10<text:alphabetical-index-mark-end text:id="IMark142691432"/> [a_<text:change-end text:change-id="ct220237632"/>float<text:change-start text:change-id="ct220237736"/>]</text:h>
            <text:p text:style-name="Text_20_body">Routing:<text:change-end text:change-id="ct220237736"/> TOS<text:change-start text:change-id="ct220237840"/></text:p>
            <text:p text:style-name="P1"><text:change-end text:change-id="ct220237840"/>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20237944"/>Code<text:change-end text:change-id="ct220237944"/></text:p>
          </table:table-cell>
          <table:table-cell table:style-name="Table163.B2" office:value-type="string">
            <text:p text:style-name="P15"><text:change-start text:change-id="ct220238048"/>Result<text:change-end text:change-id="ct22023804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0238152"/></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20238296"/>[a_numeric] <text:alphabetical-index-mark-start text:id="IMark142691432"/>.log2<text:alphabetical-index-mark-end text:id="IMark142691432"/> [a_<text:change-end text:change-id="ct220238296"/>float<text:change-start text:change-id="ct220238400"/>]</text:h>
            <text:p text:style-name="Text_20_body">Routing:<text:change-end text:change-id="ct220238400"/> TOS<text:change-start text:change-id="ct220238504"/></text:p>
            <text:p text:style-name="P1"><text:change-end text:change-id="ct220238504"/>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20238608"/>Code<text:change-end text:change-id="ct220238608"/></text:p>
          </table:table-cell>
          <table:table-cell table:style-name="Table164.B2" office:value-type="string">
            <text:p text:style-name="P15"><text:change-start text:change-id="ct220238712"/>Result<text:change-end text:change-id="ct220238712"/></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023881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0238920"/>[a_numeric] <text:alphabetical-index-mark-start text:id="IMark142691432"/>.magnitude<text:alphabetical-index-mark-end text:id="IMark142691432"/> [a_numeric]</text:h>
            <text:p text:style-name="Text_20_body">Routing:<text:change-end text:change-id="ct220238920"/> TOS<text:change-start text:change-id="ct220239024"/></text:p>
            <text:p text:style-name="P1"><text:change-end text:change-id="ct22023902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20239128"/>Code<text:change-end text:change-id="ct220239128"/></text:p>
          </table:table-cell>
          <table:table-cell table:style-name="Table165.B2" office:value-type="string">
            <text:p text:style-name="P15"><text:change-start text:change-id="ct220239232"/>Result<text:change-end text:change-id="ct22023923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0239336"/></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20239440"/>[a_numeric] <text:alphabetical-index-mark-start text:id="IMark142691432"/>.numerator<text:alphabetical-index-mark-end text:id="IMark142691432"/> [a_numeric]</text:h>
            <text:p text:style-name="Text_20_body">Routing:<text:change-end text:change-id="ct220239440"/> TOS<text:change-start text:change-id="ct220239544"/></text:p>
            <text:p text:style-name="P1"><text:change-end text:change-id="ct22023954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20239648"/>Code<text:change-end text:change-id="ct220239648"/></text:p>
          </table:table-cell>
          <table:table-cell table:style-name="Table166.B2" office:value-type="string">
            <text:p text:style-name="P15"><text:change-start text:change-id="ct220239752"/>Result<text:change-end text:change-id="ct22023975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0239960"/><text:change text:change-id="ct220239856"/></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20240064"/>[a_numeric a_numeric] <text:alphabetical-index-mark-start text:id="IMark142691432"/>.p2c<text:alphabetical-index-mark-end text:id="IMark142691432"/> [a_<text:change-end text:change-id="ct220240064"/>float<text:change-start text:change-id="ct220240168"/> a_<text:change-end text:change-id="ct220240168"/>float<text:change-start text:change-id="ct220240272"/>]</text:h>
            <text:p text:style-name="Text_20_body">Routing:<text:change-end text:change-id="ct220240272"/> TOS<text:change-start text:change-id="ct220240376"/></text:p>
            <text:p text:style-name="P1"><text:change-end text:change-id="ct22024037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20240480"/>Code<text:change-end text:change-id="ct220240480"/></text:p>
          </table:table-cell>
          <table:table-cell table:style-name="Table167.B2" office:value-type="string">
            <text:p text:style-name="P15"><text:change-start text:change-id="ct220240584"/>Result<text:change-end text:change-id="ct22024058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024068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0240792"/>[a_numeric] <text:alphabetical-index-mark-start text:id="IMark142691432"/>.polar<text:alphabetical-index-mark-end text:id="IMark142691432"/> [a_<text:change-end text:change-id="ct220240792"/>float<text:change-start text:change-id="ct220240896"/> a_<text:change-end text:change-id="ct220240896"/>float<text:change-start text:change-id="ct220241000"/>]</text:h>
            <text:p text:style-name="Text_20_body">Routing:<text:change-end text:change-id="ct220241000"/> TOS<text:change-start text:change-id="ct220241104"/></text:p>
            <text:p text:style-name="P1"><text:change-end text:change-id="ct22024110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20241208"/>Code<text:change-end text:change-id="ct220241208"/></text:p>
          </table:table-cell>
          <table:table-cell table:style-name="Table168.B2" office:value-type="string">
            <text:p text:style-name="P15"><text:change-start text:change-id="ct220241312"/>Result<text:change-end text:change-id="ct22024131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0241416"/></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20241520"/>[a_numeric] <text:alphabetical-index-mark-start text:id="IMark142691432"/>.r2d<text:alphabetical-index-mark-end text:id="IMark142691432"/> [a_<text:change-end text:change-id="ct220241520"/>float<text:change-start text:change-id="ct220241624"/>]</text:h>
            <text:p text:style-name="Text_20_body">Routing:<text:change-end text:change-id="ct220241624"/> TOS<text:change-start text:change-id="ct220241728"/></text:p>
            <text:p text:style-name="P1"><text:change-end text:change-id="ct220241728"/>Convert a angle value from radians to degrees.</text:p>
          </table:table-cell>
          <table:covered-table-cell/>
        </table:table-row>
        <table:table-row table:style-name="Table169.1">
          <table:table-cell table:style-name="Table169.A2" office:value-type="string">
            <text:p text:style-name="P15"><text:change-start text:change-id="ct220241832"/>Code<text:change-end text:change-id="ct220241832"/></text:p>
          </table:table-cell>
          <table:table-cell table:style-name="Table169.B2" office:value-type="string">
            <text:p text:style-name="P15"><text:change-start text:change-id="ct220241936"/>Result<text:change-end text:change-id="ct22024193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2024204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9843288"/>[a_numeric] <text:alphabetical-index-mark-start text:id="IMark142691432"/>.real<text:alphabetical-index-mark-end text:id="IMark142691432"/> [a_numeric]</text:h>
            <text:p text:style-name="Text_20_body">Routing:<text:change-end text:change-id="ct249843288"/> TOS<text:change-start text:change-id="ct220242144"/></text:p>
            <text:p text:style-name="P1"><text:change-end text:change-id="ct22024214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49843496"/>Code<text:change-end text:change-id="ct249843496"/></text:p>
          </table:table-cell>
          <table:table-cell table:style-name="Table170.B2" office:value-type="string">
            <text:p text:style-name="P15"><text:change-start text:change-id="ct249843600"/>Result<text:change-end text:change-id="ct24984360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0242248"/><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50163760"/>[a_numeric] <text:alphabetical-index-mark-start text:id="IMark142691432"/>.round<text:alphabetical-index-mark-end text:id="IMark142691432"/> [a<text:change-end text:change-id="ct250163760"/>n<text:change-start text:change-id="ct250163864"/>_<text:change-end text:change-id="ct250163864"/>integer<text:change-start text:change-id="ct250164488"/>]</text:h>
            <text:p text:style-name="Text_20_body">Routing:<text:change-end text:change-id="ct250164488"/> TOS<text:change-start text:change-id="ct250164696"/></text:p>
            <text:p text:style-name="P1"><text:change-end text:change-id="ct250164696"/>This method rounds the argument number to the nearest integer.</text:p>
          </table:table-cell>
          <table:covered-table-cell/>
        </table:table-row>
        <table:table-row table:style-name="Table171.1">
          <table:table-cell table:style-name="Table171.A2" office:value-type="string">
            <text:p text:style-name="P15"><text:change-start text:change-id="ct250164072"/>Code<text:change-end text:change-id="ct250164072"/></text:p>
          </table:table-cell>
          <table:table-cell table:style-name="Table171.B2" office:value-type="string">
            <text:p text:style-name="P15"><text:change-start text:change-id="ct250164384"/>Result<text:change-end text:change-id="ct25016438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2027526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50168648"/>[a_numeric] <text:alphabetical-index-mark-start text:id="IMark142691432"/>.sin<text:alphabetical-index-mark-end text:id="IMark142691432"/> [a_<text:change-end text:change-id="ct250168648"/>float<text:change-start text:change-id="ct220275368"/>]</text:h>
            <text:p text:style-name="Text_20_body">Routing:<text:change-end text:change-id="ct220275368"/> TOS<text:change-start text:change-id="ct250168544"/></text:p>
            <text:p text:style-name="P1"><text:change-end text:change-id="ct250168544"/>This method computes the sine of the argument angle in radians.</text:p>
          </table:table-cell>
          <table:covered-table-cell/>
        </table:table-row>
        <table:table-row table:style-name="Table172.1">
          <table:table-cell table:style-name="Table172.A2" office:value-type="string">
            <text:p text:style-name="P15"><text:change-start text:change-id="ct250168440"/>Code<text:change-end text:change-id="ct250168440"/></text:p>
          </table:table-cell>
          <table:table-cell table:style-name="Table172.B2" office:value-type="string">
            <text:p text:style-name="P15"><text:change-start text:change-id="ct250168752"/>Result<text:change-end text:change-id="ct25016875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027547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50171560"/>[a_numeric] <text:alphabetical-index-mark-start text:id="IMark142691432"/>.sinh<text:alphabetical-index-mark-end text:id="IMark142691432"/> [a_<text:change-end text:change-id="ct250171560"/>float<text:change-start text:change-id="ct250171144"/>]</text:h>
            <text:p text:style-name="Text_20_body">Routing:<text:change-end text:change-id="ct250171144"/> TOS<text:change-start text:change-id="ct220275576"/></text:p>
            <text:p text:style-name="P1"><text:change-end text:change-id="ct220275576"/>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20275160"/>Code<text:change-end text:change-id="ct220275160"/></text:p>
          </table:table-cell>
          <table:table-cell table:style-name="Table173.B2" office:value-type="string">
            <text:p text:style-name="P15"><text:change-start text:change-id="ct250171664"/>Result<text:change-end text:change-id="ct25017166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0275680"/></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50172496"/>[a_numeric] <text:alphabetical-index-mark-start text:id="IMark142691432"/>.sleep<text:alphabetical-index-mark-end text:id="IMark142691432"/> []</text:h>
            <text:p text:style-name="Text_20_body">Routing:<text:change-end text:change-id="ct250172496"/> TOS<text:change-start text:change-id="ct220275784"/></text:p>
            <text:p text:style-name="P1"><text:change-end text:change-id="ct220275784"/>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50172080"/>Code<text:change-end text:change-id="ct250172080"/></text:p>
          </table:table-cell>
          <table:table-cell table:style-name="Table174.B2" office:value-type="string">
            <text:p text:style-name="P15"><text:change-start text:change-id="ct250172288"/>Result<text:change-end text:change-id="ct250172288"/></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2027588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50170624"/>[a_numeric] <text:alphabetical-index-mark-start text:id="IMark142691432"/>.sqr<text:alphabetical-index-mark-end text:id="IMark142691432"/> [a_numeric]</text:h>
            <text:p text:style-name="Text_20_body">Routing:<text:change-end text:change-id="ct250170624"/> TOS<text:change-start text:change-id="ct220275992"/></text:p>
            <text:p text:style-name="P1"><text:change-end text:change-id="ct220275992"/>This method computes the square of the argument value.</text:p>
          </table:table-cell>
          <table:covered-table-cell/>
        </table:table-row>
        <table:table-row table:style-name="Table175.1">
          <table:table-cell table:style-name="Table175.A2" office:value-type="string">
            <text:p text:style-name="P15"><text:change-start text:change-id="ct250173744"/>Code<text:change-end text:change-id="ct250173744"/></text:p>
          </table:table-cell>
          <table:table-cell table:style-name="Table175.B2" office:value-type="string">
            <text:p text:style-name="P15"><text:change-start text:change-id="ct250172600"/>Result<text:change-end text:change-id="ct25017260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027609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50173432"/>[a_numeric] <text:alphabetical-index-mark-start text:id="IMark142691432"/>.sqrt<text:alphabetical-index-mark-end text:id="IMark142691432"/> [a_<text:change-end text:change-id="ct250173432"/>float<text:change-start text:change-id="ct220276200"/>]</text:h>
            <text:p text:style-name="Text_20_body">Routing:<text:change-end text:change-id="ct220276200"/> TOS<text:change-start text:change-id="ct250171248"/></text:p>
            <text:p text:style-name="P1"><text:change-end text:change-id="ct250171248"/>This method computes the square root of the argument value.</text:p>
          </table:table-cell>
          <table:covered-table-cell/>
        </table:table-row>
        <table:table-row table:style-name="Table176.1">
          <table:table-cell table:style-name="Table176.A2" office:value-type="string">
            <text:p text:style-name="P15"><text:change-start text:change-id="ct250173640"/>Code<text:change-end text:change-id="ct250173640"/></text:p>
          </table:table-cell>
          <table:table-cell table:style-name="Table176.B2" office:value-type="string">
            <text:p text:style-name="P15"><text:change-start text:change-id="ct250172912"/>Result<text:change-end text:change-id="ct25017291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027630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50175720"/>[a_numeric] <text:alphabetical-index-mark-start text:id="IMark142691432"/>.tan<text:alphabetical-index-mark-end text:id="IMark142691432"/> [a_<text:change-end text:change-id="ct250175720"/>float<text:change-start text:change-id="ct220276408"/>]</text:h>
            <text:p text:style-name="Text_20_body">Routing:<text:change-end text:change-id="ct220276408"/> TOS<text:change-start text:change-id="ct250174992"/></text:p>
            <text:p text:style-name="P1"><text:change-end text:change-id="ct250174992"/>This method computes the tangent of the argument angle in radians.</text:p>
          </table:table-cell>
          <table:covered-table-cell/>
        </table:table-row>
        <table:table-row table:style-name="Table177.1">
          <table:table-cell table:style-name="Table177.A2" office:value-type="string">
            <text:p text:style-name="P15"><text:change-start text:change-id="ct250174472"/>Code<text:change-end text:change-id="ct250174472"/></text:p>
          </table:table-cell>
          <table:table-cell table:style-name="Table177.B2" office:value-type="string">
            <text:p text:style-name="P15"><text:change-start text:change-id="ct250175408"/>Result<text:change-end text:change-id="ct25017540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0276512"/></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50170728"/>[a_numeric] <text:alphabetical-index-mark-start text:id="IMark142691432"/>.tanh<text:alphabetical-index-mark-end text:id="IMark142691432"/> [a_<text:change-end text:change-id="ct250170728"/>float<text:change-start text:change-id="ct220276616"/>]</text:h>
            <text:p text:style-name="Text_20_body">Routing:<text:change-end text:change-id="ct220276616"/> TOS<text:change-start text:change-id="ct250173120"/></text:p>
            <text:p text:style-name="P1"><text:change-end text:change-id="ct250173120"/>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50172808"/>Code<text:change-end text:change-id="ct250172808"/></text:p>
          </table:table-cell>
          <table:table-cell table:style-name="Table178.B2" office:value-type="string">
            <text:p text:style-name="P15"><text:change-start text:change-id="ct250176240"/>Result<text:change-end text:change-id="ct25017624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20276720"/></text:p>
      <table:table table:name="Table179" table:style-name="Table179">
        <table:table-column table:style-name="Table179.A"/>
        <table:table-column table:style-name="Table179.B"/>
        <table:table-row table:style-name="Table179.1">
          <table:table-cell table:style-name="Table179.A1" table:number-columns-spanned="2" office:value-type="string">
            <text:p text:style-name="P2"><text:change-start text:change-id="ct250174576"/>[a_numeric a_numeric] / [a_numeric]</text:p>
            <text:p text:style-name="Text_20_body">Routing:<text:change-end text:change-id="ct250174576"/> NOS<text:change-start text:change-id="ct220276824"/></text:p>
            <text:p text:style-name="P1">description<text:change-end text:change-id="ct220276824"/></text:p>
          </table:table-cell>
          <table:covered-table-cell/>
        </table:table-row>
        <table:table-row table:style-name="Table179.1">
          <table:table-cell table:style-name="Table179.A2" office:value-type="string">
            <text:p text:style-name="P15"><text:change-start text:change-id="ct250393432"/>Code<text:change-end text:change-id="ct250393432"/></text:p>
          </table:table-cell>
          <table:table-cell table:style-name="Table179.B2" office:value-type="string">
            <text:p text:style-name="P15"><text:change-start text:change-id="ct250393536"/>Result<text:change-end text:change-id="ct250393536"/></text:p>
          </table:table-cell>
        </table:table-row>
        <table:table-row table:style-name="Table179.1">
          <table:table-cell table:style-name="Table179.A2" office:value-type="string">
            <text:p text:style-name="Snippet"/>
          </table:table-cell>
          <table:table-cell table:style-name="Table179.B2" office:value-type="string">
            <text:p text:style-name="P2"/>
          </table:table-cell>
        </table:table-row>
      </table:table>
      <text:p text:style-name="Text_20_body"><text:change text:change-id="ct220276928"/><text:change-start text:change-id="ct220277032"/></text:p>
      <table:table table:name="Table180" table:style-name="Table180">
        <table:table-column table:style-name="Table180.A"/>
        <table:table-column table:style-name="Table180.B"/>
        <table:table-row table:style-name="Table180.1">
          <table:table-cell table:style-name="Table180.A1" table:number-columns-spanned="2" office:value-type="string">
            <text:p text:style-name="P2">[a_numeric] 0&lt; [a_boolean]</text:p>
            <text:p text:style-name="Text_20_body">Routing:</text:p>
            <text:p text:style-name="P1">description</text:p>
          </table:table-cell>
          <table:covered-table-cell/>
        </table:table-row>
        <table:table-row table:style-name="Table180.1">
          <table:table-cell table:style-name="Table180.A2" office:value-type="string">
            <text:p text:style-name="P15">Code</text:p>
          </table:table-cell>
          <table:table-cell table:style-name="Table180.B2" office:value-type="string">
            <text:p text:style-name="P15">Result</text:p>
          </table:table-cell>
        </table:table-row>
        <table:table-row table:style-name="Table180.1">
          <table:table-cell table:style-name="Table180.A2" office:value-type="string">
            <text:p text:style-name="Snippet"/>
          </table:table-cell>
          <table:table-cell table:style-name="Table180.B2" office:value-type="string">
            <text:p text:style-name="P2"/>
          </table:table-cell>
        </table:table-row>
      </table:table>
      <text:p text:style-name="Text_20_body"><text:change-end text:change-id="ct220277032"/><text:change text:change-id="ct220277136"/><text:change-start text:change-id="ct220277240"/></text:p>
      <table:table table:name="Table181" table:style-name="Table181">
        <table:table-column table:style-name="Table181.A"/>
        <table:table-column table:style-name="Table181.B"/>
        <table:table-row table:style-name="Table181.1">
          <table:table-cell table:style-name="Table181.A1" table:number-columns-spanned="2" office:value-type="string">
            <text:p text:style-name="P2">[a_numeric] 0&lt;= [a_boolean]</text:p>
            <text:p text:style-name="Text_20_body">Routing:</text:p>
            <text:p text:style-name="P1">description</text:p>
          </table:table-cell>
          <table:covered-table-cell/>
        </table:table-row>
        <table:table-row table:style-name="Table181.1">
          <table:table-cell table:style-name="Table181.A2" office:value-type="string">
            <text:p text:style-name="P15">Code</text:p>
          </table:table-cell>
          <table:table-cell table:style-name="Table181.B2" office:value-type="string">
            <text:p text:style-name="P15">Result</text:p>
          </table:table-cell>
        </table:table-row>
        <table:table-row table:style-name="Table181.1">
          <table:table-cell table:style-name="Table181.A2" office:value-type="string">
            <text:p text:style-name="Snippet"/>
          </table:table-cell>
          <table:table-cell table:style-name="Table181.B2" office:value-type="string">
            <text:p text:style-name="P2"/>
          </table:table-cell>
        </table:table-row>
      </table:table>
      <text:p text:style-name="Text_20_body"><text:change-end text:change-id="ct220277240"/><text:change text:change-id="ct220277344"/><text:change-start text:change-id="ct220277448"/></text:p>
      <table:table table:name="Table182" table:style-name="Table182">
        <table:table-column table:style-name="Table182.A"/>
        <table:table-column table:style-name="Table182.B"/>
        <table:table-row table:style-name="Table182.1">
          <table:table-cell table:style-name="Table182.A1" table:number-columns-spanned="2" office:value-type="string">
            <text:p text:style-name="P2">[a_numeric] 0&lt;=&gt; [a_boolean]</text:p>
            <text:p text:style-name="Text_20_body">Routing:</text:p>
            <text:p text:style-name="P1">description</text:p>
          </table:table-cell>
          <table:covered-table-cell/>
        </table:table-row>
        <table:table-row table:style-name="Table182.1">
          <table:table-cell table:style-name="Table182.A2" office:value-type="string">
            <text:p text:style-name="P15">Code</text:p>
          </table:table-cell>
          <table:table-cell table:style-name="Table182.B2" office:value-type="string">
            <text:p text:style-name="P15">Result</text:p>
          </table:table-cell>
        </table:table-row>
        <table:table-row table:style-name="Table182.1">
          <table:table-cell table:style-name="Table182.A2" office:value-type="string">
            <text:p text:style-name="Snippet"/>
          </table:table-cell>
          <table:table-cell table:style-name="Table182.B2" office:value-type="string">
            <text:p text:style-name="P2"/>
          </table:table-cell>
        </table:table-row>
      </table:table>
      <text:p text:style-name="Text_20_body"><text:change-end text:change-id="ct220277448"/><text:change text:change-id="ct220277656"/><text:change text:change-id="ct220277552"/><text:change-start text:change-id="ct220277760"/></text:p>
      <table:table table:name="Table183" table:style-name="Table183">
        <table:table-column table:style-name="Table183.A"/>
        <table:table-column table:style-name="Table183.B"/>
        <text:soft-page-break/>
        <table:table-row table:style-name="Table183.1">
          <table:table-cell table:style-name="Table183.A1" table:number-columns-spanned="2" office:value-type="string">
            <text:p text:style-name="P2">[a_numeric] 0&lt;&gt; [a_boolean]</text:p>
            <text:p text:style-name="Text_20_body">Routing:</text:p>
            <text:p text:style-name="P1">description</text:p>
          </table:table-cell>
          <table:covered-table-cell/>
        </table:table-row>
        <table:table-row table:style-name="Table183.1">
          <table:table-cell table:style-name="Table183.A2" office:value-type="string">
            <text:p text:style-name="P15">Code</text:p>
          </table:table-cell>
          <table:table-cell table:style-name="Table183.B2" office:value-type="string">
            <text:p text:style-name="P15">Result</text:p>
          </table:table-cell>
        </table:table-row>
        <table:table-row table:style-name="Table183.1">
          <table:table-cell table:style-name="Table183.A2" office:value-type="string">
            <text:p text:style-name="Snippet"/>
          </table:table-cell>
          <table:table-cell table:style-name="Table183.B2" office:value-type="string">
            <text:p text:style-name="P2"/>
          </table:table-cell>
        </table:table-row>
      </table:table>
      <text:p text:style-name="Text_20_body"><text:change-end text:change-id="ct220277760"/><text:change text:change-id="ct220277864"/><text:change-start text:change-id="ct220277968"/></text:p>
      <table:table table:name="Table184" table:style-name="Table184">
        <table:table-column table:style-name="Table184.A"/>
        <table:table-column table:style-name="Table184.B"/>
        <table:table-row table:style-name="Table184.1">
          <table:table-cell table:style-name="Table184.A1" table:number-columns-spanned="2" office:value-type="string">
            <text:p text:style-name="P2">[a_numeric] 0= [a_boolean]</text:p>
            <text:p text:style-name="Text_20_body">Routing:</text:p>
            <text:p text:style-name="P1">description</text:p>
          </table:table-cell>
          <table:covered-table-cell/>
        </table:table-row>
        <table:table-row table:style-name="Table184.1">
          <table:table-cell table:style-name="Table184.A2" office:value-type="string">
            <text:p text:style-name="P15">Code</text:p>
          </table:table-cell>
          <table:table-cell table:style-name="Table184.B2" office:value-type="string">
            <text:p text:style-name="P15">Result</text:p>
          </table:table-cell>
        </table:table-row>
        <table:table-row table:style-name="Table184.1">
          <table:table-cell table:style-name="Table184.A2" office:value-type="string">
            <text:p text:style-name="Snippet"/>
          </table:table-cell>
          <table:table-cell table:style-name="Table184.B2" office:value-type="string">
            <text:p text:style-name="P2"/>
          </table:table-cell>
        </table:table-row>
      </table:table>
      <text:p text:style-name="Text_20_body"><text:change-end text:change-id="ct220277968"/><text:change text:change-id="ct220278072"/><text:change-start text:change-id="ct220278176"/></text:p>
      <table:table table:name="Table185" table:style-name="Table185">
        <table:table-column table:style-name="Table185.A"/>
        <table:table-column table:style-name="Table185.B"/>
        <table:table-row table:style-name="Table185.1">
          <table:table-cell table:style-name="Table185.A1" table:number-columns-spanned="2" office:value-type="string">
            <text:p text:style-name="P2">[a_numeric] 0&gt; [a_boolean]</text:p>
            <text:p text:style-name="Text_20_body">Routing:</text:p>
            <text:p text:style-name="P1">description</text:p>
          </table:table-cell>
          <table:covered-table-cell/>
        </table:table-row>
        <table:table-row table:style-name="Table185.1">
          <table:table-cell table:style-name="Table185.A2" office:value-type="string">
            <text:p text:style-name="P15">Code</text:p>
          </table:table-cell>
          <table:table-cell table:style-name="Table185.B2" office:value-type="string">
            <text:p text:style-name="P15">Result</text:p>
          </table:table-cell>
        </table:table-row>
        <table:table-row table:style-name="Table185.1">
          <table:table-cell table:style-name="Table185.A2" office:value-type="string">
            <text:p text:style-name="Snippet"/>
          </table:table-cell>
          <table:table-cell table:style-name="Table185.B2" office:value-type="string">
            <text:p text:style-name="P2"/>
          </table:table-cell>
        </table:table-row>
      </table:table>
      <text:p text:style-name="Text_20_body"><text:change-end text:change-id="ct220278176"/><text:change text:change-id="ct220278280"/><text:change-start text:change-id="ct220278384"/></text:p>
      <table:table table:name="Table186" table:style-name="Table186">
        <table:table-column table:style-name="Table186.A"/>
        <table:table-column table:style-name="Table186.B"/>
        <table:table-row table:style-name="Table186.1">
          <table:table-cell table:style-name="Table186.A1" table:number-columns-spanned="2" office:value-type="string">
            <text:p text:style-name="P2">[a_numeric] 0&gt;= [a_boolean]</text:p>
            <text:p text:style-name="Text_20_body">Routing:</text:p>
            <text:p text:style-name="P1">description</text:p>
          </table:table-cell>
          <table:covered-table-cell/>
        </table:table-row>
        <table:table-row table:style-name="Table186.1">
          <table:table-cell table:style-name="Table186.A2" office:value-type="string">
            <text:p text:style-name="P15">Code</text:p>
          </table:table-cell>
          <table:table-cell table:style-name="Table186.B2" office:value-type="string">
            <text:p text:style-name="P15">Result</text:p>
          </table:table-cell>
        </table:table-row>
        <table:table-row table:style-name="Table186.1">
          <table:table-cell table:style-name="Table186.A2" office:value-type="string">
            <text:p text:style-name="Snippet"/>
          </table:table-cell>
          <table:table-cell table:style-name="Table186.B2" office:value-type="string">
            <text:p text:style-name="P2"/>
          </table:table-cell>
        </table:table-row>
      </table:table>
      <text:p text:style-name="Text_20_body"><text:change-end text:change-id="ct220278384"/><text:change text:change-id="ct220278488"/><text:change-start text:change-id="ct220278592"/></text:p>
      <table:table table:name="Table187" table:style-name="Table187">
        <table:table-column table:style-name="Table187.A"/>
        <table:table-column table:style-name="Table187.B"/>
        <table:table-row table:style-name="Table187.1">
          <table:table-cell table:style-name="Table187.A1" table:number-columns-spanned="2" office:value-type="string">
            <text:p text:style-name="P2">[a_numeric] 1+ [a_numeric]</text:p>
            <text:p text:style-name="Text_20_body">Routing:</text:p>
            <text:p text:style-name="P1">description</text:p>
          </table:table-cell>
          <table:covered-table-cell/>
        </table:table-row>
        <table:table-row table:style-name="Table187.1">
          <table:table-cell table:style-name="Table187.A2" office:value-type="string">
            <text:p text:style-name="P15">Code</text:p>
          </table:table-cell>
          <table:table-cell table:style-name="Table187.B2" office:value-type="string">
            <text:p text:style-name="P15">Result</text:p>
          </table:table-cell>
        </table:table-row>
        <table:table-row table:style-name="Table187.1">
          <table:table-cell table:style-name="Table187.A2" office:value-type="string">
            <text:p text:style-name="Snippet"/>
          </table:table-cell>
          <table:table-cell table:style-name="Table187.B2" office:value-type="string">
            <text:p text:style-name="P2"/>
          </table:table-cell>
        </table:table-row>
      </table:table>
      <text:p text:style-name="Text_20_body"><text:change-end text:change-id="ct220278592"/><text:change text:change-id="ct220278696"/><text:change-start text:change-id="ct220278800"/></text:p>
      <table:table table:name="Table188" table:style-name="Table188">
        <table:table-column table:style-name="Table188.A"/>
        <table:table-column table:style-name="Table188.B"/>
        <text:soft-page-break/>
        <table:table-row table:style-name="Table188.1">
          <table:table-cell table:style-name="Table188.A1" table:number-columns-spanned="2" office:value-type="string">
            <text:p text:style-name="P2">[a_numeric] 1- [a_numeric]</text:p>
            <text:p text:style-name="Text_20_body">Routing:</text:p>
            <text:p text:style-name="P1">description</text:p>
          </table:table-cell>
          <table:covered-table-cell/>
        </table:table-row>
        <table:table-row table:style-name="Table188.1">
          <table:table-cell table:style-name="Table188.A2" office:value-type="string">
            <text:p text:style-name="P15">Code</text:p>
          </table:table-cell>
          <table:table-cell table:style-name="Table188.B2" office:value-type="string">
            <text:p text:style-name="P15">Result</text:p>
          </table:table-cell>
        </table:table-row>
        <table:table-row table:style-name="Table188.1">
          <table:table-cell table:style-name="Table188.A2" office:value-type="string">
            <text:p text:style-name="Snippet"/>
          </table:table-cell>
          <table:table-cell table:style-name="Table188.B2" office:value-type="string">
            <text:p text:style-name="P2"/>
          </table:table-cell>
        </table:table-row>
      </table:table>
      <text:p text:style-name="Text_20_body"><text:change-end text:change-id="ct220278800"/><text:change text:change-id="ct220278904"/><text:change-start text:change-id="ct220279008"/></text:p>
      <table:table table:name="Table189" table:style-name="Table189">
        <table:table-column table:style-name="Table189.A"/>
        <table:table-column table:style-name="Table189.B"/>
        <table:table-row table:style-name="Table189.1">
          <table:table-cell table:style-name="Table189.A1" table:number-columns-spanned="2" office:value-type="string">
            <text:p text:style-name="P2">[a_numeric] 2* [a_numeric]</text:p>
            <text:p text:style-name="Text_20_body">Routing:</text:p>
            <text:p text:style-name="P1">description</text:p>
          </table:table-cell>
          <table:covered-table-cell/>
        </table:table-row>
        <table:table-row table:style-name="Table189.1">
          <table:table-cell table:style-name="Table189.A2" office:value-type="string">
            <text:p text:style-name="P15">Code</text:p>
          </table:table-cell>
          <table:table-cell table:style-name="Table189.B2" office:value-type="string">
            <text:p text:style-name="P15">Result</text:p>
          </table:table-cell>
        </table:table-row>
        <table:table-row table:style-name="Table189.1">
          <table:table-cell table:style-name="Table189.A2" office:value-type="string">
            <text:p text:style-name="Snippet"/>
          </table:table-cell>
          <table:table-cell table:style-name="Table189.B2" office:value-type="string">
            <text:p text:style-name="P2"/>
          </table:table-cell>
        </table:table-row>
      </table:table>
      <text:p text:style-name="Text_20_body"><text:change-end text:change-id="ct220279008"/><text:change text:change-id="ct220279112"/><text:change-start text:change-id="ct220283264"/></text:p>
      <table:table table:name="Table190" table:style-name="Table190">
        <table:table-column table:style-name="Table190.A"/>
        <table:table-column table:style-name="Table190.B"/>
        <table:table-row table:style-name="Table190.1">
          <table:table-cell table:style-name="Table190.A1" table:number-columns-spanned="2" office:value-type="string">
            <text:p text:style-name="P2">[a_numeric] 2+ [a_numeric]</text:p>
            <text:p text:style-name="Text_20_body">Routing:</text:p>
            <text:p text:style-name="P1">description</text:p>
          </table:table-cell>
          <table:covered-table-cell/>
        </table:table-row>
        <table:table-row table:style-name="Table190.1">
          <table:table-cell table:style-name="Table190.A2" office:value-type="string">
            <text:p text:style-name="P15">Code</text:p>
          </table:table-cell>
          <table:table-cell table:style-name="Table190.B2" office:value-type="string">
            <text:p text:style-name="P15">Result</text:p>
          </table:table-cell>
        </table:table-row>
        <table:table-row table:style-name="Table190.1">
          <table:table-cell table:style-name="Table190.A2" office:value-type="string">
            <text:p text:style-name="Snippet"/>
          </table:table-cell>
          <table:table-cell table:style-name="Table190.B2" office:value-type="string">
            <text:p text:style-name="P2"/>
          </table:table-cell>
        </table:table-row>
      </table:table>
      <text:p text:style-name="Text_20_body"><text:change-end text:change-id="ct220283264"/><text:change text:change-id="ct220283368"/><text:change-start text:change-id="ct220283472"/></text:p>
      <table:table table:name="Table191" table:style-name="Table191">
        <table:table-column table:style-name="Table191.A"/>
        <table:table-column table:style-name="Table191.B"/>
        <table:table-row table:style-name="Table191.1">
          <table:table-cell table:style-name="Table191.A1" table:number-columns-spanned="2" office:value-type="string">
            <text:p text:style-name="P2">[a_numeric] 2- [a_numeric]</text:p>
            <text:p text:style-name="Text_20_body">Routing:</text:p>
            <text:p text:style-name="P1">description</text:p>
          </table:table-cell>
          <table:covered-table-cell/>
        </table:table-row>
        <table:table-row table:style-name="Table191.1">
          <table:table-cell table:style-name="Table191.A2" office:value-type="string">
            <text:p text:style-name="P15">Code</text:p>
          </table:table-cell>
          <table:table-cell table:style-name="Table191.B2" office:value-type="string">
            <text:p text:style-name="P15">Result</text:p>
          </table:table-cell>
        </table:table-row>
        <table:table-row table:style-name="Table191.1">
          <table:table-cell table:style-name="Table191.A2" office:value-type="string">
            <text:p text:style-name="Snippet"/>
          </table:table-cell>
          <table:table-cell table:style-name="Table191.B2" office:value-type="string">
            <text:p text:style-name="P2"/>
          </table:table-cell>
        </table:table-row>
      </table:table>
      <text:p text:style-name="Text_20_body"><text:change-end text:change-id="ct220283472"/><text:change text:change-id="ct220283576"/><text:change-start text:change-id="ct220283680"/></text:p>
      <table:table table:name="Table192" table:style-name="Table192">
        <table:table-column table:style-name="Table192.A"/>
        <table:table-column table:style-name="Table192.B"/>
        <table:table-row table:style-name="Table192.1">
          <table:table-cell table:style-name="Table192.A1" table:number-columns-spanned="2" office:value-type="string">
            <text:p text:style-name="P2">[a_numeric] 2/ [a_numeric]</text:p>
            <text:p text:style-name="Text_20_body">Routing:</text:p>
            <text:p text:style-name="P1">description</text:p>
          </table:table-cell>
          <table:covered-table-cell/>
        </table:table-row>
        <table:table-row table:style-name="Table192.1">
          <table:table-cell table:style-name="Table192.A2" office:value-type="string">
            <text:p text:style-name="P15">Code</text:p>
          </table:table-cell>
          <table:table-cell table:style-name="Table192.B2" office:value-type="string">
            <text:p text:style-name="P15">Result</text:p>
          </table:table-cell>
        </table:table-row>
        <table:table-row table:style-name="Table192.1">
          <table:table-cell table:style-name="Table192.A2" office:value-type="string">
            <text:p text:style-name="Snippet"/>
          </table:table-cell>
          <table:table-cell table:style-name="Table192.B2" office:value-type="string">
            <text:p text:style-name="P2"/>
          </table:table-cell>
        </table:table-row>
      </table:table>
      <text:p text:style-name="Text_20_body"><text:change-end text:change-id="ct220283680"/><text:change text:change-id="ct220283784"/></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p text:style-name="P2"><text:change-start text:change-id="ct220283888"/>[a_numeric<text:change-end text:change-id="ct220283888"/> a_numeric<text:change-start text:change-id="ct220283992"/>] &lt; [a_boolean]</text:p>
            <text:p text:style-name="Text_20_body">Routing:</text:p>
            <text:p text:style-name="P1">description<text:change-end text:change-id="ct220283992"/></text:p>
          </table:table-cell>
          <table:covered-table-cell/>
        </table:table-row>
        <table:table-row table:style-name="Table193.1">
          <table:table-cell table:style-name="Table193.A2" office:value-type="string">
            <text:p text:style-name="P15"><text:change-start text:change-id="ct220284096"/>Code<text:change-end text:change-id="ct220284096"/></text:p>
          </table:table-cell>
          <table:table-cell table:style-name="Table193.B2" office:value-type="string">
            <text:p text:style-name="P15"><text:change-start text:change-id="ct220284200"/>Result<text:change-end text:change-id="ct220284200"/></text:p>
          </table:table-cell>
        </table:table-row>
        <table:table-row table:style-name="Table193.1">
          <table:table-cell table:style-name="Table193.A2" office:value-type="string">
            <text:p text:style-name="Snippet"/>
          </table:table-cell>
          <table:table-cell table:style-name="Table193.B2" office:value-type="string">
            <text:p text:style-name="P2"/>
          </table:table-cell>
        </table:table-row>
      </table:table>
      <text:p text:style-name="Text_20_body"><text:change text:change-id="ct220284304"/></text:p>
      <table:table table:name="Table194" table:style-name="Table194">
        <table:table-column table:style-name="Table194.A"/>
        <table:table-column table:style-name="Table194.B"/>
        <table:table-row table:style-name="Table194.1">
          <table:table-cell table:style-name="Table194.A1" table:number-columns-spanned="2" office:value-type="string">
            <text:p text:style-name="P2"><text:change-start text:change-id="ct220284408"/>[a_numeric<text:change-end text:change-id="ct220284408"/> a_numeric<text:change-start text:change-id="ct220284512"/>] &lt;= [a_boolean]</text:p>
            <text:p text:style-name="Text_20_body">Routing:</text:p>
            <text:p text:style-name="P1">description<text:change-end text:change-id="ct220284512"/></text:p>
          </table:table-cell>
          <table:covered-table-cell/>
        </table:table-row>
        <table:table-row table:style-name="Table194.1">
          <table:table-cell table:style-name="Table194.A2" office:value-type="string">
            <text:p text:style-name="P15"><text:change-start text:change-id="ct220284616"/>Code<text:change-end text:change-id="ct220284616"/></text:p>
          </table:table-cell>
          <table:table-cell table:style-name="Table194.B2" office:value-type="string">
            <text:p text:style-name="P15"><text:change-start text:change-id="ct220284720"/>Result<text:change-end text:change-id="ct220284720"/></text:p>
          </table:table-cell>
        </table:table-row>
        <table:table-row table:style-name="Table194.1">
          <table:table-cell table:style-name="Table194.A2" office:value-type="string">
            <text:p text:style-name="Snippet"/>
          </table:table-cell>
          <table:table-cell table:style-name="Table194.B2" office:value-type="string">
            <text:p text:style-name="P2"/>
          </table:table-cell>
        </table:table-row>
      </table:table>
      <text:p text:style-name="Text_20_body"><text:change text:change-id="ct220284824"/></text:p>
      <table:table table:name="Table195" table:style-name="Table195">
        <table:table-column table:style-name="Table195.A"/>
        <table:table-column table:style-name="Table195.B"/>
        <table:table-row table:style-name="Table195.1">
          <table:table-cell table:style-name="Table195.A1" table:number-columns-spanned="2" office:value-type="string">
            <text:p text:style-name="P2"><text:change-start text:change-id="ct220284928"/><text:span text:style-name="T12">[a_numeric</text:span><text:change-end text:change-id="ct220284928"/><text:span text:style-name="T12"> a_numeric</text:span><text:change-start text:change-id="ct220285032"/><text:span text:style-name="T12">]</text:span> &lt;=&gt; [-1, 0, or 1]</text:p>
            <text:p text:style-name="Text_20_body">Routing:</text:p>
            <text:p text:style-name="P1">description<text:change-end text:change-id="ct220285032"/></text:p>
          </table:table-cell>
          <table:covered-table-cell/>
        </table:table-row>
        <table:table-row table:style-name="Table195.1">
          <table:table-cell table:style-name="Table195.A2" office:value-type="string">
            <text:p text:style-name="P15"><text:change-start text:change-id="ct220285136"/>Code<text:change-end text:change-id="ct220285136"/></text:p>
          </table:table-cell>
          <table:table-cell table:style-name="Table195.B2" office:value-type="string">
            <text:p text:style-name="P15"><text:change-start text:change-id="ct220285240"/>Result<text:change-end text:change-id="ct220285240"/></text:p>
          </table:table-cell>
        </table:table-row>
        <table:table-row table:style-name="Table195.1">
          <table:table-cell table:style-name="Table195.A2" office:value-type="string">
            <text:p text:style-name="Snippet"/>
          </table:table-cell>
          <table:table-cell table:style-name="Table195.B2" office:value-type="string">
            <text:p text:style-name="P2"/>
          </table:table-cell>
        </table:table-row>
      </table:table>
      <text:p text:style-name="Text_20_body"><text:change text:change-id="ct220285448"/><text:change text:change-id="ct220285344"/></text:p>
      <table:table table:name="Table196" table:style-name="Table196">
        <table:table-column table:style-name="Table196.A"/>
        <table:table-column table:style-name="Table196.B"/>
        <table:table-row table:style-name="Table196.1">
          <table:table-cell table:style-name="Table196.A1" table:number-columns-spanned="2" office:value-type="string">
            <text:p text:style-name="P2"><text:change-start text:change-id="ct220285552"/>[a_numeric<text:change-end text:change-id="ct220285552"/> a_numeric<text:change-start text:change-id="ct220285656"/>] &gt; [a_boolean]</text:p>
            <text:p text:style-name="Text_20_body">Routing:</text:p>
            <text:p text:style-name="P1">description<text:change-end text:change-id="ct220285656"/></text:p>
          </table:table-cell>
          <table:covered-table-cell/>
        </table:table-row>
        <table:table-row table:style-name="Table196.1">
          <table:table-cell table:style-name="Table196.A2" office:value-type="string">
            <text:p text:style-name="P15"><text:change-start text:change-id="ct220285760"/>Code<text:change-end text:change-id="ct220285760"/></text:p>
          </table:table-cell>
          <table:table-cell table:style-name="Table196.B2" office:value-type="string">
            <text:p text:style-name="P15"><text:change-start text:change-id="ct220285864"/>Result<text:change-end text:change-id="ct220285864"/></text:p>
          </table:table-cell>
        </table:table-row>
        <table:table-row table:style-name="Table196.1">
          <table:table-cell table:style-name="Table196.A2" office:value-type="string">
            <text:p text:style-name="Snippet"/>
          </table:table-cell>
          <table:table-cell table:style-name="Table196.B2" office:value-type="string">
            <text:p text:style-name="P2"/>
          </table:table-cell>
        </table:table-row>
      </table:table>
      <text:p text:style-name="Text_20_body"><text:change text:change-id="ct220285968"/></text:p>
      <table:table table:name="Table197" table:style-name="Table197">
        <table:table-column table:style-name="Table197.A"/>
        <table:table-column table:style-name="Table197.B"/>
        <table:table-row table:style-name="Table197.1">
          <table:table-cell table:style-name="Table197.A1" table:number-columns-spanned="2" office:value-type="string">
            <text:p text:style-name="P2"><text:change-start text:change-id="ct220286072"/>[a_numeric<text:change-end text:change-id="ct220286072"/> a_numeric<text:change-start text:change-id="ct220286176"/>] &gt;= [a_boolean]</text:p>
            <text:p text:style-name="Text_20_body">Routing:</text:p>
            <text:p text:style-name="P1">description<text:change-end text:change-id="ct220286176"/></text:p>
          </table:table-cell>
          <table:covered-table-cell/>
        </table:table-row>
        <table:table-row table:style-name="Table197.1">
          <table:table-cell table:style-name="Table197.A2" office:value-type="string">
            <text:p text:style-name="P15"><text:change-start text:change-id="ct220286280"/>Code<text:change-end text:change-id="ct220286280"/></text:p>
          </table:table-cell>
          <table:table-cell table:style-name="Table197.B2" office:value-type="string">
            <text:p text:style-name="P15"><text:change-start text:change-id="ct220286384"/>Result<text:change-end text:change-id="ct220286384"/></text:p>
          </table:table-cell>
        </table:table-row>
        <table:table-row table:style-name="Table197.1">
          <table:table-cell table:style-name="Table197.A2" office:value-type="string">
            <text:p text:style-name="Snippet"/>
          </table:table-cell>
          <table:table-cell table:style-name="Table197.B2" office:value-type="string">
            <text:p text:style-name="P2"/>
          </table:table-cell>
        </table:table-row>
      </table:table>
      <text:p text:style-name="Text_20_body"><text:change text:change-id="ct220286488"/><text:change-start text:change-id="ct220286592"/></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p text:style-name="P2">[a_numeric a_numeric] mod [a_numeric]</text:p>
            <text:p text:style-name="Text_20_body">Routing:</text:p>
            <text:p text:style-name="P1">description</text:p>
          </table:table-cell>
          <table:covered-table-cell/>
        </table:table-row>
        <table:table-row table:style-name="Table198.1">
          <table:table-cell table:style-name="Table198.A2" office:value-type="string">
            <text:p text:style-name="P15">Code</text:p>
          </table:table-cell>
          <table:table-cell table:style-name="Table198.B2" office:value-type="string">
            <text:p text:style-name="P15">Result</text:p>
          </table:table-cell>
        </table:table-row>
        <table:table-row table:style-name="Table198.1">
          <table:table-cell table:style-name="Table198.A2" office:value-type="string">
            <text:p text:style-name="Snippet"/>
          </table:table-cell>
          <table:table-cell table:style-name="Table198.B2" office:value-type="string">
            <text:p text:style-name="P2"/>
          </table:table-cell>
        </table:table-row>
      </table:table>
      <text:p text:style-name="Text_20_body"><text:change-end text:change-id="ct220286592"/><text:change text:change-id="ct220286696"/><text:change-start text:change-id="ct220286800"/></text:p>
      <table:table table:name="Table199" table:style-name="Table199">
        <table:table-column table:style-name="Table199.A"/>
        <table:table-column table:style-name="Table199.B"/>
        <table:table-row table:style-name="Table199.1">
          <table:table-cell table:style-name="Table199.A1" table:number-columns-spanned="2" office:value-type="string">
            <text:p text:style-name="P2">[a_numeric] neg [a_numeric]</text:p>
            <text:p text:style-name="Text_20_body">Routing:</text:p>
            <text:p text:style-name="P1">description</text:p>
          </table:table-cell>
          <table:covered-table-cell/>
        </table:table-row>
        <table:table-row table:style-name="Table199.1">
          <table:table-cell table:style-name="Table199.A2" office:value-type="string">
            <text:p text:style-name="P15">Code</text:p>
          </table:table-cell>
          <table:table-cell table:style-name="Table199.B2" office:value-type="string">
            <text:p text:style-name="P15">Result</text:p>
          </table:table-cell>
        </table:table-row>
        <table:table-row table:style-name="Table199.1">
          <table:table-cell table:style-name="Table199.A2" office:value-type="string">
            <text:p text:style-name="Snippet"/>
          </table:table-cell>
          <table:table-cell table:style-name="Table199.B2" office:value-type="string">
            <text:p text:style-name="P2"/>
          </table:table-cell>
        </table:table-row>
      </table:table>
      <text:p text:style-name="Text_20_body"><text:change-end text:change-id="ct220286800"/></text:p>
      <text:h text:style-name="Heading_20_2" text:outline-level="2">See Also</text:h>
      <text:p text:style-name="Text_20_body"/>
      <text:p text:style-name="Text_20_body"/>
      <text:h text:style-name="Heading_20_1" text:outline-level="1"><text:alphabetical-index-mark-start text:id="IMark142691768"/>Object<text:alphabetical-index-mark-end text:id="IMark142691768"/></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2691432"/>&amp;&amp;<text:alphabetical-index-mark-end text:id="IMark14269143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
          </table:table-cell>
          <table:table-cell table:style-name="Table29.B2" office:value-type="string">
            <text:p text:style-name="P2"/>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42691432"/>)methods<text:alphabetical-index-mark-end text:id="IMark14269143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de</text:p>
          </table:table-cell>
          <table:table-cell table:style-name="Table10.B2" office:value-type="string">
            <text:p text:style-name="P15">Result</text:p>
          </table:table-cell>
        </table:table-row>
        <table:table-row table:style-name="Table10.2">
          <table:table-cell table:style-name="Table10.A2" office:value-type="string">
            <text:p text:style-name="Snippet"/>
          </table:table-cell>
          <table:table-cell table:style-name="Table10.B2" office:value-type="string">
            <text:p text:style-name="P2"/>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42691432"/>.<text:alphabetical-index-mark-end text:id="IMark1426914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42691432"/>.class<text:alphabetical-index-mark-end text:id="IMark14269143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
          </table:table-cell>
          <table:table-cell table:style-name="Table12.B2" office:value-type="string">
            <text:p text:style-name="P2"/>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42691432"/>.clone<text:alphabetical-index-mark-end text:id="IMark14269143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
          </table:table-cell>
          <table:table-cell table:style-name="Table14.B2" office:value-type="string">
            <text:p text:style-name="P2"/>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42691432"/>.copy<text:alphabetical-index-mark-end text:id="IMark14269143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
          </table:table-cell>
          <table:table-cell table:style-name="Table15.B2" office:value-type="string">
            <text:p text:style-name="P2"/>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42691432"/>.init<text:alphabetical-index-mark-end text:id="IMark14269143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text:p>
          </table:table-cell>
          <table:table-cell table:style-name="Table16.B2" office:value-type="string">
            <text:p text:style-name="P15">Result</text:p>
          </table:table-cell>
        </table:table-row>
        <table:table-row table:style-name="Table16.2">
          <table:table-cell table:style-name="Table16.A2" office:value-type="string">
            <text:p text:style-name="Snippet"/>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2691432"/>.is_class?<text:alphabetical-index-mark-end text:id="IMark1426914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
          </table:table-cell>
          <table:table-cell table:style-name="Table17.B2" office:value-type="string">
            <text:p text:style-name="P2"/>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42691432"/>.name<text:alphabetical-index-mark-end text:id="IMark14269143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42691432"/>.strlen<text:alphabetical-index-mark-end text:id="IMark1426914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42691432"/>.to_f<text:alphabetical-index-mark-end text:id="IMark14269143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42691432"/>.to_f!<text:alphabetical-index-mark-end text:id="IMark14269143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42691432"/>.to_i<text:alphabetical-index-mark-end text:id="IMark142691432"/>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42691432"/>.to_i!<text:alphabetical-index-mark-end text:id="IMark142691432"/> [an_integer]</text:h>
            <text:p text:style-name="P1"><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42691432"/>.to_n<text:alphabetical-index-mark-end text:id="IMark14269143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5">Code</text:p>
          </table:table-cell>
          <table:table-cell table:style-name="Table36.B2" office:value-type="string">
            <text:p text:style-name="P15">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42691432"/>.to_n!<text:alphabetical-index-mark-end text:id="IMark14269143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42691432"/>.to_r<text:alphabetical-index-mark-end text:id="IMark14269143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table-cell table:style-name="Table38.A2" office:value-type="string">
            <text:p text:style-name="P15">Code</text:p>
          </table:table-cell>
          <table:table-cell table:style-name="Table38.B2" office:value-type="string">
            <text:p text:style-name="P15">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42691432"/>.to_r!<text:alphabetical-index-mark-end text:id="IMark14269143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42691432"/>.to_s<text:alphabetical-index-mark-end text:id="IMark142691432"/>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42691432"/>.to_x<text:alphabetical-index-mark-end text:id="IMark14269143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table-cell table:style-name="Table41.A2" office:value-type="string">
            <text:p text:style-name="P15">Code</text:p>
          </table:table-cell>
          <table:table-cell table:style-name="Table41.B2" office:value-type="string">
            <text:p text:style-name="P15">Result</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5.2 .to_x</text:p>
          </table:table-cell>
          <table:table-cell table:style-name="Table41.B2" office:value-type="string">
            <text:p text:style-name="P2">5.2+0i</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1+2i .to_x</text:p>
          </table:table-cell>
          <table:table-cell table:style-name="Table41.B2" office:value-type="string">
            <text:p text:style-name="P2">1+2i</text:p>
          </table:table-cell>
        </table:table-row>
        <table:table-row>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42691432"/>.to_x!<text:alphabetical-index-mark-end text:id="IMark14269143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42691432"/>&lt;&gt;<text:alphabetical-index-mark-end text:id="IMark14269143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
          </table:table-cell>
          <table:table-cell table:style-name="Table23.B2" office:value-type="string">
            <text:p text:style-name="P2"/>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42691432"/>=<text:alphabetical-index-mark-end text:id="IMark14269143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
          </table:table-cell>
          <table:table-cell table:style-name="Table43.B2" office:value-type="string">
            <text:p text:style-name="P2"/>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2691432"/>^^<text:alphabetical-index-mark-end text:id="IMark14269143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
          </table:table-cell>
          <table:table-cell table:style-name="Table44.B2" office:value-type="string">
            <text:p text:style-name="P2"/>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42691432"/>distinct?<text:alphabetical-index-mark-end text:id="IMark14269143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42691432"/>identical?<text:alphabetical-index-mark-end text:id="IMark14269143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42691432"/>max<text:alphabetical-index-mark-end text:id="IMark14269143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2691432"/>min<text:alphabetical-index-mark-end text:id="IMark1426914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42691432"/>nil&lt;&gt;<text:alphabetical-index-mark-end text:id="IMark14269143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
          </table:table-cell>
          <table:table-cell table:style-name="Table45.B2" office:value-type="string">
            <text:p text:style-name="P2"/>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42691432"/>nil=<text:alphabetical-index-mark-end text:id="IMark1426914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
          </table:table-cell>
          <table:table-cell table:style-name="Table50.B2" office:value-type="string">
            <text:p text:style-name="P2"/>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2691432"/>not<text:alphabetical-index-mark-end text:id="IMark1426914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
          </table:table-cell>
          <table:table-cell table:style-name="Table51.B2" office:value-type="string">
            <text:p text:style-name="P2"/>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42691432"/>||<text:alphabetical-index-mark-end text:id="IMark142691432"/>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
          </table:table-cell>
          <table:table-cell table:style-name="Table52.B2" office:value-type="string">
            <text:p text:style-name="P2"/>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2691768"/>OutStream<text:alphabetical-index-mark-end text:id="IMark14269176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42691768"/>Procedure<text:alphabetical-index-mark-end text:id="IMark142691768"/></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42691768"/>Queue<text:alphabetical-index-mark-end text:id="IMark142691768"/></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2691768"/>Rational<text:alphabetical-index-mark-end text:id="IMark14269176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2688696"/>.split<text:alphabetical-index-mark-end text:id="IMark14268869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2688888"/>Stack<text:alphabetical-index-mark-end text:id="IMark14268888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2688888"/>String<text:alphabetical-index-mark-end text:id="IMark14268888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80178196"/>Thread<text:alphabetical-index-mark-end text:id="IMark8017819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80178196"/><text:alphabetical-index-mark-start text:id="IMark142688888"/><text:alphabetical-index-mark-start text:id="IMark142688552"/>TrueClass<text:alphabetical-index-mark-end text:id="IMark142688552"/><text:alphabetical-index-mark-end text:id="IMark142688888"/><text:alphabetical-index-mark-end text:id="IMark80178196"/></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80178196"/>VirtualMachine<text:alphabetical-index-mark-end text:id="IMark80178196"/></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42691144"/>.:<text:alphabetical-index-mark-end text:id="IMark142691144"/>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42691144"/>super<text:alphabetical-index-mark-end text:id="IMark142691144"/>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42691144"/>val:<text:alphabetical-index-mark-end text:id="IMark142691144"/>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2691144"/>var:<text:alphabetical-index-mark-end text:id="IMark142691144"/>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2691144"/>val@:<text:alphabetical-index-mark-end text:id="IMark142691144"/>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42691144"/>var@:<text:alphabetical-index-mark-end text:id="IMark142691144"/>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42691144"/>;<text:alphabetical-index-mark-end text:id="IMark142691144"/>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42691144"/>.::<text:alphabetical-index-mark-end text:id="IMark142691144"/>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42691144"/>inst:<text:alphabetical-index-mark-end text:id="IMark142691144"/>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42691144"/>local:<text:alphabetical-index-mark-end text:id="IMark142691144"/>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42691144"/>super<text:alphabetical-index-mark-end text:id="IMark142691144"/>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42691144"/>;<text:alphabetical-index-mark-end text:id="IMark14269114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80178196"/>Commands<text:alphabetical-index-mark-end text:id="IMark8017819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80178196"/>)entries<text:alphabetical-index-mark-end text:id="IMark80178196"/>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3" text:note-class="footnote"><text:note-citation>7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6">2</text:p>
          <text:p text:style-name="P65">2*<text:tab/>88</text:p>
          <text:p text:style-name="P65">2/<text:tab/>88</text:p>
          <text:p text:style-name="P66">A</text:p>
          <text:p text:style-name="P65">again<text:tab/>25</text:p>
          <text:p text:style-name="P65">and<text:tab/>89</text:p>
          <text:p text:style-name="P65">Archive<text:tab/>12</text:p>
          <text:p text:style-name="P65">Array<text:tab/>60</text:p>
          <text:p text:style-name="P66">B</text:p>
          <text:p text:style-name="P65">begin<text:tab/>25</text:p>
          <text:p text:style-name="P65">Boolean<text:tab/>58</text:p>
          <text:p text:style-name="P65">bounce<text:tab/>36, 38</text:p>
          <text:p text:style-name="P66">C</text:p>
          <text:p text:style-name="P65">catch<text:tab/>35, 38</text:p>
          <text:p text:style-name="P65">Class<text:tab/>71</text:p>
          <text:p text:style-name="P65">Classes<text:tab/>47</text:p>
          <text:p text:style-name="P65">clone<text:tab/>30</text:p>
          <text:p text:style-name="P65">com<text:tab/>89</text:p>
          <text:p text:style-name="P65">Commands<text:tab/>72, 139</text:p>
          <text:p text:style-name="P65">Complex<text:tab/>74</text:p>
          <text:p text:style-name="P65">copy<text:tab/>30</text:p>
          <text:p text:style-name="P66">D</text:p>
          <text:p text:style-name="P65">Declarations<text:tab/>26</text:p>
          <text:p text:style-name="P65">Demo.rb<text:tab/>11</text:p>
          <text:p text:style-name="P65">distinct?<text:tab/>120</text:p>
          <text:p text:style-name="P65">do<text:tab/>23</text:p>
          <text:p text:style-name="P65">do_map_name<text:tab/>54</text:p>
          <text:p text:style-name="P65">dpr<text:tab/>93</text:p>
          <text:p text:style-name="P65">drop<text:tab/>19</text:p>
          <text:p text:style-name="P65">Duck Typing<text:tab/>26</text:p>
          <text:p text:style-name="P65">dup<text:tab/>19, 30</text:p>
          <text:p text:style-name="P66">E</text:p>
          <text:p text:style-name="P65">e<text:tab/>93</text:p>
          <text:p text:style-name="P65">else<text:tab/>21</text:p>
          <text:p text:style-name="P66">F</text:p>
          <text:p text:style-name="P65">FalseClass<text:tab/>58, 77</text:p>
          <text:p text:style-name="P65">finally<text:tab/>37p.</text:p>
          <text:p text:style-name="P65">Float<text:tab/>79</text:p>
          <text:p text:style-name="P66">H</text:p>
          <text:p text:style-name="P65">Hash<text:tab/>80</text:p>
          <text:p text:style-name="P66">I</text:p>
          <text:p text:style-name="P65">i<text:tab/>23</text:p>
          <text:p text:style-name="P65">identical?<text:tab/>120</text:p>
          <text:p text:style-name="P65">if<text:tab/>21</text:p>
          <text:p text:style-name="P65">Inheritance<text:tab/>48</text:p>
          <text:p text:style-name="P65">inst:<text:tab/>137</text:p>
          <text:p text:style-name="P65">InStream<text:tab/>83</text:p>
          <text:p text:style-name="P65">Integer<text:tab/>86</text:p>
          <text:p text:style-name="P66">J</text:p>
          <text:p text:style-name="P65">j<text:tab/>23</text:p>
          <text:p text:style-name="P66">K</text:p>
          <text:p text:style-name="P65">Known Issues<text:tab/>11</text:p>
          <text:p text:style-name="P66">L</text:p>
          <text:p text:style-name="P65">Late Binding<text:tab/>48</text:p>
          <text:p text:style-name="P65">local:<text:tab/>137</text:p>
          <text:p text:style-name="P65">loop<text:tab/>23</text:p>
          <text:p text:style-name="P66">M</text:p>
          <text:p text:style-name="P65">max<text:tab/>121</text:p>
          <text:p text:style-name="P65">Method Mapping<text:tab/>49</text:p>
          <text:p text:style-name="P65">Methods<text:tab/>48</text:p>
          <text:p text:style-name="P65">min<text:tab/>121</text:p>
          <text:p text:style-name="P65">Mutation<text:tab/>28</text:p>
          <text:p text:style-name="P66">N</text:p>
          <text:p text:style-name="P65">nil&lt;&gt;<text:tab/>121</text:p>
          <text:p text:style-name="P65">nil=<text:tab/>122</text:p>
          <text:p text:style-name="P65">NilClass<text:tab/>58, 91</text:p>
          <text:p text:style-name="P65">nip<text:tab/>19</text:p>
          <text:p text:style-name="P65">not<text:tab/>122</text:p>
          <text:p text:style-name="P65">Numeric<text:tab/>59, 93</text:p>
          <text:p text:style-name="P66">O</text:p>
          <text:p text:style-name="P65">Object<text:tab/>58, 113</text:p>
          <text:p text:style-name="P65">or<text:tab/>90</text:p>
          <text:p text:style-name="P65">OutStream<text:tab/>123</text:p>
          <text:p text:style-name="P65">over<text:tab/>19</text:p>
          <text:p text:style-name="P66">P</text:p>
          <text:p text:style-name="P65">pi<text:tab/>94</text:p>
          <text:p text:style-name="P65">pick<text:tab/>19</text:p>
          <text:p text:style-name="P65">Polymorphism<text:tab/>48</text:p>
          <text:p text:style-name="P65">Procedure<text:tab/>125</text:p>
          <text:p text:style-name="P65">Prototypes<text:tab/>48</text:p>
          <text:p text:style-name="P66">Q</text:p>
          <text:p text:style-name="P65">Queue<text:tab/>126</text:p>
          <text:p text:style-name="P66">R</text:p>
          <text:p text:style-name="P65">Rake<text:tab/>11</text:p>
          <text:p text:style-name="P65">Rational<text:tab/>127</text:p>
          <text:p text:style-name="P65">Referencing<text:tab/>27</text:p>
          <text:p text:style-name="P65">repeat<text:tab/>25</text:p>
          <text:p text:style-name="P65">Routing<text:tab/>51</text:p>
          <text:p text:style-name="P66">S</text:p>
          <text:p text:style-name="P65">Scoping<text:tab/>26</text:p>
          <text:p text:style-name="P65">self<text:tab/>56</text:p>
          <text:p text:style-name="P65">Stack<text:tab/>129</text:p>
          <text:p text:style-name="P65">String<text:tab/>130</text:p>
          <text:p text:style-name="P65">super<text:tab/>135, 137</text:p>
          <text:p text:style-name="P65">swap<text:tab/>20</text:p>
          <text:p text:style-name="P65">switch<text:tab/>21</text:p>
          <text:p text:style-name="P65">SymbolMap<text:tab/>49</text:p>
          <text:p text:style-name="P66">T</text:p>
          <text:p text:style-name="P65">Testing<text:tab/>11</text:p>
          <text:p text:style-name="P65">Thanks<text:tab/>8</text:p>
          <text:p text:style-name="P65">then<text:tab/>21</text:p>
          <text:p text:style-name="P65">Thread<text:tab/>132</text:p>
          <text:p text:style-name="P65">throw"<text:tab/>39</text:p>
          <text:p text:style-name="P65">TrueClass<text:tab/>58, 133</text:p>
          <text:p text:style-name="P65">try<text:tab/>35, 38</text:p>
          <text:p text:style-name="P65">tuck<text:tab/>20</text:p>
          <text:p text:style-name="P65">Typing<text:tab/>26</text:p>
          <text:p text:style-name="P66">U</text:p>
          <text:p text:style-name="P65">until<text:tab/>25</text:p>
          <text:p text:style-name="P66">V</text:p>
          <text:p text:style-name="P65">val:<text:tab/>26, 135</text:p>
          <text:p text:style-name="P65">val@:<text:tab/>27, 136</text:p>
          <text:p text:style-name="P65">val#:<text:tab/>27</text:p>
          <text:p text:style-name="P65">val$:<text:tab/>27</text:p>
          <text:p text:style-name="P65">var:<text:tab/>26, 136</text:p>
          <text:p text:style-name="P65">var@:<text:tab/>27, 136</text:p>
          <text:p text:style-name="P65">var#:<text:tab/>27</text:p>
          <text:p text:style-name="P65">var$:<text:tab/>27</text:p>
          <text:p text:style-name="P65">VirtualMachine<text:tab/>134</text:p>
          <text:p text:style-name="P66">X</text:p>
          <text:p text:style-name="P65">x<text:tab/>61</text:p>
          <text:p text:style-name="P65">xor<text:tab/>90</text:p>
          <text:p text:style-name="P66">^</text:p>
          <text:p text:style-name="P65">^^<text:tab/>78, 91, 120</text:p>
          <text:p text:style-name="P66">-</text:p>
          <text:p text:style-name="P65">-<text:tab/>95</text:p>
          <text:p text:style-name="P65">-&gt;<text:tab/>80</text:p>
          <text:p text:style-name="P65">-i<text:tab/>23</text:p>
          <text:p text:style-name="P65">-j<text:tab/>23</text:p>
          <text:p text:style-name="P66">;</text:p>
          <text:p text:style-name="P65">;<text:tab/>136p.</text:p>
          <text:p text:style-name="P66">:</text:p>
          <text:p text:style-name="P65">:<text:tab/>53</text:p>
          <text:p text:style-name="P66">!</text:p>
          <text:p text:style-name="P65">!<text:tab/>63</text:p>
          <text:p text:style-name="P66">?</text:p>
          <text:p text:style-name="P65">?"<text:tab/>36, 38</text:p>
          <text:p text:style-name="P66">.</text:p>
          <text:p text:style-name="P65">.<text:tab/>113</text:p>
          <text:p text:style-name="P65">.-left<text:tab/>64</text:p>
          <text:p text:style-name="P65">.-mid<text:tab/>65</text:p>
          <text:p text:style-name="P65">.-midlr<text:tab/>65</text:p>
          <text:p text:style-name="P65">.-right<text:tab/>65</text:p>
          <text:p text:style-name="P65">.:<text:tab/>53, 135</text:p>
          <text:p text:style-name="P65">.::<text:tab/>53, 136</text:p>
          <text:p text:style-name="P65">.[]!<text:tab/>65, 81</text:p>
          <text:p text:style-name="P65">.[]@<text:tab/>66, 81</text:p>
          <text:p text:style-name="P65">.+left<text:tab/>63</text:p>
          <text:p text:style-name="P65">.+mid<text:tab/>64</text:p>
          <text:p text:style-name="P65">.+midlr<text:tab/>64</text:p>
          <text:p text:style-name="P65">.+right<text:tab/>64</text:p>
          <text:p text:style-name="P65">.1/x<text:tab/>95</text:p>
          <text:p text:style-name="P65">.10**<text:tab/>96</text:p>
          <text:p text:style-name="P65">.2**<text:tab/>96</text:p>
          <text:p text:style-name="P65">.abs<text:tab/>96</text:p>
          <text:p text:style-name="P65">.acos<text:tab/>97</text:p>
          <text:p text:style-name="P65">.acosh<text:tab/>97</text:p>
          <text:p text:style-name="P65">.angle<text:tab/>97</text:p>
          <text:p text:style-name="P65">.asin<text:tab/>98</text:p>
          <text:p text:style-name="P65"><text:soft-page-break/>.asinh<text:tab/>98</text:p>
          <text:p text:style-name="P65">.atan<text:tab/>98</text:p>
          <text:p text:style-name="P65">.atan2<text:tab/>99</text:p>
          <text:p text:style-name="P65">.atanh<text:tab/>99</text:p>
          <text:p text:style-name="P65">.c2p<text:tab/>99</text:p>
          <text:p text:style-name="P65">.cbrt<text:tab/>75, 100</text:p>
          <text:p text:style-name="P65">.ceil<text:tab/>100</text:p>
          <text:p text:style-name="P65">.class<text:tab/>114</text:p>
          <text:p text:style-name="P65">.clone<text:tab/>30, 114</text:p>
          <text:p text:style-name="P65">.clone_exclude<text:tab/>32</text:p>
          <text:p text:style-name="P65">.close<text:tab/>84</text:p>
          <text:p text:style-name="P65">.conjugate<text:tab/>100</text:p>
          <text:p text:style-name="P65">.copy<text:tab/>30, 114</text:p>
          <text:p text:style-name="P65">.cos<text:tab/>100</text:p>
          <text:p text:style-name="P65">.cosh<text:tab/>101</text:p>
          <text:p text:style-name="P65">.cube<text:tab/>101</text:p>
          <text:p text:style-name="P65">.d2r<text:tab/>101</text:p>
          <text:p text:style-name="P65">.denominator<text:tab/>101</text:p>
          <text:p text:style-name="P65">.e**<text:tab/>75, 102</text:p>
          <text:p text:style-name="P65">.emit<text:tab/>102</text:p>
          <text:p text:style-name="P65">.even?<text:tab/>87</text:p>
          <text:p text:style-name="P65">.floor<text:tab/>102</text:p>
          <text:p text:style-name="P65">.gcd<text:tab/>87</text:p>
          <text:p text:style-name="P65">.get_all<text:tab/>83</text:p>
          <text:p text:style-name="P65">.getc<text:tab/>84</text:p>
          <text:p text:style-name="P65">.gets<text:tab/>85</text:p>
          <text:p text:style-name="P65">.hypot<text:tab/>102</text:p>
          <text:p text:style-name="P65">.imaginary<text:tab/>103</text:p>
          <text:p text:style-name="P65">.init<text:tab/>27, 115</text:p>
          <text:p text:style-name="P65">.is_class?<text:tab/>71, 115</text:p>
          <text:p text:style-name="P65">.keys<text:tab/>81</text:p>
          <text:p text:style-name="P65">.lcm<text:tab/>87</text:p>
          <text:p text:style-name="P65">.left<text:tab/>66</text:p>
          <text:p text:style-name="P65">.length<text:tab/>66</text:p>
          <text:p text:style-name="P65">.ln<text:tab/>103</text:p>
          <text:p text:style-name="P65">.log10<text:tab/>103</text:p>
          <text:p text:style-name="P65">.log2<text:tab/>104</text:p>
          <text:p text:style-name="P65">.magnitude<text:tab/>104</text:p>
          <text:p text:style-name="P65">.max<text:tab/>67</text:p>
          <text:p text:style-name="P65">.mid<text:tab/>67</text:p>
          <text:p text:style-name="P65">.midlr<text:tab/>67</text:p>
          <text:p text:style-name="P65">.min<text:tab/>68</text:p>
          <text:p text:style-name="P65">.name<text:tab/>115</text:p>
          <text:p text:style-name="P65">.new<text:tab/>61, 71</text:p>
          <text:p text:style-name="P65">.new_size<text:tab/>62</text:p>
          <text:p text:style-name="P65">.new_value<text:tab/>62</text:p>
          <text:p text:style-name="P65">.new_values<text:tab/>62</text:p>
          <text:p text:style-name="P65">.new{<text:tab/>61</text:p>
          <text:p text:style-name="P65">.numerator<text:tab/>104</text:p>
          <text:p text:style-name="P65">.odd?<text:tab/>87</text:p>
          <text:p text:style-name="P65">.open<text:tab/>83</text:p>
          <text:p text:style-name="P65">.open{<text:tab/>84</text:p>
          <text:p text:style-name="P65">.p2c<text:tab/>105</text:p>
          <text:p text:style-name="P65">.parent_class<text:tab/>72</text:p>
          <text:p text:style-name="P65">.polar<text:tab/>105</text:p>
          <text:p text:style-name="P65">.pp<text:tab/>68, 81</text:p>
          <text:p text:style-name="P65">.r2d<text:tab/>105</text:p>
          <text:p text:style-name="P65">.real<text:tab/>105</text:p>
          <text:p text:style-name="P65">.reverse<text:tab/>68</text:p>
          <text:p text:style-name="P65">.right<text:tab/>68</text:p>
          <text:p text:style-name="P65">.round<text:tab/>106</text:p>
          <text:p text:style-name="P65">.shuffle<text:tab/>69</text:p>
          <text:p text:style-name="P65">.sin<text:tab/>106</text:p>
          <text:p text:style-name="P65">.sinh<text:tab/>106</text:p>
          <text:p text:style-name="P65">.sleep<text:tab/>107</text:p>
          <text:p text:style-name="P65">.sort<text:tab/>69</text:p>
          <text:p text:style-name="P65">.split<text:tab/>75, 127</text:p>
          <text:p text:style-name="P65">.sqr<text:tab/>107</text:p>
          <text:p text:style-name="P65">.sqrt<text:tab/>75, 107</text:p>
          <text:p text:style-name="P65">.strlen<text:tab/>115</text:p>
          <text:p text:style-name="P65">.strmax<text:tab/>69</text:p>
          <text:p text:style-name="P65">.strmax2<text:tab/>82</text:p>
          <text:p text:style-name="P65">.subclass:<text:tab/>72</text:p>
          <text:p text:style-name="P65">.tan<text:tab/>107</text:p>
          <text:p text:style-name="P65">.tanh<text:tab/>108</text:p>
          <text:p text:style-name="P65">.throw<text:tab/>39</text:p>
          <text:p text:style-name="P65">.to_f<text:tab/>116</text:p>
          <text:p text:style-name="P65">.to_f!<text:tab/>116</text:p>
          <text:p text:style-name="P65">.to_i<text:tab/>116</text:p>
          <text:p text:style-name="P65">.to_i!<text:tab/>116</text:p>
          <text:p text:style-name="P65">.to_n<text:tab/>117</text:p>
          <text:p text:style-name="P65">.to_n!<text:tab/>117</text:p>
          <text:p text:style-name="P65">.to_r<text:tab/>118</text:p>
          <text:p text:style-name="P65">.to_r!<text:tab/>118</text:p>
          <text:p text:style-name="P65">.to_s<text:tab/>72, 118</text:p>
          <text:p text:style-name="P65">.to_x<text:tab/>119</text:p>
          <text:p text:style-name="P65">.to_x!<text:tab/>119</text:p>
          <text:p text:style-name="P65">.values<text:tab/>82</text:p>
          <text:p text:style-name="P65">.with{<text:tab/>57</text:p>
          <text:p text:style-name="P66">)</text:p>
          <text:p text:style-name="P65">)entries<text:tab/>141</text:p>
          <text:p text:style-name="P65">)methods<text:tab/>73, 113</text:p>
          <text:p text:style-name="P65">)stubs<text:tab/>73</text:p>
          <text:p text:style-name="P66">{</text:p>
          <text:p text:style-name="P65">{<text:tab/>80</text:p>
          <text:p text:style-name="P66">}</text:p>
          <text:p text:style-name="P65">}<text:tab/>61, 80</text:p>
          <text:p text:style-name="P66">@</text:p>
          <text:p text:style-name="P65">@<text:tab/>70</text:p>
          <text:p text:style-name="P66">*</text:p>
          <text:p text:style-name="P65">*<text:tab/>94</text:p>
          <text:p text:style-name="P65">**<text:tab/>94</text:p>
          <text:p text:style-name="P66">&amp;</text:p>
          <text:p text:style-name="P65">&amp;&amp;<text:tab/>77, 91, 113</text:p>
          <text:p text:style-name="P66">+</text:p>
          <text:p text:style-name="P65">+<text:tab/>63, 95</text:p>
          <text:p text:style-name="P65">+loop<text:tab/>23</text:p>
          <text:p text:style-name="P66">&lt;</text:p>
          <text:p text:style-name="P65">&lt;&lt;<text:tab/>70, 88</text:p>
          <text:p text:style-name="P65">&lt;&gt;<text:tab/>119</text:p>
          <text:p text:style-name="P66">=</text:p>
          <text:p text:style-name="P65">=<text:tab/>120</text:p>
          <text:p text:style-name="P66">&gt;</text:p>
          <text:p text:style-name="P65">&gt;&gt;<text:tab/>89</text:p>
          <text:p text:style-name="P66">|</text:p>
          <text:p text:style-name="P65">||<text:tab/>78, 92, 122</text:p>
          <text:p text:style-name="P66">~</text:p>
          <text:p text:style-name="P65">~getc<text:tab/>85</text:p>
          <text:p text:style-name="P65">~gets<text:tab/>85</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0286904"/></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7</text:page-number> of <text:page-count>14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14H46M52S</meta:editing-duration>
    <meta:editing-cycles>2086</meta:editing-cycles>
    <meta:generator>OpenOffice/4.1.1$Win32 OpenOffice.org_project/411m6$Build-9775</meta:generator>
    <dc:date>2015-04-26T23:07:56.23</dc:date>
    <dc:creator>Peter Camilleri</dc:creator>
    <meta:printed-by>Peter Camilleri</meta:printed-by>
    <meta:print-date>2015-02-10T10:49:15.76</meta:print-date>
    <meta:document-statistic meta:table-count="202" meta:image-count="0" meta:object-count="0" meta:page-count="146" meta:paragraph-count="4724" meta:word-count="26633" meta:character-count="153925"/>
    <meta:template xlink:type="simple" xlink:actuate="onRequest" xlink:title="MyDefault" xlink:href="../../../../OpenOffice.org/3/user/template/MyDefault.ott" meta:date="2014-06-26T22:09:00.24"/>
  </office:meta>
</office:document-meta>
</file>